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1.74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84.25pt"/>
    </style:style>
    <style:style style:name="co9" style:family="table-column">
      <style:table-column-properties fo:break-before="auto" style:column-width="59.81pt"/>
    </style:style>
    <style:style style:name="co10" style:family="table-column">
      <style:table-column-properties fo:break-before="auto" style:column-width="82.94pt"/>
    </style:style>
    <style:style style:name="co11" style:family="table-column">
      <style:table-column-properties fo:break-before="auto" style:column-width="71.4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66.61pt"/>
    </style:style>
    <style:style style:name="co14" style:family="table-column">
      <style:table-column-properties fo:break-before="auto" style:column-width="201.34pt"/>
    </style:style>
    <style:style style:name="co15" style:family="table-column">
      <style:table-column-properties fo:break-before="auto" style:column-width="41.9pt"/>
    </style:style>
    <style:style style:name="co16" style:family="table-column">
      <style:table-column-properties fo:break-before="auto" style:column-width="43.46pt"/>
    </style:style>
    <style:style style:name="co17" style:family="table-column">
      <style:table-column-properties fo:break-before="auto" style:column-width="52.75pt"/>
    </style:style>
    <style:style style:name="co18" style:family="table-column">
      <style:table-column-properties fo:break-before="auto" style:column-width="19.5pt"/>
    </style:style>
    <style:style style:name="co19" style:family="table-column">
      <style:table-column-properties fo:break-before="auto" style:column-width="18.74pt"/>
    </style:style>
    <style:style style:name="co20" style:family="table-column">
      <style:table-column-properties fo:break-before="auto" style:column-width="40.51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5.2.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2" table:number-columns-repeated="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" table:number-columns-repeated="5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number-columns-repeated="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1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3" table:number-columns-repeated="10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row table:style-name="ro1">
          <table:table-cell/>
          <table:table-cell office:value-type="string" calcext:value-type="string">
            <text:p>lambda</text:p>
          </table:table-cell>
          <table:table-cell office:value-type="string" calcext:value-type="string">
            <text:p>z_0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Y_0</text:p>
          </table:table-cell>
          <table:table-cell office:value-type="string" calcext:value-type="string">
            <text:p>e_0</text:p>
          </table:table-cell>
          <table:table-cell office:value-type="string" calcext:value-type="string">
            <text:p>f1_0</text:p>
          </table:table-cell>
          <table:table-cell office:value-type="string" calcext:value-type="string">
            <text:p>f2_0</text:p>
          </table:table-cell>
          <table:table-cell office:value-type="string" calcext:value-type="string">
            <text:p>f3_0</text:p>
          </table:table-cell>
          <table:table-cell office:value-type="string" calcext:value-type="string">
            <text:p>phi1(1)_0</text:p>
          </table:table-cell>
          <table:table-cell office:value-type="string" calcext:value-type="string">
            <text:p>phi1(2)_0</text:p>
          </table:table-cell>
          <table:table-cell office:value-type="string" calcext:value-type="string">
            <text:p>phi1(3)_0</text:p>
          </table:table-cell>
          <table:table-cell office:value-type="string" calcext:value-type="string">
            <text:p>phi1(4)_0</text:p>
          </table:table-cell>
          <table:table-cell office:value-type="string" calcext:value-type="string">
            <text:p>phi1(5)_0</text:p>
          </table:table-cell>
          <table:table-cell office:value-type="string" calcext:value-type="string">
            <text:p>phi2(1)_0</text:p>
          </table:table-cell>
          <table:table-cell office:value-type="string" calcext:value-type="string">
            <text:p>phi2(2)_0</text:p>
          </table:table-cell>
          <table:table-cell office:value-type="string" calcext:value-type="string">
            <text:p>phi2(3)_0</text:p>
          </table:table-cell>
          <table:table-cell office:value-type="string" calcext:value-type="string">
            <text:p>phi2(4)_0</text:p>
          </table:table-cell>
          <table:table-cell office:value-type="string" calcext:value-type="string">
            <text:p>phi2(5)_0</text:p>
          </table:table-cell>
          <table:table-cell office:value-type="string" calcext:value-type="string">
            <text:p>phi3(1)_0</text:p>
          </table:table-cell>
          <table:table-cell office:value-type="string" calcext:value-type="string">
            <text:p>phi3(2)_0</text:p>
          </table:table-cell>
          <table:table-cell office:value-type="string" calcext:value-type="string">
            <text:p>phi3(3)_0</text:p>
          </table:table-cell>
          <table:table-cell office:value-type="string" calcext:value-type="string">
            <text:p>phi3(4)_0</text:p>
          </table:table-cell>
          <table:table-cell office:value-type="string" calcext:value-type="string">
            <text:p>phi3(5)_0</text:p>
          </table:table-cell>
          <table:table-cell office:value-type="string" calcext:value-type="string">
            <text:p>z_1</text:p>
          </table:table-cell>
          <table:table-cell office:value-type="string" calcext:value-type="string">
            <text:p>X_1</text:p>
          </table:table-cell>
          <table:table-cell office:value-type="string" calcext:value-type="string">
            <text:p>Y_1</text:p>
          </table:table-cell>
          <table:table-cell office:value-type="string" calcext:value-type="string">
            <text:p>e_1</text:p>
          </table:table-cell>
          <table:table-cell office:value-type="string" calcext:value-type="string">
            <text:p>f2_1</text:p>
          </table:table-cell>
          <table:table-cell office:value-type="string" calcext:value-type="string">
            <text:p>f3_1</text:p>
          </table:table-cell>
          <table:table-cell office:value-type="string" calcext:value-type="string">
            <text:p>phi2(1)_1</text:p>
          </table:table-cell>
          <table:table-cell office:value-type="string" calcext:value-type="string">
            <text:p>phi2(2)_1</text:p>
          </table:table-cell>
          <table:table-cell office:value-type="string" calcext:value-type="string">
            <text:p>phi2(3)_1</text:p>
          </table:table-cell>
          <table:table-cell office:value-type="string" calcext:value-type="string">
            <text:p>phi2(4)_1</text:p>
          </table:table-cell>
          <table:table-cell office:value-type="string" calcext:value-type="string">
            <text:p>phi2(5)_1</text:p>
          </table:table-cell>
          <table:table-cell office:value-type="string" calcext:value-type="string">
            <text:p>phi3(1)_1</text:p>
          </table:table-cell>
          <table:table-cell office:value-type="string" calcext:value-type="string">
            <text:p>phi3(2)_1</text:p>
          </table:table-cell>
          <table:table-cell office:value-type="string" calcext:value-type="string">
            <text:p>phi3(3)_1</text:p>
          </table:table-cell>
          <table:table-cell office:value-type="string" calcext:value-type="string">
            <text:p>phi3(4)_1</text:p>
          </table:table-cell>
          <table:table-cell office:value-type="string" calcext:value-type="string">
            <text:p>phi3(5)_1</text:p>
          </table:table-cell>
          <table:table-cell office:value-type="string" calcext:value-type="string">
            <text:p>z_2</text:p>
          </table:table-cell>
          <table:table-cell office:value-type="string" calcext:value-type="string">
            <text:p>X_2</text:p>
          </table:table-cell>
          <table:table-cell office:value-type="string" calcext:value-type="string">
            <text:p>Y_2</text:p>
          </table:table-cell>
          <table:table-cell office:value-type="string" calcext:value-type="string">
            <text:p>e_2</text:p>
          </table:table-cell>
          <table:table-cell office:value-type="string" calcext:value-type="string">
            <text:p>f3_2</text:p>
          </table:table-cell>
          <table:table-cell office:value-type="string" calcext:value-type="string">
            <text:p>phi3(1)_2</text:p>
          </table:table-cell>
          <table:table-cell office:value-type="string" calcext:value-type="string">
            <text:p>phi3(2)_2</text:p>
          </table:table-cell>
          <table:table-cell office:value-type="string" calcext:value-type="string">
            <text:p>phi3(3)_2</text:p>
          </table:table-cell>
          <table:table-cell office:value-type="string" calcext:value-type="string">
            <text:p>phi3(4)_2</text:p>
          </table:table-cell>
          <table:table-cell office:value-type="string" calcext:value-type="string">
            <text:p>phi3(5)_2</text:p>
          </table:table-cell>
          <table:table-cell office:value-type="string" calcext:value-type="string">
            <text:p>z_3</text:p>
          </table:table-cell>
          <table:table-cell office:value-type="string" calcext:value-type="string">
            <text:p>X_3</text:p>
          </table:table-cell>
          <table:table-cell office:value-type="string" calcext:value-type="string">
            <text:p>Y_3</text:p>
          </table:table-cell>
          <table:table-cell office:value-type="string" calcext:value-type="string">
            <text:p>e_3</text:p>
          </table:table-cell>
          <table:table-cell office:value-type="string" calcext:value-type="string">
            <text:p>err_z_0</text:p>
          </table:table-cell>
          <table:table-cell office:value-type="string" calcext:value-type="string">
            <text:p>err_X_0</text:p>
          </table:table-cell>
          <table:table-cell office:value-type="string" calcext:value-type="string">
            <text:p>err_Y_0</text:p>
          </table:table-cell>
          <table:table-cell office:value-type="string" calcext:value-type="string">
            <text:p>err_e_0</text:p>
          </table:table-cell>
          <table:table-cell office:value-type="string" calcext:value-type="string">
            <text:p>err_f1_0</text:p>
          </table:table-cell>
          <table:table-cell office:value-type="string" calcext:value-type="string">
            <text:p>err_f2_0</text:p>
          </table:table-cell>
          <table:table-cell office:value-type="string" calcext:value-type="string">
            <text:p>err_f3_0</text:p>
          </table:table-cell>
          <table:table-cell office:value-type="string" calcext:value-type="string">
            <text:p>err_phi1(1)_0</text:p>
          </table:table-cell>
          <table:table-cell office:value-type="string" calcext:value-type="string">
            <text:p>err_phi1(2)_0</text:p>
          </table:table-cell>
          <table:table-cell office:value-type="string" calcext:value-type="string">
            <text:p>err_phi1(3)_0</text:p>
          </table:table-cell>
          <table:table-cell office:value-type="string" calcext:value-type="string">
            <text:p>err_phi1(4)_0</text:p>
          </table:table-cell>
          <table:table-cell office:value-type="string" calcext:value-type="string">
            <text:p>err_phi1(5)_0</text:p>
          </table:table-cell>
          <table:table-cell office:value-type="string" calcext:value-type="string">
            <text:p>err_phi2(1)_0</text:p>
          </table:table-cell>
          <table:table-cell office:value-type="string" calcext:value-type="string">
            <text:p>err_phi2(2)_0</text:p>
          </table:table-cell>
          <table:table-cell office:value-type="string" calcext:value-type="string">
            <text:p>err_phi2(3)_0</text:p>
          </table:table-cell>
          <table:table-cell office:value-type="string" calcext:value-type="string">
            <text:p>err_phi2(4)_0</text:p>
          </table:table-cell>
          <table:table-cell office:value-type="string" calcext:value-type="string">
            <text:p>err_phi2(5)_0</text:p>
          </table:table-cell>
          <table:table-cell office:value-type="string" calcext:value-type="string">
            <text:p>err_phi3(1)_0</text:p>
          </table:table-cell>
          <table:table-cell office:value-type="string" calcext:value-type="string">
            <text:p>err_phi3(2)_0</text:p>
          </table:table-cell>
          <table:table-cell office:value-type="string" calcext:value-type="string">
            <text:p>err_phi3(3)_0</text:p>
          </table:table-cell>
          <table:table-cell office:value-type="string" calcext:value-type="string">
            <text:p>err_phi3(4)_0</text:p>
          </table:table-cell>
          <table:table-cell office:value-type="string" calcext:value-type="string">
            <text:p>err_phi3(5)_0</text:p>
          </table:table-cell>
          <table:table-cell office:value-type="string" calcext:value-type="string">
            <text:p>err_z_1</text:p>
          </table:table-cell>
          <table:table-cell office:value-type="string" calcext:value-type="string">
            <text:p>err_X_1</text:p>
          </table:table-cell>
          <table:table-cell office:value-type="string" calcext:value-type="string">
            <text:p>err_Y_1</text:p>
          </table:table-cell>
          <table:table-cell office:value-type="string" calcext:value-type="string">
            <text:p>err_e_1</text:p>
          </table:table-cell>
          <table:table-cell office:value-type="string" calcext:value-type="string">
            <text:p>err_f2_1</text:p>
          </table:table-cell>
          <table:table-cell office:value-type="string" calcext:value-type="string">
            <text:p>err_f3_1</text:p>
          </table:table-cell>
          <table:table-cell office:value-type="string" calcext:value-type="string">
            <text:p>err_phi2(1)_1</text:p>
          </table:table-cell>
          <table:table-cell office:value-type="string" calcext:value-type="string">
            <text:p>err_phi2(2)_1</text:p>
          </table:table-cell>
          <table:table-cell office:value-type="string" calcext:value-type="string">
            <text:p>err_phi2(3)_1</text:p>
          </table:table-cell>
          <table:table-cell office:value-type="string" calcext:value-type="string">
            <text:p>err_phi2(4)_1</text:p>
          </table:table-cell>
          <table:table-cell office:value-type="string" calcext:value-type="string">
            <text:p>err_phi2(5)_1</text:p>
          </table:table-cell>
          <table:table-cell office:value-type="string" calcext:value-type="string">
            <text:p>err_phi3(1)_1</text:p>
          </table:table-cell>
          <table:table-cell office:value-type="string" calcext:value-type="string">
            <text:p>err_phi3(2)_1</text:p>
          </table:table-cell>
          <table:table-cell office:value-type="string" calcext:value-type="string">
            <text:p>err_phi3(3)_1</text:p>
          </table:table-cell>
          <table:table-cell office:value-type="string" calcext:value-type="string">
            <text:p>err_phi3(4)_1</text:p>
          </table:table-cell>
          <table:table-cell office:value-type="string" calcext:value-type="string">
            <text:p>err_phi3(5)_1</text:p>
          </table:table-cell>
          <table:table-cell office:value-type="string" calcext:value-type="string">
            <text:p>err_z_2</text:p>
          </table:table-cell>
          <table:table-cell office:value-type="string" calcext:value-type="string">
            <text:p>err_X_2</text:p>
          </table:table-cell>
          <table:table-cell office:value-type="string" calcext:value-type="string">
            <text:p>err_Y_2</text:p>
          </table:table-cell>
          <table:table-cell office:value-type="string" calcext:value-type="string">
            <text:p>err_e_2</text:p>
          </table:table-cell>
          <table:table-cell office:value-type="string" calcext:value-type="string">
            <text:p>err_f3_2</text:p>
          </table:table-cell>
          <table:table-cell office:value-type="string" calcext:value-type="string">
            <text:p>err_phi3(1)_2</text:p>
          </table:table-cell>
          <table:table-cell office:value-type="string" calcext:value-type="string">
            <text:p>err_phi3(2)_2</text:p>
          </table:table-cell>
          <table:table-cell office:value-type="string" calcext:value-type="string">
            <text:p>err_phi3(3)_2</text:p>
          </table:table-cell>
          <table:table-cell office:value-type="string" calcext:value-type="string">
            <text:p>err_phi3(4)_2</text:p>
          </table:table-cell>
          <table:table-cell office:value-type="string" calcext:value-type="string">
            <text:p>err_phi3(5)_2</text:p>
          </table:table-cell>
          <table:table-cell office:value-type="string" calcext:value-type="string">
            <text:p>err_z_3</text:p>
          </table:table-cell>
          <table:table-cell office:value-type="string" calcext:value-type="string">
            <text:p>err_X_3</text:p>
          </table:table-cell>
          <table:table-cell office:value-type="string" calcext:value-type="string">
            <text:p>err_Y_3</text:p>
          </table:table-cell>
          <table:table-cell office:value-type="string" calcext:value-type="string">
            <text:p>err_e_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ly skeleton (not being martingal)</text:p>
          </table:table-cell>
          <table:table-cell table:number-columns-repeated="1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6419590" calcext:value-type="float">
            <text:p>-641959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826202" calcext:value-type="float">
            <text:p>82620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5832900" calcext:value-type="float">
            <text:p>35832900</text:p>
          </table:table-cell>
          <table:table-cell office:value-type="float" office:value="30765.6" calcext:value-type="float">
            <text:p>30765.6</text:p>
          </table:table-cell>
          <table:table-cell office:value-type="float" office:value="223749" calcext:value-type="float">
            <text:p>223749</text:p>
          </table:table-cell>
          <table:table-cell office:value-type="float" office:value="38583.9" calcext:value-type="float">
            <text:p>38583.9</text:p>
          </table:table-cell>
          <table:table-cell office:value-type="float" office:value="9783.49" calcext:value-type="float">
            <text:p>9783.49</text:p>
          </table:table-cell>
          <table:table-cell office:value-type="float" office:value="19966.8" calcext:value-type="float">
            <text:p>19966.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1505100" calcext:value-type="float">
            <text:p>31505100</text:p>
          </table:table-cell>
          <table:table-cell office:value-type="float" office:value="32690.4" calcext:value-type="float">
            <text:p>32690.4</text:p>
          </table:table-cell>
          <table:table-cell office:value-type="float" office:value="226559" calcext:value-type="float">
            <text:p>226559</text:p>
          </table:table-cell>
          <table:table-cell office:value-type="float" office:value="100516" calcext:value-type="float">
            <text:p>100516</text:p>
          </table:table-cell>
          <table:table-cell office:value-type="float" office:value="26537.1" calcext:value-type="float">
            <text:p>26537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53162" calcext:value-type="float">
            <text:p>253162</text:p>
          </table:table-cell>
          <table:table-cell office:value-type="float" office:value="249.447" calcext:value-type="float">
            <text:p>249.447</text:p>
          </table:table-cell>
          <table:table-cell office:value-type="float" office:value="835.491" calcext:value-type="float">
            <text:p>835.491</text:p>
          </table:table-cell>
          <table:table-cell office:value-type="float" office:value="2665.31" calcext:value-type="float">
            <text:p>2665.31</text:p>
          </table:table-cell>
          <table:table-cell office:value-type="float" office:value="1436.49" calcext:value-type="float">
            <text:p>1436.49</text:p>
          </table:table-cell>
          <table:table-cell office:value-type="float" office:value="1948.69" calcext:value-type="float">
            <text:p>1948.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79728" calcext:value-type="float">
            <text:p>279728</text:p>
          </table:table-cell>
          <table:table-cell office:value-type="float" office:value="280.123" calcext:value-type="float">
            <text:p>280.123</text:p>
          </table:table-cell>
          <table:table-cell office:value-type="float" office:value="855.501" calcext:value-type="float">
            <text:p>855.501</text:p>
          </table:table-cell>
          <table:table-cell office:value-type="float" office:value="4253.24" calcext:value-type="float">
            <text:p>4253.24</text:p>
          </table:table-cell>
          <table:table-cell office:value-type="float" office:value="2554.74" calcext:value-type="float">
            <text:p>2554.7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986" calcext:value-type="float">
            <text:p>98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D3]+[.DE3]+[.DF3]" office:value-type="float" office:value="18" calcext:value-type="float">
            <text:p>18</text:p>
          </table:table-cell>
          <table:table-cell table:formula="of:=[.DC3]" office:value-type="float" office:value="986" calcext:value-type="float">
            <text:p>98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614640" calcext:value-type="float">
            <text:p>-361464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465204" calcext:value-type="float">
            <text:p>46520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2386300" calcext:value-type="float">
            <text:p>32386300</text:p>
          </table:table-cell>
          <table:table-cell office:value-type="float" office:value="30663.4" calcext:value-type="float">
            <text:p>30663.4</text:p>
          </table:table-cell>
          <table:table-cell office:value-type="float" office:value="222721" calcext:value-type="float">
            <text:p>222721</text:p>
          </table:table-cell>
          <table:table-cell office:value-type="float" office:value="114576" calcext:value-type="float">
            <text:p>114576</text:p>
          </table:table-cell>
          <table:table-cell office:value-type="float" office:value="29073.6" calcext:value-type="float">
            <text:p>29073.6</text:p>
          </table:table-cell>
          <table:table-cell office:value-type="float" office:value="91710.9" calcext:value-type="float">
            <text:p>91710.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1912100" calcext:value-type="float">
            <text:p>31912100</text:p>
          </table:table-cell>
          <table:table-cell office:value-type="float" office:value="32313.6" calcext:value-type="float">
            <text:p>32313.6</text:p>
          </table:table-cell>
          <table:table-cell office:value-type="float" office:value="225419" calcext:value-type="float">
            <text:p>225419</text:p>
          </table:table-cell>
          <table:table-cell office:value-type="float" office:value="98842.7" calcext:value-type="float">
            <text:p>98842.7</text:p>
          </table:table-cell>
          <table:table-cell office:value-type="float" office:value="20332.8" calcext:value-type="float">
            <text:p>20332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54597" calcext:value-type="float">
            <text:p>254597</text:p>
          </table:table-cell>
          <table:table-cell office:value-type="float" office:value="250.565" calcext:value-type="float">
            <text:p>250.565</text:p>
          </table:table-cell>
          <table:table-cell office:value-type="float" office:value="815.494" calcext:value-type="float">
            <text:p>815.494</text:p>
          </table:table-cell>
          <table:table-cell office:value-type="float" office:value="6806.96" calcext:value-type="float">
            <text:p>6806.96</text:p>
          </table:table-cell>
          <table:table-cell office:value-type="float" office:value="4207.46" calcext:value-type="float">
            <text:p>4207.46</text:p>
          </table:table-cell>
          <table:table-cell office:value-type="float" office:value="7399.4" calcext:value-type="float">
            <text:p>7399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92987" calcext:value-type="float">
            <text:p>292987</text:p>
          </table:table-cell>
          <table:table-cell office:value-type="float" office:value="291.474" calcext:value-type="float">
            <text:p>291.474</text:p>
          </table:table-cell>
          <table:table-cell office:value-type="float" office:value="892.171" calcext:value-type="float">
            <text:p>892.171</text:p>
          </table:table-cell>
          <table:table-cell office:value-type="float" office:value="3258.1" calcext:value-type="float">
            <text:p>3258.1</text:p>
          </table:table-cell>
          <table:table-cell office:value-type="float" office:value="1980.1" calcext:value-type="float">
            <text:p>198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100" calcext:value-type="float">
            <text:p>11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DD4]+[.DE4]+[.DF4]" office:value-type="float" office:value="25" calcext:value-type="float">
            <text:p>25</text:p>
          </table:table-cell>
          <table:table-cell table:formula="of:=[.DC4]" office:value-type="float" office:value="1100" calcext:value-type="float">
            <text:p>110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135380" calcext:value-type="float">
            <text:p>-313538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403523" calcext:value-type="float">
            <text:p>40352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0508700" calcext:value-type="float">
            <text:p>30508700</text:p>
          </table:table-cell>
          <table:table-cell office:value-type="float" office:value="30667.9" calcext:value-type="float">
            <text:p>30667.9</text:p>
          </table:table-cell>
          <table:table-cell office:value-type="float" office:value="223901" calcext:value-type="float">
            <text:p>223901</text:p>
          </table:table-cell>
          <table:table-cell office:value-type="float" office:value="258406" calcext:value-type="float">
            <text:p>258406</text:p>
          </table:table-cell>
          <table:table-cell office:value-type="float" office:value="62831.2" calcext:value-type="float">
            <text:p>62831.2</text:p>
          </table:table-cell>
          <table:table-cell office:value-type="float" office:value="143242" calcext:value-type="float">
            <text:p>1432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2511000" calcext:value-type="float">
            <text:p>32511000</text:p>
          </table:table-cell>
          <table:table-cell office:value-type="float" office:value="31799" calcext:value-type="float">
            <text:p>31799</text:p>
          </table:table-cell>
          <table:table-cell office:value-type="float" office:value="223893" calcext:value-type="float">
            <text:p>223893</text:p>
          </table:table-cell>
          <table:table-cell office:value-type="float" office:value="189620" calcext:value-type="float">
            <text:p>189620</text:p>
          </table:table-cell>
          <table:table-cell office:value-type="float" office:value="39128.9" calcext:value-type="float">
            <text:p>39128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53254" calcext:value-type="float">
            <text:p>253254</text:p>
          </table:table-cell>
          <table:table-cell office:value-type="float" office:value="250.783" calcext:value-type="float">
            <text:p>250.783</text:p>
          </table:table-cell>
          <table:table-cell office:value-type="float" office:value="820.584" calcext:value-type="float">
            <text:p>820.584</text:p>
          </table:table-cell>
          <table:table-cell office:value-type="float" office:value="10475.4" calcext:value-type="float">
            <text:p>10475.4</text:p>
          </table:table-cell>
          <table:table-cell office:value-type="float" office:value="6837.87" calcext:value-type="float">
            <text:p>6837.87</text:p>
          </table:table-cell>
          <table:table-cell office:value-type="float" office:value="9908.23" calcext:value-type="float">
            <text:p>9908.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79986" calcext:value-type="float">
            <text:p>279986</text:p>
          </table:table-cell>
          <table:table-cell office:value-type="float" office:value="279.423" calcext:value-type="float">
            <text:p>279.423</text:p>
          </table:table-cell>
          <table:table-cell office:value-type="float" office:value="841.209" calcext:value-type="float">
            <text:p>841.209</text:p>
          </table:table-cell>
          <table:table-cell office:value-type="float" office:value="6780.39" calcext:value-type="float">
            <text:p>6780.39</text:p>
          </table:table-cell>
          <table:table-cell office:value-type="float" office:value="3710.36" calcext:value-type="float">
            <text:p>3710.3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394" calcext:value-type="float">
            <text:p>239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[.DD5]+[.DE5]+[.DF5]" office:value-type="float" office:value="35" calcext:value-type="float">
            <text:p>35</text:p>
          </table:table-cell>
          <table:table-cell table:formula="of:=[.DC5]" office:value-type="float" office:value="2394" calcext:value-type="float">
            <text:p>239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2268120" calcext:value-type="float">
            <text:p>-226812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291907" calcext:value-type="float">
            <text:p>29190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9231900" calcext:value-type="float">
            <text:p>29231900</text:p>
          </table:table-cell>
          <table:table-cell office:value-type="float" office:value="31492.6" calcext:value-type="float">
            <text:p>31492.6</text:p>
          </table:table-cell>
          <table:table-cell office:value-type="float" office:value="225585" calcext:value-type="float">
            <text:p>225585</text:p>
          </table:table-cell>
          <table:table-cell office:value-type="float" office:value="313594" calcext:value-type="float">
            <text:p>313594</text:p>
          </table:table-cell>
          <table:table-cell office:value-type="float" office:value="72751.2" calcext:value-type="float">
            <text:p>72751.2</text:p>
          </table:table-cell>
          <table:table-cell office:value-type="float" office:value="182444" calcext:value-type="float">
            <text:p>1824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4806400" calcext:value-type="float">
            <text:p>34806400</text:p>
          </table:table-cell>
          <table:table-cell office:value-type="float" office:value="32320.5" calcext:value-type="float">
            <text:p>32320.5</text:p>
          </table:table-cell>
          <table:table-cell office:value-type="float" office:value="225529" calcext:value-type="float">
            <text:p>225529</text:p>
          </table:table-cell>
          <table:table-cell office:value-type="float" office:value="62923" calcext:value-type="float">
            <text:p>62923</text:p>
          </table:table-cell>
          <table:table-cell office:value-type="float" office:value="17082.2" calcext:value-type="float">
            <text:p>17082.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35513" calcext:value-type="float">
            <text:p>235513</text:p>
          </table:table-cell>
          <table:table-cell office:value-type="float" office:value="241.915" calcext:value-type="float">
            <text:p>241.915</text:p>
          </table:table-cell>
          <table:table-cell office:value-type="float" office:value="804.967" calcext:value-type="float">
            <text:p>804.967</text:p>
          </table:table-cell>
          <table:table-cell office:value-type="float" office:value="9568.45" calcext:value-type="float">
            <text:p>9568.45</text:p>
          </table:table-cell>
          <table:table-cell office:value-type="float" office:value="6631.34" calcext:value-type="float">
            <text:p>6631.34</text:p>
          </table:table-cell>
          <table:table-cell office:value-type="float" office:value="10195.5" calcext:value-type="float">
            <text:p>10195.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71239" calcext:value-type="float">
            <text:p>271239</text:p>
          </table:table-cell>
          <table:table-cell office:value-type="float" office:value="274.35" calcext:value-type="float">
            <text:p>274.35</text:p>
          </table:table-cell>
          <table:table-cell office:value-type="float" office:value="831.18" calcext:value-type="float">
            <text:p>831.18</text:p>
          </table:table-cell>
          <table:table-cell office:value-type="float" office:value="1916.09" calcext:value-type="float">
            <text:p>1916.09</text:p>
          </table:table-cell>
          <table:table-cell office:value-type="float" office:value="1489.53" calcext:value-type="float">
            <text:p>1489.5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8745" calcext:value-type="float">
            <text:p>87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DD6]+[.DE6]+[.DF6]" office:value-type="float" office:value="44" calcext:value-type="float">
            <text:p>44</text:p>
          </table:table-cell>
          <table:table-cell table:formula="of:=[.DC6]" office:value-type="float" office:value="8745" calcext:value-type="float">
            <text:p>87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inous omega, skeleton as above</text:p>
          </table:table-cell>
          <table:table-cell table:number-columns-repeated="1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953080" calcext:value-type="float">
            <text:p>-395308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508762" calcext:value-type="float">
            <text:p>50876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2492400" calcext:value-type="float">
            <text:p>32492400</text:p>
          </table:table-cell>
          <table:table-cell office:value-type="float" office:value="31067.4" calcext:value-type="float">
            <text:p>31067.4</text:p>
          </table:table-cell>
          <table:table-cell office:value-type="float" office:value="223657" calcext:value-type="float">
            <text:p>223657</text:p>
          </table:table-cell>
          <table:table-cell office:value-type="float" office:value="157773" calcext:value-type="float">
            <text:p>157773</text:p>
          </table:table-cell>
          <table:table-cell office:value-type="float" office:value="45174.9" calcext:value-type="float">
            <text:p>45174.9</text:p>
          </table:table-cell>
          <table:table-cell office:value-type="float" office:value="136461" calcext:value-type="float">
            <text:p>1364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3145200" calcext:value-type="float">
            <text:p>33145200</text:p>
          </table:table-cell>
          <table:table-cell office:value-type="float" office:value="33354.8" calcext:value-type="float">
            <text:p>33354.8</text:p>
          </table:table-cell>
          <table:table-cell office:value-type="float" office:value="227703" calcext:value-type="float">
            <text:p>227703</text:p>
          </table:table-cell>
          <table:table-cell office:value-type="float" office:value="259392" calcext:value-type="float">
            <text:p>259392</text:p>
          </table:table-cell>
          <table:table-cell office:value-type="float" office:value="112009" calcext:value-type="float">
            <text:p>11200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58842" calcext:value-type="float">
            <text:p>258842</text:p>
          </table:table-cell>
          <table:table-cell office:value-type="float" office:value="250.513" calcext:value-type="float">
            <text:p>250.513</text:p>
          </table:table-cell>
          <table:table-cell office:value-type="float" office:value="826.412" calcext:value-type="float">
            <text:p>826.412</text:p>
          </table:table-cell>
          <table:table-cell office:value-type="float" office:value="12566.1" calcext:value-type="float">
            <text:p>12566.1</text:p>
          </table:table-cell>
          <table:table-cell office:value-type="float" office:value="10374.6" calcext:value-type="float">
            <text:p>10374.6</text:p>
          </table:table-cell>
          <table:table-cell office:value-type="float" office:value="18794.8" calcext:value-type="float">
            <text:p>18794.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8850" calcext:value-type="float">
            <text:p>308850</text:p>
          </table:table-cell>
          <table:table-cell office:value-type="float" office:value="271.371" calcext:value-type="float">
            <text:p>271.371</text:p>
          </table:table-cell>
          <table:table-cell office:value-type="float" office:value="827.584" calcext:value-type="float">
            <text:p>827.584</text:p>
          </table:table-cell>
          <table:table-cell office:value-type="float" office:value="23947.2" calcext:value-type="float">
            <text:p>23947.2</text:p>
          </table:table-cell>
          <table:table-cell office:value-type="float" office:value="56865.9" calcext:value-type="float">
            <text:p>56865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3764" calcext:value-type="float">
            <text:p>37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253380" calcext:value-type="float">
            <text:p>-325338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418710" calcext:value-type="float">
            <text:p>41871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0878300" calcext:value-type="float">
            <text:p>30878300</text:p>
          </table:table-cell>
          <table:table-cell office:value-type="float" office:value="30282.8" calcext:value-type="float">
            <text:p>30282.8</text:p>
          </table:table-cell>
          <table:table-cell office:value-type="float" office:value="222198" calcext:value-type="float">
            <text:p>222198</text:p>
          </table:table-cell>
          <table:table-cell office:value-type="float" office:value="215673" calcext:value-type="float">
            <text:p>215673</text:p>
          </table:table-cell>
          <table:table-cell office:value-type="float" office:value="47080.4" calcext:value-type="float">
            <text:p>47080.4</text:p>
          </table:table-cell>
          <table:table-cell office:value-type="float" office:value="124021" calcext:value-type="float">
            <text:p>1240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2411200" calcext:value-type="float">
            <text:p>32411200</text:p>
          </table:table-cell>
          <table:table-cell office:value-type="float" office:value="32080" calcext:value-type="float">
            <text:p>32080</text:p>
          </table:table-cell>
          <table:table-cell office:value-type="float" office:value="226013" calcext:value-type="float">
            <text:p>226013</text:p>
          </table:table-cell>
          <table:table-cell office:value-type="float" office:value="211993" calcext:value-type="float">
            <text:p>211993</text:p>
          </table:table-cell>
          <table:table-cell office:value-type="float" office:value="39913.9" calcext:value-type="float">
            <text:p>39913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60220" calcext:value-type="float">
            <text:p>260220</text:p>
          </table:table-cell>
          <table:table-cell office:value-type="float" office:value="249.891" calcext:value-type="float">
            <text:p>249.891</text:p>
          </table:table-cell>
          <table:table-cell office:value-type="float" office:value="816.092" calcext:value-type="float">
            <text:p>816.092</text:p>
          </table:table-cell>
          <table:table-cell office:value-type="float" office:value="14652.1" calcext:value-type="float">
            <text:p>14652.1</text:p>
          </table:table-cell>
          <table:table-cell office:value-type="float" office:value="7826.99" calcext:value-type="float">
            <text:p>7826.99</text:p>
          </table:table-cell>
          <table:table-cell office:value-type="float" office:value="14077.3" calcext:value-type="float">
            <text:p>14077.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0894" calcext:value-type="float">
            <text:p>300894</text:p>
          </table:table-cell>
          <table:table-cell office:value-type="float" office:value="273.837" calcext:value-type="float">
            <text:p>273.837</text:p>
          </table:table-cell>
          <table:table-cell office:value-type="float" office:value="872.305" calcext:value-type="float">
            <text:p>872.305</text:p>
          </table:table-cell>
          <table:table-cell office:value-type="float" office:value="17633.6" calcext:value-type="float">
            <text:p>17633.6</text:p>
          </table:table-cell>
          <table:table-cell office:value-type="float" office:value="7376.45" calcext:value-type="float">
            <text:p>7376.4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6636" calcext:value-type="float">
            <text:p>66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635460" calcext:value-type="float">
            <text:p>-363546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467884" calcext:value-type="float">
            <text:p>46788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0810600" calcext:value-type="float">
            <text:p>30810600</text:p>
          </table:table-cell>
          <table:table-cell office:value-type="float" office:value="31293.9" calcext:value-type="float">
            <text:p>31293.9</text:p>
          </table:table-cell>
          <table:table-cell office:value-type="float" office:value="225470" calcext:value-type="float">
            <text:p>225470</text:p>
          </table:table-cell>
          <table:table-cell office:value-type="float" office:value="362198" calcext:value-type="float">
            <text:p>362198</text:p>
          </table:table-cell>
          <table:table-cell office:value-type="float" office:value="69224.5" calcext:value-type="float">
            <text:p>69224.5</text:p>
          </table:table-cell>
          <table:table-cell office:value-type="float" office:value="200645" calcext:value-type="float">
            <text:p>2006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26.51" calcext:value-type="float">
            <text:p>2926.51</text:p>
          </table:table-cell>
          <table:table-cell office:value-type="float" office:value="4559.93" calcext:value-type="float">
            <text:p>4559.93</text:p>
          </table:table-cell>
          <table:table-cell office:value-type="float" office:value="2861.91" calcext:value-type="float">
            <text:p>2861.91</text:p>
          </table:table-cell>
          <table:table-cell office:value-type="float" office:value="0" calcext:value-type="float">
            <text:p>0</text:p>
          </table:table-cell>
          <table:table-cell office:value-type="float" office:value="33864900" calcext:value-type="float">
            <text:p>33864900</text:p>
          </table:table-cell>
          <table:table-cell office:value-type="float" office:value="32280.8" calcext:value-type="float">
            <text:p>32280.8</text:p>
          </table:table-cell>
          <table:table-cell office:value-type="float" office:value="226668" calcext:value-type="float">
            <text:p>226668</text:p>
          </table:table-cell>
          <table:table-cell office:value-type="float" office:value="294688" calcext:value-type="float">
            <text:p>294688</text:p>
          </table:table-cell>
          <table:table-cell office:value-type="float" office:value="38873.8" calcext:value-type="float">
            <text:p>38873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60299" calcext:value-type="float">
            <text:p>260299</text:p>
          </table:table-cell>
          <table:table-cell office:value-type="float" office:value="249.786" calcext:value-type="float">
            <text:p>249.786</text:p>
          </table:table-cell>
          <table:table-cell office:value-type="float" office:value="817.554" calcext:value-type="float">
            <text:p>817.554</text:p>
          </table:table-cell>
          <table:table-cell office:value-type="float" office:value="24912.5" calcext:value-type="float">
            <text:p>24912.5</text:p>
          </table:table-cell>
          <table:table-cell office:value-type="float" office:value="9028.81" calcext:value-type="float">
            <text:p>9028.81</text:p>
          </table:table-cell>
          <table:table-cell office:value-type="float" office:value="20544.4" calcext:value-type="float">
            <text:p>20544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3.504" calcext:value-type="float">
            <text:p>683.504</text:p>
          </table:table-cell>
          <table:table-cell office:value-type="float" office:value="1012.27" calcext:value-type="float">
            <text:p>1012.27</text:p>
          </table:table-cell>
          <table:table-cell office:value-type="float" office:value="663.682" calcext:value-type="float">
            <text:p>663.682</text:p>
          </table:table-cell>
          <table:table-cell office:value-type="float" office:value="0" calcext:value-type="float">
            <text:p>0</text:p>
          </table:table-cell>
          <table:table-cell office:value-type="float" office:value="304266" calcext:value-type="float">
            <text:p>304266</text:p>
          </table:table-cell>
          <table:table-cell office:value-type="float" office:value="272.005" calcext:value-type="float">
            <text:p>272.005</text:p>
          </table:table-cell>
          <table:table-cell office:value-type="float" office:value="826.01" calcext:value-type="float">
            <text:p>826.01</text:p>
          </table:table-cell>
          <table:table-cell office:value-type="float" office:value="29205.8" calcext:value-type="float">
            <text:p>29205.8</text:p>
          </table:table-cell>
          <table:table-cell office:value-type="float" office:value="4207.08" calcext:value-type="float">
            <text:p>4207.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57" calcext:value-type="float">
            <text:p>1005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ended on max number of iters (200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048210" calcext:value-type="float">
            <text:p>-304821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392305" calcext:value-type="float">
            <text:p>39230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9586400" calcext:value-type="float">
            <text:p>29586400</text:p>
          </table:table-cell>
          <table:table-cell office:value-type="float" office:value="31079" calcext:value-type="float">
            <text:p>31079</text:p>
          </table:table-cell>
          <table:table-cell office:value-type="float" office:value="224504" calcext:value-type="float">
            <text:p>224504</text:p>
          </table:table-cell>
          <table:table-cell office:value-type="float" office:value="290938" calcext:value-type="float">
            <text:p>290938</text:p>
          </table:table-cell>
          <table:table-cell office:value-type="float" office:value="96526.4" calcext:value-type="float">
            <text:p>96526.4</text:p>
          </table:table-cell>
          <table:table-cell office:value-type="float" office:value="215902" calcext:value-type="float">
            <text:p>2159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4372600" calcext:value-type="float">
            <text:p>34372600</text:p>
          </table:table-cell>
          <table:table-cell office:value-type="float" office:value="32079.3" calcext:value-type="float">
            <text:p>32079.3</text:p>
          </table:table-cell>
          <table:table-cell office:value-type="float" office:value="225217" calcext:value-type="float">
            <text:p>225217</text:p>
          </table:table-cell>
          <table:table-cell office:value-type="float" office:value="214420" calcext:value-type="float">
            <text:p>214420</text:p>
          </table:table-cell>
          <table:table-cell office:value-type="float" office:value="49842.2" calcext:value-type="float">
            <text:p>49842.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67631" calcext:value-type="float">
            <text:p>267631</text:p>
          </table:table-cell>
          <table:table-cell office:value-type="float" office:value="262.939" calcext:value-type="float">
            <text:p>262.939</text:p>
          </table:table-cell>
          <table:table-cell office:value-type="float" office:value="814.58" calcext:value-type="float">
            <text:p>814.58</text:p>
          </table:table-cell>
          <table:table-cell office:value-type="float" office:value="11932.5" calcext:value-type="float">
            <text:p>11932.5</text:p>
          </table:table-cell>
          <table:table-cell office:value-type="float" office:value="13277.2" calcext:value-type="float">
            <text:p>13277.2</text:p>
          </table:table-cell>
          <table:table-cell office:value-type="float" office:value="16208.6" calcext:value-type="float">
            <text:p>16208.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6537" calcext:value-type="float">
            <text:p>306537</text:p>
          </table:table-cell>
          <table:table-cell office:value-type="float" office:value="286.42" calcext:value-type="float">
            <text:p>286.42</text:p>
          </table:table-cell>
          <table:table-cell office:value-type="float" office:value="863.579" calcext:value-type="float">
            <text:p>863.579</text:p>
          </table:table-cell>
          <table:table-cell office:value-type="float" office:value="36319.6" calcext:value-type="float">
            <text:p>36319.6</text:p>
          </table:table-cell>
          <table:table-cell office:value-type="float" office:value="12015.6" calcext:value-type="float">
            <text:p>12015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2414" calcext:value-type="float">
            <text:p>124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probably too</text:p>
          </table:table-cell>
        </table:table-row>
        <table:table-row table:style-name="ro1">
          <table:table-cell/>
          <table:table-cell office:value-type="string" calcext:value-type="string">
            <text:p>proč nekupuje futury? Jsou dražší…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z_0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Y_0</text:p>
          </table:table-cell>
          <table:table-cell office:value-type="string" calcext:value-type="string">
            <text:p>e_0</text:p>
          </table:table-cell>
          <table:table-cell office:value-type="string" calcext:value-type="string">
            <text:p>f1_0</text:p>
          </table:table-cell>
          <table:table-cell office:value-type="string" calcext:value-type="string">
            <text:p>f2_0</text:p>
          </table:table-cell>
          <table:table-cell office:value-type="string" calcext:value-type="string">
            <text:p>f3_0</text:p>
          </table:table-cell>
          <table:table-cell office:value-type="string" calcext:value-type="string">
            <text:p>phi1(1)_0</text:p>
          </table:table-cell>
          <table:table-cell office:value-type="string" calcext:value-type="string">
            <text:p>phi1(2)_0</text:p>
          </table:table-cell>
          <table:table-cell office:value-type="string" calcext:value-type="string">
            <text:p>phi1(3)_0</text:p>
          </table:table-cell>
          <table:table-cell office:value-type="string" calcext:value-type="string">
            <text:p>phi1(4)_0</text:p>
          </table:table-cell>
          <table:table-cell office:value-type="string" calcext:value-type="string">
            <text:p>phi1(5)_0</text:p>
          </table:table-cell>
          <table:table-cell office:value-type="string" calcext:value-type="string">
            <text:p>phi2(1)_0</text:p>
          </table:table-cell>
          <table:table-cell office:value-type="string" calcext:value-type="string">
            <text:p>phi2(2)_0</text:p>
          </table:table-cell>
          <table:table-cell office:value-type="string" calcext:value-type="string">
            <text:p>phi2(3)_0</text:p>
          </table:table-cell>
          <table:table-cell office:value-type="string" calcext:value-type="string">
            <text:p>phi2(4)_0</text:p>
          </table:table-cell>
          <table:table-cell office:value-type="string" calcext:value-type="string">
            <text:p>phi2(5)_0</text:p>
          </table:table-cell>
          <table:table-cell office:value-type="string" calcext:value-type="string">
            <text:p>phi3(1)_0</text:p>
          </table:table-cell>
          <table:table-cell office:value-type="string" calcext:value-type="string">
            <text:p>phi3(2)_0</text:p>
          </table:table-cell>
          <table:table-cell office:value-type="string" calcext:value-type="string">
            <text:p>phi3(3)_0</text:p>
          </table:table-cell>
          <table:table-cell office:value-type="string" calcext:value-type="string">
            <text:p>phi3(4)_0</text:p>
          </table:table-cell>
          <table:table-cell office:value-type="string" calcext:value-type="string">
            <text:p>phi3(5)_0</text:p>
          </table:table-cell>
          <table:table-cell office:value-type="string" calcext:value-type="string">
            <text:p>z_1</text:p>
          </table:table-cell>
          <table:table-cell office:value-type="string" calcext:value-type="string">
            <text:p>X_1</text:p>
          </table:table-cell>
          <table:table-cell office:value-type="string" calcext:value-type="string">
            <text:p>Y_1</text:p>
          </table:table-cell>
          <table:table-cell office:value-type="string" calcext:value-type="string">
            <text:p>e_1</text:p>
          </table:table-cell>
          <table:table-cell office:value-type="string" calcext:value-type="string">
            <text:p>f2_1</text:p>
          </table:table-cell>
          <table:table-cell office:value-type="string" calcext:value-type="string">
            <text:p>f3_1</text:p>
          </table:table-cell>
          <table:table-cell office:value-type="string" calcext:value-type="string">
            <text:p>phi2(1)_1</text:p>
          </table:table-cell>
          <table:table-cell office:value-type="string" calcext:value-type="string">
            <text:p>phi2(2)_1</text:p>
          </table:table-cell>
          <table:table-cell office:value-type="string" calcext:value-type="string">
            <text:p>phi2(3)_1</text:p>
          </table:table-cell>
          <table:table-cell office:value-type="string" calcext:value-type="string">
            <text:p>phi2(4)_1</text:p>
          </table:table-cell>
          <table:table-cell office:value-type="string" calcext:value-type="string">
            <text:p>phi2(5)_1</text:p>
          </table:table-cell>
          <table:table-cell office:value-type="string" calcext:value-type="string">
            <text:p>phi3(1)_1</text:p>
          </table:table-cell>
          <table:table-cell office:value-type="string" calcext:value-type="string">
            <text:p>phi3(2)_1</text:p>
          </table:table-cell>
          <table:table-cell office:value-type="string" calcext:value-type="string">
            <text:p>phi3(3)_1</text:p>
          </table:table-cell>
          <table:table-cell office:value-type="string" calcext:value-type="string">
            <text:p>phi3(4)_1</text:p>
          </table:table-cell>
          <table:table-cell office:value-type="string" calcext:value-type="string">
            <text:p>phi3(5)_1</text:p>
          </table:table-cell>
          <table:table-cell office:value-type="string" calcext:value-type="string">
            <text:p>z_2</text:p>
          </table:table-cell>
          <table:table-cell office:value-type="string" calcext:value-type="string">
            <text:p>X_2</text:p>
          </table:table-cell>
          <table:table-cell office:value-type="string" calcext:value-type="string">
            <text:p>Y_2</text:p>
          </table:table-cell>
          <table:table-cell office:value-type="string" calcext:value-type="string">
            <text:p>e_2</text:p>
          </table:table-cell>
          <table:table-cell office:value-type="string" calcext:value-type="string">
            <text:p>f3_2</text:p>
          </table:table-cell>
          <table:table-cell office:value-type="string" calcext:value-type="string">
            <text:p>phi3(1)_2</text:p>
          </table:table-cell>
          <table:table-cell office:value-type="string" calcext:value-type="string">
            <text:p>phi3(2)_2</text:p>
          </table:table-cell>
          <table:table-cell office:value-type="string" calcext:value-type="string">
            <text:p>phi3(3)_2</text:p>
          </table:table-cell>
          <table:table-cell office:value-type="string" calcext:value-type="string">
            <text:p>phi3(4)_2</text:p>
          </table:table-cell>
          <table:table-cell office:value-type="string" calcext:value-type="string">
            <text:p>phi3(5)_2</text:p>
          </table:table-cell>
          <table:table-cell office:value-type="string" calcext:value-type="string">
            <text:p>z_3</text:p>
          </table:table-cell>
          <table:table-cell office:value-type="string" calcext:value-type="string">
            <text:p>X_3</text:p>
          </table:table-cell>
          <table:table-cell office:value-type="string" calcext:value-type="string">
            <text:p>Y_3</text:p>
          </table:table-cell>
          <table:table-cell office:value-type="string" calcext:value-type="string">
            <text:p>e_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ubb</text:p>
          </table:table-cell>
          <table:table-cell office:value-type="string" calcext:value-type="string">
            <text:p>states...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ambda01</text:p>
          </table:table-cell>
          <table:table-cell office:value-type="float" office:value="0.1" calcext:value-type="float">
            <text:p>0.1</text:p>
          </table:table-cell>
          <table:table-cell office:value-type="float" office:value="-274822000" calcext:value-type="float">
            <text:p>-27482200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35369600" calcext:value-type="float">
            <text:p>353696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142894000" calcext:value-type="float">
            <text:p>-142894000</text:p>
          </table:table-cell>
          <table:table-cell office:value-type="float" office:value="31460.8" calcext:value-type="float">
            <text:p>31460.8</text:p>
          </table:table-cell>
          <table:table-cell office:value-type="float" office:value="226194" calcext:value-type="float">
            <text:p>226194</text:p>
          </table:table-cell>
          <table:table-cell office:value-type="float" office:value="29793300" calcext:value-type="float">
            <text:p>29793300</text:p>
          </table:table-cell>
          <table:table-cell office:value-type="float" office:value="6685590" calcext:value-type="float">
            <text:p>6685590</text:p>
          </table:table-cell>
          <table:table-cell office:value-type="float" office:value="20907600" calcext:value-type="float">
            <text:p>209076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1204200000" calcext:value-type="float">
            <text:p>-41204200000</text:p>
          </table:table-cell>
          <table:table-cell office:value-type="float" office:value="32463.7" calcext:value-type="float">
            <text:p>32463.7</text:p>
          </table:table-cell>
          <table:table-cell office:value-type="float" office:value="226335" calcext:value-type="float">
            <text:p>226335</text:p>
          </table:table-cell>
          <table:table-cell office:value-type="float" office:value="6293900000" calcext:value-type="float">
            <text:p>6293900000</text:p>
          </table:table-cell>
          <table:table-cell office:value-type="float" office:value="1591140000" calcext:value-type="float">
            <text:p>1591140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87245" calcext:value-type="float">
            <text:p>87245</text:p>
          </table:table-cell>
          <table:table-cell office:value-type="float" office:value="-1121270000" calcext:value-type="float">
            <text:p>-1121270000</text:p>
          </table:table-cell>
          <table:table-cell office:value-type="float" office:value="9375540000" calcext:value-type="float">
            <text:p>9375540000</text:p>
          </table:table-cell>
          <table:table-cell office:value-type="float" office:value="15907800000" calcext:value-type="float">
            <text:p>159078000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keleton approximation</text:p>
          </table:table-cell>
          <table:table-cell office:value-type="string" calcext:value-type="string">
            <text:p>absolutně nezkonvergovalo</text:p>
          </table:table-cell>
          <table:table-cell table:number-columns-repeated="50"/>
        </table:table-row>
        <table:table-row table:style-name="ro1">
          <table:table-cell table:number-columns-repeated="113"/>
        </table:table-row>
        <table:table-row table:style-name="ro1">
          <table:table-cell office:value-type="string" calcext:value-type="string">
            <text:p>17.2. Continuous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z_0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Y_0</text:p>
          </table:table-cell>
          <table:table-cell office:value-type="string" calcext:value-type="string">
            <text:p>e_0</text:p>
          </table:table-cell>
          <table:table-cell office:value-type="string" calcext:value-type="string">
            <text:p>f1_0</text:p>
          </table:table-cell>
          <table:table-cell office:value-type="string" calcext:value-type="string">
            <text:p>f2_0</text:p>
          </table:table-cell>
          <table:table-cell office:value-type="string" calcext:value-type="string">
            <text:p>f3_0</text:p>
          </table:table-cell>
          <table:table-cell office:value-type="string" calcext:value-type="string">
            <text:p>phi1(1)_0</text:p>
          </table:table-cell>
          <table:table-cell office:value-type="string" calcext:value-type="string">
            <text:p>phi1(2)_0</text:p>
          </table:table-cell>
          <table:table-cell office:value-type="string" calcext:value-type="string">
            <text:p>phi1(3)_0</text:p>
          </table:table-cell>
          <table:table-cell office:value-type="string" calcext:value-type="string">
            <text:p>phi1(4)_0</text:p>
          </table:table-cell>
          <table:table-cell office:value-type="string" calcext:value-type="string">
            <text:p>phi1(5)_0</text:p>
          </table:table-cell>
          <table:table-cell office:value-type="string" calcext:value-type="string">
            <text:p>phi2(1)_0</text:p>
          </table:table-cell>
          <table:table-cell office:value-type="string" calcext:value-type="string">
            <text:p>phi2(2)_0</text:p>
          </table:table-cell>
          <table:table-cell office:value-type="string" calcext:value-type="string">
            <text:p>phi2(3)_0</text:p>
          </table:table-cell>
          <table:table-cell office:value-type="string" calcext:value-type="string">
            <text:p>phi2(4)_0</text:p>
          </table:table-cell>
          <table:table-cell office:value-type="string" calcext:value-type="string">
            <text:p>phi2(5)_0</text:p>
          </table:table-cell>
          <table:table-cell office:value-type="string" calcext:value-type="string">
            <text:p>phi3(1)_0</text:p>
          </table:table-cell>
          <table:table-cell office:value-type="string" calcext:value-type="string">
            <text:p>phi3(2)_0</text:p>
          </table:table-cell>
          <table:table-cell office:value-type="string" calcext:value-type="string">
            <text:p>phi3(3)_0</text:p>
          </table:table-cell>
          <table:table-cell office:value-type="string" calcext:value-type="string">
            <text:p>phi3(4)_0</text:p>
          </table:table-cell>
          <table:table-cell office:value-type="string" calcext:value-type="string">
            <text:p>phi3(5)_0</text:p>
          </table:table-cell>
          <table:table-cell office:value-type="string" calcext:value-type="string">
            <text:p>z_1</text:p>
          </table:table-cell>
          <table:table-cell office:value-type="string" calcext:value-type="string">
            <text:p>X_1</text:p>
          </table:table-cell>
          <table:table-cell office:value-type="string" calcext:value-type="string">
            <text:p>Y_1</text:p>
          </table:table-cell>
          <table:table-cell office:value-type="string" calcext:value-type="string">
            <text:p>e_1</text:p>
          </table:table-cell>
          <table:table-cell office:value-type="string" calcext:value-type="string">
            <text:p>f2_1</text:p>
          </table:table-cell>
          <table:table-cell office:value-type="string" calcext:value-type="string">
            <text:p>f3_1</text:p>
          </table:table-cell>
          <table:table-cell office:value-type="string" calcext:value-type="string">
            <text:p>phi2(1)_1</text:p>
          </table:table-cell>
          <table:table-cell office:value-type="string" calcext:value-type="string">
            <text:p>phi2(2)_1</text:p>
          </table:table-cell>
          <table:table-cell office:value-type="string" calcext:value-type="string">
            <text:p>phi2(3)_1</text:p>
          </table:table-cell>
          <table:table-cell office:value-type="string" calcext:value-type="string">
            <text:p>phi2(4)_1</text:p>
          </table:table-cell>
          <table:table-cell office:value-type="string" calcext:value-type="string">
            <text:p>phi2(5)_1</text:p>
          </table:table-cell>
          <table:table-cell office:value-type="string" calcext:value-type="string">
            <text:p>phi3(1)_1</text:p>
          </table:table-cell>
          <table:table-cell office:value-type="string" calcext:value-type="string">
            <text:p>phi3(2)_1</text:p>
          </table:table-cell>
          <table:table-cell office:value-type="string" calcext:value-type="string">
            <text:p>phi3(3)_1</text:p>
          </table:table-cell>
          <table:table-cell office:value-type="string" calcext:value-type="string">
            <text:p>phi3(4)_1</text:p>
          </table:table-cell>
          <table:table-cell office:value-type="string" calcext:value-type="string">
            <text:p>phi3(5)_1</text:p>
          </table:table-cell>
          <table:table-cell office:value-type="string" calcext:value-type="string">
            <text:p>z_2</text:p>
          </table:table-cell>
          <table:table-cell office:value-type="string" calcext:value-type="string">
            <text:p>X_2</text:p>
          </table:table-cell>
          <table:table-cell office:value-type="string" calcext:value-type="string">
            <text:p>Y_2</text:p>
          </table:table-cell>
          <table:table-cell office:value-type="string" calcext:value-type="string">
            <text:p>e_2</text:p>
          </table:table-cell>
          <table:table-cell office:value-type="string" calcext:value-type="string">
            <text:p>f3_2</text:p>
          </table:table-cell>
          <table:table-cell office:value-type="string" calcext:value-type="string">
            <text:p>phi3(1)_2</text:p>
          </table:table-cell>
          <table:table-cell office:value-type="string" calcext:value-type="string">
            <text:p>phi3(2)_2</text:p>
          </table:table-cell>
          <table:table-cell office:value-type="string" calcext:value-type="string">
            <text:p>phi3(3)_2</text:p>
          </table:table-cell>
          <table:table-cell office:value-type="string" calcext:value-type="string">
            <text:p>phi3(4)_2</text:p>
          </table:table-cell>
          <table:table-cell office:value-type="string" calcext:value-type="string">
            <text:p>phi3(5)_2</text:p>
          </table:table-cell>
          <table:table-cell office:value-type="string" calcext:value-type="string">
            <text:p>z_3</text:p>
          </table:table-cell>
          <table:table-cell office:value-type="string" calcext:value-type="string">
            <text:p>X_3</text:p>
          </table:table-cell>
          <table:table-cell office:value-type="string" calcext:value-type="string">
            <text:p>Y_3</text:p>
          </table:table-cell>
          <table:table-cell office:value-type="string" calcext:value-type="string">
            <text:p>e_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ubb</text:p>
          </table:table-cell>
          <table:table-cell office:value-type="string" calcext:value-type="string">
            <text:p>states...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ambda01</text:p>
          </table:table-cell>
          <table:table-cell office:value-type="float" office:value="0.1" calcext:value-type="float">
            <text:p>0.1</text:p>
          </table:table-cell>
          <table:table-cell office:value-type="float" office:value="-0" calcext:value-type="float">
            <text:p>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2748900000" calcext:value-type="float">
            <text:p>-22748900000</text:p>
          </table:table-cell>
          <table:table-cell office:value-type="float" office:value="31082.8" calcext:value-type="float">
            <text:p>31082.8</text:p>
          </table:table-cell>
          <table:table-cell office:value-type="float" office:value="223978" calcext:value-type="float">
            <text:p>223978</text:p>
          </table:table-cell>
          <table:table-cell office:value-type="float" office:value="1819000000" calcext:value-type="float">
            <text:p>1819000000</text:p>
          </table:table-cell>
          <table:table-cell office:value-type="float" office:value="539474000" calcext:value-type="float">
            <text:p>539474000</text:p>
          </table:table-cell>
          <table:table-cell office:value-type="float" office:value="1369490000" calcext:value-type="float">
            <text:p>136949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6604000" calcext:value-type="float">
            <text:p>596604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135800000" calcext:value-type="float">
            <text:p>-4135800000</text:p>
          </table:table-cell>
          <table:table-cell office:value-type="float" office:value="33029.8" calcext:value-type="float">
            <text:p>33029.8</text:p>
          </table:table-cell>
          <table:table-cell office:value-type="float" office:value="228091" calcext:value-type="float">
            <text:p>228091</text:p>
          </table:table-cell>
          <table:table-cell office:value-type="float" office:value="5246120000" calcext:value-type="float">
            <text:p>5246120000</text:p>
          </table:table-cell>
          <table:table-cell office:value-type="float" office:value="810704000" calcext:value-type="float">
            <text:p>810704000</text:p>
          </table:table-cell>
          <table:table-cell office:value-type="float" office:value="157084000" calcext:value-type="float">
            <text:p>157084000</text:p>
          </table:table-cell>
          <table:table-cell office:value-type="float" office:value="1173090000" calcext:value-type="float">
            <text:p>117309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323" calcext:value-type="float">
            <text:p>2323</text:p>
          </table:table-cell>
          <table:table-cell office:value-type="float" office:value="-8520220000" calcext:value-type="float">
            <text:p>-8520220000</text:p>
          </table:table-cell>
          <table:table-cell office:value-type="float" office:value="-11228000000" calcext:value-type="float">
            <text:p>-11228000000</text:p>
          </table:table-cell>
          <table:table-cell office:value-type="float" office:value="-8656920000" calcext:value-type="float">
            <text:p>-865692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 approx 17.2.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ambda05</text:p>
          </table:table-cell>
          <table:table-cell office:value-type="float" office:value="0.5" calcext:value-type="float">
            <text:p>0.5</text:p>
          </table:table-cell>
          <table:table-cell office:value-type="float" office:value="-518969000" calcext:value-type="float">
            <text:p>-51896900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66791400" calcext:value-type="float">
            <text:p>667914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568760000" calcext:value-type="float">
            <text:p>-2568760000</text:p>
          </table:table-cell>
          <table:table-cell office:value-type="float" office:value="30490.7" calcext:value-type="float">
            <text:p>30490.7</text:p>
          </table:table-cell>
          <table:table-cell office:value-type="float" office:value="223405" calcext:value-type="float">
            <text:p>223405</text:p>
          </table:table-cell>
          <table:table-cell office:value-type="float" office:value="276042000" calcext:value-type="float">
            <text:p>276042000</text:p>
          </table:table-cell>
          <table:table-cell office:value-type="float" office:value="206842000" calcext:value-type="float">
            <text:p>206842000</text:p>
          </table:table-cell>
          <table:table-cell office:value-type="float" office:value="614595000" calcext:value-type="float">
            <text:p>614595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41090000" calcext:value-type="float">
            <text:p>1741090000</text:p>
          </table:table-cell>
          <table:table-cell office:value-type="float" office:value="32325.4" calcext:value-type="float">
            <text:p>32325.4</text:p>
          </table:table-cell>
          <table:table-cell office:value-type="float" office:value="225345" calcext:value-type="float">
            <text:p>225345</text:p>
          </table:table-cell>
          <table:table-cell office:value-type="float" office:value="1591110000" calcext:value-type="float">
            <text:p>1591110000</text:p>
          </table:table-cell>
          <table:table-cell office:value-type="float" office:value="87168600" calcext:value-type="float">
            <text:p>87168600</text:p>
          </table:table-cell>
          <table:table-cell office:value-type="float" office:value="0" calcext:value-type="float">
            <text:p>0</text:p>
          </table:table-cell>
          <table:table-cell office:value-type="float" office:value="1104580000" calcext:value-type="float">
            <text:p>110458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42932" calcext:value-type="float">
            <text:p>42932</text:p>
          </table:table-cell>
          <table:table-cell office:value-type="float" office:value="-700705000" calcext:value-type="float">
            <text:p>-700705000</text:p>
          </table:table-cell>
          <table:table-cell office:value-type="float" office:value="17795600000" calcext:value-type="float">
            <text:p>17795600000</text:p>
          </table:table-cell>
          <table:table-cell office:value-type="float" office:value="34640800000" calcext:value-type="float">
            <text:p>346408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 approx 17.2.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ambda10</text:p>
          </table:table-cell>
          <table:table-cell office:value-type="float" office:value="1" calcext:value-type="float">
            <text:p>1</text:p>
          </table:table-cell>
          <table:table-cell office:value-type="float" office:value="-2436740" calcext:value-type="float">
            <text:p>-243674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313609" calcext:value-type="float">
            <text:p>31360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0522000" calcext:value-type="float">
            <text:p>30522000</text:p>
          </table:table-cell>
          <table:table-cell office:value-type="float" office:value="31233.5" calcext:value-type="float">
            <text:p>31233.5</text:p>
          </table:table-cell>
          <table:table-cell office:value-type="float" office:value="224793" calcext:value-type="float">
            <text:p>224793</text:p>
          </table:table-cell>
          <table:table-cell office:value-type="float" office:value="163296" calcext:value-type="float">
            <text:p>163296</text:p>
          </table:table-cell>
          <table:table-cell office:value-type="float" office:value="142607" calcext:value-type="float">
            <text:p>142607</text:p>
          </table:table-cell>
          <table:table-cell office:value-type="float" office:value="343580" calcext:value-type="float">
            <text:p>3435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63999000" calcext:value-type="float">
            <text:p>-563999000</text:p>
          </table:table-cell>
          <table:table-cell office:value-type="float" office:value="33130.5" calcext:value-type="float">
            <text:p>33130.5</text:p>
          </table:table-cell>
          <table:table-cell office:value-type="float" office:value="228600" calcext:value-type="float">
            <text:p>228600</text:p>
          </table:table-cell>
          <table:table-cell office:value-type="float" office:value="514174000" calcext:value-type="float">
            <text:p>514174000</text:p>
          </table:table-cell>
          <table:table-cell office:value-type="float" office:value="76689" calcext:value-type="float">
            <text:p>766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275" calcext:value-type="float">
            <text:p>1275</text:p>
          </table:table-cell>
          <table:table-cell office:value-type="float" office:value="-34409000" calcext:value-type="float">
            <text:p>-34409000</text:p>
          </table:table-cell>
          <table:table-cell office:value-type="float" office:value="16173500000" calcext:value-type="float">
            <text:p>16173500000</text:p>
          </table:table-cell>
          <table:table-cell office:value-type="float" office:value="52868300000" calcext:value-type="float">
            <text:p>528683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 approx 17.2.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rovnání mp a nested, continuous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lambda01</text:p>
          </table:table-cell>
          <table:table-cell office:value-type="float" office:value="1" calcext:value-type="float">
            <text:p>1</text:p>
          </table:table-cell>
          <table:table-cell office:value-type="float" office:value="-1071120" calcext:value-type="float">
            <text:p>-107112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137853" calcext:value-type="float">
            <text:p>13785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6695500" calcext:value-type="float">
            <text:p>16695500</text:p>
          </table:table-cell>
          <table:table-cell office:value-type="float" office:value="30450.1" calcext:value-type="float">
            <text:p>30450.1</text:p>
          </table:table-cell>
          <table:table-cell office:value-type="float" office:value="222937" calcext:value-type="float">
            <text:p>222937</text:p>
          </table:table-cell>
          <table:table-cell office:value-type="float" office:value="1108120" calcext:value-type="float">
            <text:p>1108120</text:p>
          </table:table-cell>
          <table:table-cell office:value-type="float" office:value="257803" calcext:value-type="float">
            <text:p>257803</text:p>
          </table:table-cell>
          <table:table-cell office:value-type="float" office:value="818502" calcext:value-type="float">
            <text:p>8185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6555800" calcext:value-type="float">
            <text:p>26555800</text:p>
          </table:table-cell>
          <table:table-cell office:value-type="float" office:value="32307.2" calcext:value-type="float">
            <text:p>32307.2</text:p>
          </table:table-cell>
          <table:table-cell office:value-type="float" office:value="226343" calcext:value-type="float">
            <text:p>226343</text:p>
          </table:table-cell>
          <table:table-cell office:value-type="float" office:value="2578010" calcext:value-type="float">
            <text:p>2578010</text:p>
          </table:table-cell>
          <table:table-cell office:value-type="float" office:value="508545" calcext:value-type="float">
            <text:p>508545</text:p>
          </table:table-cell>
          <table:table-cell office:value-type="float" office:value="587.408" calcext:value-type="float">
            <text:p>587.4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607" calcext:value-type="float">
            <text:p>1607</text:p>
          </table:table-cell>
          <table:table-cell office:value-type="float" office:value="-71543900" calcext:value-type="float">
            <text:p>-71543900</text:p>
          </table:table-cell>
          <table:table-cell office:value-type="float" office:value="-74518500" calcext:value-type="float">
            <text:p>-74518500</text:p>
          </table:table-cell>
          <table:table-cell office:value-type="float" office:value="-71727300" calcext:value-type="float">
            <text:p>-717273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pmcvar approximation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lambda01</text:p>
          </table:table-cell>
          <table:table-cell office:value-type="float" office:value="1" calcext:value-type="float">
            <text:p>1</text:p>
          </table:table-cell>
          <table:table-cell office:value-type="float" office:value="-2436870" calcext:value-type="float">
            <text:p>-243687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office:value-type="float" office:value="313625" calcext:value-type="float">
            <text:p>31362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0468100" calcext:value-type="float">
            <text:p>30468100</text:p>
          </table:table-cell>
          <table:table-cell office:value-type="float" office:value="30887.9" calcext:value-type="float">
            <text:p>30887.9</text:p>
          </table:table-cell>
          <table:table-cell office:value-type="float" office:value="224406" calcext:value-type="float">
            <text:p>224406</text:p>
          </table:table-cell>
          <table:table-cell office:value-type="float" office:value="201199" calcext:value-type="float">
            <text:p>201199</text:p>
          </table:table-cell>
          <table:table-cell office:value-type="float" office:value="88324.4" calcext:value-type="float">
            <text:p>88324.4</text:p>
          </table:table-cell>
          <table:table-cell office:value-type="float" office:value="280551" calcext:value-type="float">
            <text:p>2805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35766000" calcext:value-type="float">
            <text:p>-235766000</text:p>
          </table:table-cell>
          <table:table-cell office:value-type="float" office:value="32950.9" calcext:value-type="float">
            <text:p>32950.9</text:p>
          </table:table-cell>
          <table:table-cell office:value-type="float" office:value="227466" calcext:value-type="float">
            <text:p>227466</text:p>
          </table:table-cell>
          <table:table-cell office:value-type="float" office:value="225974000" calcext:value-type="float">
            <text:p>225974000</text:p>
          </table:table-cell>
          <table:table-cell office:value-type="float" office:value="80208.7" calcext:value-type="float">
            <text:p>80208.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70" calcext:value-type="float">
            <text:p>1470</text:p>
          </table:table-cell>
          <table:table-cell office:value-type="float" office:value="-34409100" calcext:value-type="float">
            <text:p>-34409100</text:p>
          </table:table-cell>
          <table:table-cell office:value-type="float" office:value="13022700000" calcext:value-type="float">
            <text:p>13022700000</text:p>
          </table:table-cell>
          <table:table-cell office:value-type="float" office:value="34422900000" calcext:value-type="float">
            <text:p>344229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sted ? Approximation</text:p>
          </table:table-cell>
          <table:table-cell/>
          <table:table-cell table:style-name="ce1" office:value-type="string" calcext:value-type="string">
            <text:p>Lower bound not improving, stopping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ntinous snad s martingalama hází spoustu arbitráže 19.2.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lambda01</text:p>
          </table:table-cell>
          <table:table-cell office:value-type="float" office:value="0.1" calcext:value-type="float">
            <text:p>0.1</text:p>
          </table:table-cell>
          <table:table-cell office:value-type="float" office:value="-0" calcext:value-type="float">
            <text:p>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7758510000000" calcext:value-type="float">
            <text:p>-7758510000000</text:p>
          </table:table-cell>
          <table:table-cell office:value-type="float" office:value="30690.9" calcext:value-type="float">
            <text:p>30690.9</text:p>
          </table:table-cell>
          <table:table-cell office:value-type="float" office:value="222804" calcext:value-type="float">
            <text:p>222804</text:p>
          </table:table-cell>
          <table:table-cell office:value-type="float" office:value="293013000000" calcext:value-type="float">
            <text:p>293013000000</text:p>
          </table:table-cell>
          <table:table-cell office:value-type="float" office:value="390285000000" calcext:value-type="float">
            <text:p>390285000000</text:p>
          </table:table-cell>
          <table:table-cell office:value-type="float" office:value="416989000000" calcext:value-type="float">
            <text:p>416989000000</text:p>
          </table:table-cell>
          <table:table-cell office:value-type="float" office:value="40000000000" calcext:value-type="float">
            <text:p>400000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000000000" calcext:value-type="float">
            <text:p>238000000000</text:p>
          </table:table-cell>
          <table:table-cell office:value-type="float" office:value="64000000000" calcext:value-type="float">
            <text:p>6400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59570000000" calcext:value-type="float">
            <text:p>4259570000000</text:p>
          </table:table-cell>
          <table:table-cell office:value-type="float" office:value="32536.8" calcext:value-type="float">
            <text:p>32536.8</text:p>
          </table:table-cell>
          <table:table-cell office:value-type="float" office:value="226798" calcext:value-type="float">
            <text:p>226798</text:p>
          </table:table-cell>
          <table:table-cell office:value-type="float" office:value="380000000000" calcext:value-type="float">
            <text:p>380000000000</text:p>
          </table:table-cell>
          <table:table-cell office:value-type="float" office:value="435000000000" calcext:value-type="float">
            <text:p>435000000000</text:p>
          </table:table-cell>
          <table:table-cell office:value-type="float" office:value="159000000000" calcext:value-type="float">
            <text:p>159000000000</text:p>
          </table:table-cell>
          <table:table-cell office:value-type="float" office:value="109000000000" calcext:value-type="float">
            <text:p>109000000000</text:p>
          </table:table-cell>
          <table:table-cell office:value-type="float" office:value="55000000000" calcext:value-type="float">
            <text:p>550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38780000000" calcext:value-type="float">
            <text:p>7138780000000</text:p>
          </table:table-cell>
          <table:table-cell office:value-type="float" office:value="32781" calcext:value-type="float">
            <text:p>32781</text:p>
          </table:table-cell>
          <table:table-cell office:value-type="float" office:value="227535" calcext:value-type="float">
            <text:p>227535</text:p>
          </table:table-cell>
          <table:table-cell office:value-type="float" office:value="0" calcext:value-type="float">
            <text:p>0</text:p>
          </table:table-cell>
          <table:table-cell office:value-type="float" office:value="16485" calcext:value-type="float">
            <text:p>16485</text:p>
          </table:table-cell>
          <table:table-cell office:value-type="float" office:value="-1180570000000" calcext:value-type="float">
            <text:p>-1180570000000</text:p>
          </table:table-cell>
          <table:table-cell office:value-type="float" office:value="-948525000000" calcext:value-type="float">
            <text:p>-948525000000</text:p>
          </table:table-cell>
          <table:table-cell office:value-type="float" office:value="437223000000" calcext:value-type="float">
            <text:p>4372230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rrho 0.96</text:p>
          </table:table-cell>
          <table:table-cell office:value-type="string" calcext:value-type="string">
            <text:p><text:s/>martingal</text:p>
          </table:table-cell>
          <table:table-cell office:value-type="string" calcext:value-type="string">
            <text:p>stopped after max iteration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tto but with skeleton p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lambda01dsmall</text:p>
          </table:table-cell>
          <table:table-cell office:value-type="float" office:value="0.1" calcext:value-type="float">
            <text:p>0.1</text:p>
          </table:table-cell>
          <table:table-cell office:value-type="float" office:value="-0" calcext:value-type="float">
            <text:p>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9853500" calcext:value-type="float">
            <text:p>29853500</text:p>
          </table:table-cell>
          <table:table-cell office:value-type="float" office:value="31243.2" calcext:value-type="float">
            <text:p>31243.2</text:p>
          </table:table-cell>
          <table:table-cell office:value-type="float" office:value="224471" calcext:value-type="float">
            <text:p>224471</text:p>
          </table:table-cell>
          <table:table-cell office:value-type="float" office:value="0" calcext:value-type="float">
            <text:p>0</text:p>
          </table:table-cell>
          <table:table-cell office:value-type="float" office:value="7209.85" calcext:value-type="float">
            <text:p>7209.85</text:p>
          </table:table-cell>
          <table:table-cell office:value-type="float" office:value="117558" calcext:value-type="float">
            <text:p>1175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2544600" calcext:value-type="float">
            <text:p>32544600</text:p>
          </table:table-cell>
          <table:table-cell office:value-type="float" office:value="32845.2" calcext:value-type="float">
            <text:p>32845.2</text:p>
          </table:table-cell>
          <table:table-cell office:value-type="float" office:value="227845" calcext:value-type="float">
            <text:p>227845</text:p>
          </table:table-cell>
          <table:table-cell office:value-type="float" office:value="0" calcext:value-type="float">
            <text:p>0</text:p>
          </table:table-cell>
          <table:table-cell office:value-type="float" office:value="53705.6" calcext:value-type="float">
            <text:p>53705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523300" calcext:value-type="float">
            <text:p>32523300</text:p>
          </table:table-cell>
          <table:table-cell office:value-type="float" office:value="32866.9" calcext:value-type="float">
            <text:p>32866.9</text:p>
          </table:table-cell>
          <table:table-cell office:value-type="float" office:value="227360" calcext:value-type="float">
            <text:p>227360</text:p>
          </table:table-cell>
          <table:table-cell office:value-type="float" office:value="0" calcext:value-type="float">
            <text:p>0</text:p>
          </table:table-cell>
          <table:table-cell office:value-type="float" office:value="5208" calcext:value-type="float">
            <text:p>5208</text:p>
          </table:table-cell>
          <table:table-cell office:value-type="float" office:value="-81644800" calcext:value-type="float">
            <text:p>-81644800</text:p>
          </table:table-cell>
          <table:table-cell office:value-type="float" office:value="-81902300" calcext:value-type="float">
            <text:p>-81902300</text:p>
          </table:table-cell>
          <table:table-cell office:value-type="float" office:value="-77077600" calcext:value-type="float">
            <text:p>-770776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rrho 0.96</text:p>
          </table:table-cell>
          <table:table-cell office:value-type="string" calcext:value-type="string">
            <text:p><text:s/>martinga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dtti but different stages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lambda01c</text:p>
          </table:table-cell>
          <table:table-cell office:value-type="float" office:value="0.1" calcext:value-type="float">
            <text:p>0.1</text:p>
          </table:table-cell>
          <table:table-cell office:value-type="float" office:value="-0" calcext:value-type="float">
            <text:p>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7194790000000" calcext:value-type="float">
            <text:p>-7194790000000</text:p>
          </table:table-cell>
          <table:table-cell office:value-type="float" office:value="30787.9" calcext:value-type="float">
            <text:p>30787.9</text:p>
          </table:table-cell>
          <table:table-cell office:value-type="float" office:value="223079" calcext:value-type="float">
            <text:p>223079</text:p>
          </table:table-cell>
          <table:table-cell office:value-type="float" office:value="271767000000" calcext:value-type="float">
            <text:p>271767000000</text:p>
          </table:table-cell>
          <table:table-cell office:value-type="float" office:value="382888000000" calcext:value-type="float">
            <text:p>382888000000</text:p>
          </table:table-cell>
          <table:table-cell office:value-type="float" office:value="375383000000" calcext:value-type="float">
            <text:p>375383000000</text:p>
          </table:table-cell>
          <table:table-cell office:value-type="float" office:value="31000000000" calcext:value-type="float">
            <text:p>310000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8000000000" calcext:value-type="float">
            <text:p>178000000000</text:p>
          </table:table-cell>
          <table:table-cell office:value-type="float" office:value="73000000000" calcext:value-type="float">
            <text:p>73000000000</text:p>
          </table:table-cell>
          <table:table-cell office:value-type="float" office:value="8000000000" calcext:value-type="float">
            <text:p>80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8170000000" calcext:value-type="float">
            <text:p>4028170000000</text:p>
          </table:table-cell>
          <table:table-cell office:value-type="float" office:value="32775.4" calcext:value-type="float">
            <text:p>32775.4</text:p>
          </table:table-cell>
          <table:table-cell office:value-type="float" office:value="226847" calcext:value-type="float">
            <text:p>226847</text:p>
          </table:table-cell>
          <table:table-cell office:value-type="float" office:value="245000000000" calcext:value-type="float">
            <text:p>245000000000</text:p>
          </table:table-cell>
          <table:table-cell office:value-type="float" office:value="321001000000" calcext:value-type="float">
            <text:p>321001000000</text:p>
          </table:table-cell>
          <table:table-cell office:value-type="float" office:value="48000000000" calcext:value-type="float">
            <text:p>48000000000</text:p>
          </table:table-cell>
          <table:table-cell office:value-type="float" office:value="42000000000" calcext:value-type="float">
            <text:p>42000000000</text:p>
          </table:table-cell>
          <table:table-cell office:value-type="float" office:value="20000000000" calcext:value-type="float">
            <text:p>200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91120000000" calcext:value-type="float">
            <text:p>5191120000000</text:p>
          </table:table-cell>
          <table:table-cell office:value-type="float" office:value="33693.4" calcext:value-type="float">
            <text:p>33693.4</text:p>
          </table:table-cell>
          <table:table-cell office:value-type="float" office:value="229546" calcext:value-type="float">
            <text:p>229546</text:p>
          </table:table-cell>
          <table:table-cell office:value-type="float" office:value="0" calcext:value-type="float">
            <text:p>0</text:p>
          </table:table-cell>
          <table:table-cell office:value-type="float" office:value="6546" calcext:value-type="float">
            <text:p>6546</text:p>
          </table:table-cell>
          <table:table-cell office:value-type="float" office:value="-706110000000" calcext:value-type="float">
            <text:p>-706110000000</text:p>
          </table:table-cell>
          <table:table-cell office:value-type="float" office:value="-252678000000" calcext:value-type="float">
            <text:p>-252678000000</text:p>
          </table:table-cell>
          <table:table-cell office:value-type="float" office:value="856725000000" calcext:value-type="float">
            <text:p>856725000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rho 0.96</text:p>
          </table:table-cell>
          <table:table-cell office:value-type="string" calcext:value-type="string">
            <text:p><text:s/>martinga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relim d</text:p>
          </table:table-cell>
          <table:table-cell table:number-columns-repeated="112"/>
        </table:table-row>
        <table:table-row table:style-name="ro1">
          <table:table-cell table:style-name="ce3" office:value-type="string" calcext:value-type="string">
            <text:p>prelim01d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-7137680" calcext:value-type="float">
            <text:p>-7137680</text:p>
          </table:table-cell>
          <table:table-cell table:style-name="ce3" office:value-type="float" office:value="33735.4" calcext:value-type="float">
            <text:p>33735.4</text:p>
          </table:table-cell>
          <table:table-cell table:style-name="ce3" office:value-type="float" office:value="246974" calcext:value-type="float">
            <text:p>2469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84101" calcext:value-type="float">
            <text:p>98410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37117700" calcext:value-type="float">
            <text:p>37117700</text:p>
          </table:table-cell>
          <table:table-cell table:style-name="ce3" office:value-type="float" office:value="31354.5" calcext:value-type="float">
            <text:p>31354.5</text:p>
          </table:table-cell>
          <table:table-cell table:style-name="ce3" office:value-type="float" office:value="223904" calcext:value-type="float">
            <text:p>223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15.6" calcext:value-type="float">
            <text:p>22115.6</text:p>
          </table:table-cell>
          <table:table-cell table:style-name="ce3" office:value-type="float" office:value="105782" calcext:value-type="float">
            <text:p>105782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33031900" calcext:value-type="float">
            <text:p>33031900</text:p>
          </table:table-cell>
          <table:table-cell table:style-name="ce3" office:value-type="float" office:value="33053.6" calcext:value-type="float">
            <text:p>33053.6</text:p>
          </table:table-cell>
          <table:table-cell table:style-name="ce3" office:value-type="float" office:value="227199" calcext:value-type="float">
            <text:p>227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73.2" calcext:value-type="float">
            <text:p>43873.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3381800" calcext:value-type="float">
            <text:p>33381800</text:p>
          </table:table-cell>
          <table:table-cell table:style-name="ce3" office:value-type="float" office:value="33821.7" calcext:value-type="float">
            <text:p>33821.7</text:p>
          </table:table-cell>
          <table:table-cell table:style-name="ce3" office:value-type="float" office:value="230490" calcext:value-type="float">
            <text:p>230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2" calcext:value-type="float">
            <text:p>6322</text:p>
          </table:table-cell>
          <table:table-cell table:style-name="ce3" office:value-type="float" office:value="-81857800" calcext:value-type="float">
            <text:p>-81857800</text:p>
          </table:table-cell>
          <table:table-cell table:style-name="ce3" office:value-type="float" office:value="-79687700" calcext:value-type="float">
            <text:p>-79687700</text:p>
          </table:table-cell>
          <table:table-cell table:style-name="ce3" office:value-type="float" office:value="-75591200" calcext:value-type="float">
            <text:p>-75591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arrho 0.96 - martingal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dtto po reformulaci</text:p>
          </table:table-cell>
          <table:table-cell table:style-name="ce3" table:number-columns-repeated="61"/>
          <table:table-cell table:number-columns-repeated="51"/>
        </table:table-row>
        <table:table-row table:style-name="ro1">
          <table:table-cell table:style-name="ce3" table:number-columns-repeated="62"/>
          <table:table-cell table:number-columns-repeated="51"/>
        </table:table-row>
        <table:table-row table:style-name="ro1">
          <table:table-cell table:style-name="ce3" office:value-type="string" calcext:value-type="string">
            <text:p>prelim01dref</text:p>
          </table:table-cell>
          <table:table-cell office:value-type="float" office:value="0.1" calcext:value-type="float">
            <text:p>0.1</text:p>
          </table:table-cell>
          <table:table-cell office:value-type="float" office:value="-7137680" calcext:value-type="float">
            <text:p>-713768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4101" calcext:value-type="float">
            <text:p>98410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7065700" calcext:value-type="float">
            <text:p>37065700</text:p>
          </table:table-cell>
          <table:table-cell office:value-type="float" office:value="31365.2" calcext:value-type="float">
            <text:p>31365.2</text:p>
          </table:table-cell>
          <table:table-cell office:value-type="float" office:value="224985" calcext:value-type="float">
            <text:p>224985</text:p>
          </table:table-cell>
          <table:table-cell office:value-type="float" office:value="92767.4" calcext:value-type="float">
            <text:p>92767.4</text:p>
          </table:table-cell>
          <table:table-cell office:value-type="float" office:value="0" calcext:value-type="float">
            <text:p>0</text:p>
          </table:table-cell>
          <table:table-cell office:value-type="float" office:value="22876.9" calcext:value-type="float">
            <text:p>22876.9</text:p>
          </table:table-cell>
          <table:table-cell office:value-type="float" office:value="95727.8" calcext:value-type="float">
            <text:p>95727.8</text:p>
          </table:table-cell>
          <table:table-cell office:value-type="float" office:value="-961224" calcext:value-type="float">
            <text:p>-961224</text:p>
          </table:table-cell>
          <table:table-cell office:value-type="float" office:value="95727.8" calcext:value-type="float">
            <text:p>95727.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3020600" calcext:value-type="float">
            <text:p>33020600</text:p>
          </table:table-cell>
          <table:table-cell office:value-type="float" office:value="33133.7" calcext:value-type="float">
            <text:p>33133.7</text:p>
          </table:table-cell>
          <table:table-cell office:value-type="float" office:value="227450" calcext:value-type="float">
            <text:p>227450</text:p>
          </table:table-cell>
          <table:table-cell office:value-type="float" office:value="75017.6" calcext:value-type="float">
            <text:p>75017.6</text:p>
          </table:table-cell>
          <table:table-cell office:value-type="float" office:value="0" calcext:value-type="float">
            <text:p>0</text:p>
          </table:table-cell>
          <table:table-cell office:value-type="float" office:value="41673" calcext:value-type="float">
            <text:p>41673</text:p>
          </table:table-cell>
          <table:table-cell office:value-type="float" office:value="-54054.8" calcext:value-type="float">
            <text:p>-54054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491100" calcext:value-type="float">
            <text:p>33491100</text:p>
          </table:table-cell>
          <table:table-cell office:value-type="float" office:value="33906.8" calcext:value-type="float">
            <text:p>33906.8</text:p>
          </table:table-cell>
          <table:table-cell office:value-type="float" office:value="230432" calcext:value-type="float">
            <text:p>230432</text:p>
          </table:table-cell>
          <table:table-cell office:value-type="float" office:value="61874.5" calcext:value-type="float">
            <text:p>61874.5</text:p>
          </table:table-cell>
          <table:table-cell office:value-type="float" office:value="0" calcext:value-type="float">
            <text:p>0</text:p>
          </table:table-cell>
          <table:table-cell office:value-type="float" office:value="5929" calcext:value-type="float">
            <text:p>5929</text:p>
          </table:table-cell>
          <table:table-cell office:value-type="float" office:value="-81857800" calcext:value-type="float">
            <text:p>-81857800</text:p>
          </table:table-cell>
          <table:table-cell office:value-type="float" office:value="-83210300" calcext:value-type="float">
            <text:p>-83210300</text:p>
          </table:table-cell>
          <table:table-cell office:value-type="float" office:value="-78938000" calcext:value-type="float">
            <text:p>-78938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rho 0.96 - martingal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z_0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Y_0</text:p>
          </table:table-cell>
          <table:table-cell office:value-type="string" calcext:value-type="string">
            <text:p>de_0</text:p>
          </table:table-cell>
          <table:table-cell office:value-type="string" calcext:value-type="string">
            <text:p>e_0</text:p>
          </table:table-cell>
          <table:table-cell office:value-type="string" calcext:value-type="string">
            <text:p>f1_0</text:p>
          </table:table-cell>
          <table:table-cell office:value-type="string" calcext:value-type="string">
            <text:p>f2_0</text:p>
          </table:table-cell>
          <table:table-cell office:value-type="string" calcext:value-type="string">
            <text:p>f3_0</text:p>
          </table:table-cell>
          <table:table-cell office:value-type="string" calcext:value-type="string">
            <text:p>phi1(1)_0</text:p>
          </table:table-cell>
          <table:table-cell office:value-type="string" calcext:value-type="string">
            <text:p>phi1(2)_0</text:p>
          </table:table-cell>
          <table:table-cell office:value-type="string" calcext:value-type="string">
            <text:p>phi1(3)_0</text:p>
          </table:table-cell>
          <table:table-cell office:value-type="string" calcext:value-type="string">
            <text:p>phi2(1)_0</text:p>
          </table:table-cell>
          <table:table-cell office:value-type="string" calcext:value-type="string">
            <text:p>phi2(2)_0</text:p>
          </table:table-cell>
          <table:table-cell office:value-type="string" calcext:value-type="string">
            <text:p>phi2(3)_0</text:p>
          </table:table-cell>
          <table:table-cell office:value-type="string" calcext:value-type="string">
            <text:p>phi3(1)_0</text:p>
          </table:table-cell>
          <table:table-cell office:value-type="string" calcext:value-type="string">
            <text:p>phi3(2)_0</text:p>
          </table:table-cell>
          <table:table-cell office:value-type="string" calcext:value-type="string">
            <text:p>phi3(3)_0</text:p>
          </table:table-cell>
          <table:table-cell office:value-type="string" calcext:value-type="string">
            <text:p>z_1</text:p>
          </table:table-cell>
          <table:table-cell office:value-type="string" calcext:value-type="string">
            <text:p>X_1</text:p>
          </table:table-cell>
          <table:table-cell office:value-type="string" calcext:value-type="string">
            <text:p>Y_1</text:p>
          </table:table-cell>
          <table:table-cell office:value-type="string" calcext:value-type="string">
            <text:p>de_1</text:p>
          </table:table-cell>
          <table:table-cell office:value-type="string" calcext:value-type="string">
            <text:p>e_1</text:p>
          </table:table-cell>
          <table:table-cell office:value-type="string" calcext:value-type="string">
            <text:p>f2_1</text:p>
          </table:table-cell>
          <table:table-cell office:value-type="string" calcext:value-type="string">
            <text:p>f3_1</text:p>
          </table:table-cell>
          <table:table-cell office:value-type="string" calcext:value-type="string">
            <text:p>df2_1</text:p>
          </table:table-cell>
          <table:table-cell office:value-type="string" calcext:value-type="string">
            <text:p>df3_1</text:p>
          </table:table-cell>
          <table:table-cell office:value-type="string" calcext:value-type="string">
            <text:p>phi2(1)_1</text:p>
          </table:table-cell>
          <table:table-cell office:value-type="string" calcext:value-type="string">
            <text:p>phi2(2)_1</text:p>
          </table:table-cell>
          <table:table-cell office:value-type="string" calcext:value-type="string">
            <text:p>phi2(3)_1</text:p>
          </table:table-cell>
          <table:table-cell office:value-type="string" calcext:value-type="string">
            <text:p>phi3(1)_1</text:p>
          </table:table-cell>
          <table:table-cell office:value-type="string" calcext:value-type="string">
            <text:p>phi3(2)_1</text:p>
          </table:table-cell>
          <table:table-cell office:value-type="string" calcext:value-type="string">
            <text:p>phi3(3)_1</text:p>
          </table:table-cell>
          <table:table-cell office:value-type="string" calcext:value-type="string">
            <text:p>z_2</text:p>
          </table:table-cell>
          <table:table-cell office:value-type="string" calcext:value-type="string">
            <text:p>X_2</text:p>
          </table:table-cell>
          <table:table-cell office:value-type="string" calcext:value-type="string">
            <text:p>Y_2</text:p>
          </table:table-cell>
          <table:table-cell office:value-type="string" calcext:value-type="string">
            <text:p>de_2</text:p>
          </table:table-cell>
          <table:table-cell office:value-type="string" calcext:value-type="string">
            <text:p>e_2</text:p>
          </table:table-cell>
          <table:table-cell office:value-type="string" calcext:value-type="string">
            <text:p>f3_2</text:p>
          </table:table-cell>
          <table:table-cell office:value-type="string" calcext:value-type="string">
            <text:p>df3_2</text:p>
          </table:table-cell>
          <table:table-cell office:value-type="string" calcext:value-type="string">
            <text:p>phi3(1)_2</text:p>
          </table:table-cell>
          <table:table-cell office:value-type="string" calcext:value-type="string">
            <text:p>phi3(2)_2</text:p>
          </table:table-cell>
          <table:table-cell office:value-type="string" calcext:value-type="string">
            <text:p>phi3(3)_2</text:p>
          </table:table-cell>
          <table:table-cell office:value-type="string" calcext:value-type="string">
            <text:p>z_3</text:p>
          </table:table-cell>
          <table:table-cell office:value-type="string" calcext:value-type="string">
            <text:p>X_3</text:p>
          </table:table-cell>
          <table:table-cell office:value-type="string" calcext:value-type="string">
            <text:p>Y_3</text:p>
          </table:table-cell>
          <table:table-cell office:value-type="string" calcext:value-type="string">
            <text:p>de_3</text:p>
          </table:table-cell>
          <table:table-cell office:value-type="string" calcext:value-type="string">
            <text:p>e_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ubb</text:p>
          </table:table-cell>
          <table:table-cell office:value-type="string" calcext:value-type="string">
            <text:p>states..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lim01d5a</text:p>
          </table:table-cell>
          <table:table-cell office:value-type="float" office:value="0.1" calcext:value-type="float">
            <text:p>0.1</text:p>
          </table:table-cell>
          <table:table-cell office:value-type="float" office:value="-5677870" calcext:value-type="float">
            <text:p>-567787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2832" calcext:value-type="float">
            <text:p>7828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2844300" calcext:value-type="float">
            <text:p>32844300</text:p>
          </table:table-cell>
          <table:table-cell office:value-type="float" office:value="30753.3" calcext:value-type="float">
            <text:p>30753.3</text:p>
          </table:table-cell>
          <table:table-cell office:value-type="float" office:value="223574" calcext:value-type="float">
            <text:p>223574</text:p>
          </table:table-cell>
          <table:table-cell office:value-type="float" office:value="91356.3" calcext:value-type="float">
            <text:p>91356.3</text:p>
          </table:table-cell>
          <table:table-cell office:value-type="float" office:value="0" calcext:value-type="float">
            <text:p>0</text:p>
          </table:table-cell>
          <table:table-cell office:value-type="float" office:value="125435" calcext:value-type="float">
            <text:p>125435</text:p>
          </table:table-cell>
          <table:table-cell office:value-type="float" office:value="329030" calcext:value-type="float">
            <text:p>329030</text:p>
          </table:table-cell>
          <table:table-cell office:value-type="float" office:value="-657397" calcext:value-type="float">
            <text:p>-657397</text:p>
          </table:table-cell>
          <table:table-cell office:value-type="float" office:value="329030" calcext:value-type="float">
            <text:p>3290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723700" calcext:value-type="float">
            <text:p>34723700</text:p>
          </table:table-cell>
          <table:table-cell office:value-type="float" office:value="32802.7" calcext:value-type="float">
            <text:p>32802.7</text:p>
          </table:table-cell>
          <table:table-cell office:value-type="float" office:value="225540" calcext:value-type="float">
            <text:p>225540</text:p>
          </table:table-cell>
          <table:table-cell office:value-type="float" office:value="-29450.2" calcext:value-type="float">
            <text:p>-29450.2</text:p>
          </table:table-cell>
          <table:table-cell office:value-type="float" office:value="0" calcext:value-type="float">
            <text:p>0</text:p>
          </table:table-cell>
          <table:table-cell office:value-type="float" office:value="95127.1" calcext:value-type="float">
            <text:p>95127.1</text:p>
          </table:table-cell>
          <table:table-cell office:value-type="float" office:value="-233903" calcext:value-type="float">
            <text:p>-233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476100" calcext:value-type="float">
            <text:p>33476100</text:p>
          </table:table-cell>
          <table:table-cell office:value-type="float" office:value="33714.9" calcext:value-type="float">
            <text:p>33714.9</text:p>
          </table:table-cell>
          <table:table-cell office:value-type="float" office:value="230677" calcext:value-type="float">
            <text:p>230677</text:p>
          </table:table-cell>
          <table:table-cell office:value-type="float" office:value="8665.46" calcext:value-type="float">
            <text:p>8665.46</text:p>
          </table:table-cell>
          <table:table-cell office:value-type="float" office:value="0" calcext:value-type="float">
            <text:p>0</text:p>
          </table:table-cell>
          <table:table-cell office:value-type="float" office:value="7127" calcext:value-type="float">
            <text:p>7127</text:p>
          </table:table-cell>
          <table:table-cell office:value-type="float" office:value="-81347400" calcext:value-type="float">
            <text:p>-81347400</text:p>
          </table:table-cell>
          <table:table-cell office:value-type="float" office:value="-80705900" calcext:value-type="float">
            <text:p>-80705900</text:p>
          </table:table-cell>
          <table:table-cell office:value-type="float" office:value="-76419800" calcext:value-type="float">
            <text:p>-764198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rrho 0.96 - martingal</text:p>
          </table:table-cell>
          <table:table-cell table:number-columns-repeated="56"/>
        </table:table-row>
        <table:table-row table:style-name="ro1">
          <table:table-cell table:number-columns-repeated="113"/>
        </table:table-row>
        <table:table-row table:style-name="ro1">
          <table:table-cell office:value-type="string" calcext:value-type="string">
            <text:p>grid T=1 bez ioty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z_0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Y_0</text:p>
          </table:table-cell>
          <table:table-cell office:value-type="string" calcext:value-type="string">
            <text:p>ds_0</text:p>
          </table:table-cell>
          <table:table-cell office:value-type="string" calcext:value-type="string">
            <text:p>e_0</text:p>
          </table:table-cell>
          <table:table-cell office:value-type="string" calcext:value-type="string">
            <text:p>v_0</text:p>
          </table:table-cell>
          <table:table-cell office:value-type="string" calcext:value-type="string">
            <text:p>xf_0</text:p>
          </table:table-cell>
          <table:table-cell office:value-type="string" calcext:value-type="string">
            <text:p>yf_0</text:p>
          </table:table-cell>
          <table:table-cell office:value-type="string" calcext:value-type="string">
            <text:p>f1_0</text:p>
          </table:table-cell>
          <table:table-cell office:value-type="string" calcext:value-type="string">
            <text:p>phi1(1)_0</text:p>
          </table:table-cell>
          <table:table-cell office:value-type="string" calcext:value-type="string">
            <text:p>phi1(2)_0</text:p>
          </table:table-cell>
          <table:table-cell office:value-type="string" calcext:value-type="string">
            <text:p>phi1(3)_0</text:p>
          </table:table-cell>
          <table:table-cell office:value-type="string" calcext:value-type="string">
            <text:p>psi1(1)_0</text:p>
          </table:table-cell>
          <table:table-cell office:value-type="string" calcext:value-type="string">
            <text:p>psi1(2)_0</text:p>
          </table:table-cell>
          <table:table-cell office:value-type="string" calcext:value-type="string">
            <text:p>psi1(3)_0</text:p>
          </table:table-cell>
          <table:table-cell office:value-type="string" calcext:value-type="string">
            <text:p>z_1</text:p>
          </table:table-cell>
          <table:table-cell office:value-type="string" calcext:value-type="string">
            <text:p>X_1</text:p>
          </table:table-cell>
          <table:table-cell office:value-type="string" calcext:value-type="string">
            <text:p>Y_1</text:p>
          </table:table-cell>
          <table:table-cell office:value-type="string" calcext:value-type="string">
            <text:p>ds_1</text:p>
          </table:table-cell>
          <table:table-cell office:value-type="string" calcext:value-type="string">
            <text:p>e_1</text:p>
          </table:table-cell>
          <table:table-cell office:value-type="string" calcext:value-type="string">
            <text:p>w_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ubb</text:p>
          </table:table-cell>
          <table:table-cell office:value-type="string" calcext:value-type="string">
            <text:p>states...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1omega0n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877722" calcext:value-type="float">
            <text:p>-877722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7067" calcext:value-type="float">
            <text:p>1170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2447" calcext:value-type="float">
            <text:p>182447</text:p>
          </table:table-cell>
          <table:table-cell office:value-type="float" office:value="31795.2" calcext:value-type="float">
            <text:p>31795.2</text:p>
          </table:table-cell>
          <table:table-cell office:value-type="float" office:value="226453" calcext:value-type="float">
            <text:p>226453</text:p>
          </table:table-cell>
          <table:table-cell office:value-type="float" office:value="-22832.3" calcext:value-type="float">
            <text:p>-2283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35531" calcext:value-type="float">
            <text:p>735531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1omega0.5n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-824754" calcext:value-type="float">
            <text:p>-824754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0002" calcext:value-type="float">
            <text:p>1100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5053" calcext:value-type="float">
            <text:p>125053</text:p>
          </table:table-cell>
          <table:table-cell office:value-type="float" office:value="31849.4" calcext:value-type="float">
            <text:p>31849.4</text:p>
          </table:table-cell>
          <table:table-cell office:value-type="float" office:value="226493" calcext:value-type="float">
            <text:p>226493</text:p>
          </table:table-cell>
          <table:table-cell office:value-type="float" office:value="-15727.6" calcext:value-type="float">
            <text:p>-1572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24210" calcext:value-type="float">
            <text:p>724210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1omega1n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696879" calcext:value-type="float">
            <text:p>-696879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946.9" calcext:value-type="float">
            <text:p>92946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31929" calcext:value-type="float">
            <text:p>0.331929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-0.042629" calcext:value-type="float">
            <text:p>-0.042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696878" calcext:value-type="float">
            <text:p>696878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55omega0n5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-884859" calcext:value-type="float">
            <text:p>-884859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8019" calcext:value-type="float">
            <text:p>118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122" calcext:value-type="float">
            <text:p>178122</text:p>
          </table:table-cell>
          <table:table-cell office:value-type="float" office:value="31888.1" calcext:value-type="float">
            <text:p>31888.1</text:p>
          </table:table-cell>
          <table:table-cell office:value-type="float" office:value="227398" calcext:value-type="float">
            <text:p>227398</text:p>
          </table:table-cell>
          <table:table-cell office:value-type="float" office:value="-22839.3" calcext:value-type="float">
            <text:p>-2283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898329" calcext:value-type="float">
            <text:p>898329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55omega0.5n5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-829801" calcext:value-type="float">
            <text:p>-829801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0675" calcext:value-type="float">
            <text:p>1106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9167" calcext:value-type="float">
            <text:p>129167</text:p>
          </table:table-cell>
          <table:table-cell office:value-type="float" office:value="31859.6" calcext:value-type="float">
            <text:p>31859.6</text:p>
          </table:table-cell>
          <table:table-cell office:value-type="float" office:value="226997" calcext:value-type="float">
            <text:p>226997</text:p>
          </table:table-cell>
          <table:table-cell office:value-type="float" office:value="-15896.1" calcext:value-type="float">
            <text:p>-1589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839325" calcext:value-type="float">
            <text:p>839325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55omega1n5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-696884" calcext:value-type="float">
            <text:p>-696884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947.6" calcext:value-type="float">
            <text:p>92947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90263" calcext:value-type="float">
            <text:p>5.90263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-0.751492" calcext:value-type="float">
            <text:p>-0.751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696880" calcext:value-type="float">
            <text:p>696880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1omega0n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84859" calcext:value-type="float">
            <text:p>-884859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8019" calcext:value-type="float">
            <text:p>118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2808" calcext:value-type="float">
            <text:p>202808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4872" calcext:value-type="float">
            <text:p>224872</text:p>
          </table:table-cell>
          <table:table-cell office:value-type="float" office:value="-25365.3" calcext:value-type="float">
            <text:p>-2536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1061120" calcext:value-type="float">
            <text:p>1061120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1omega0.5n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829801" calcext:value-type="float">
            <text:p>-829801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0675" calcext:value-type="float">
            <text:p>1106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881" calcext:value-type="float">
            <text:p>135881</text:p>
          </table:table-cell>
          <table:table-cell office:value-type="float" office:value="31874.9" calcext:value-type="float">
            <text:p>31874.9</text:p>
          </table:table-cell>
          <table:table-cell office:value-type="float" office:value="225995" calcext:value-type="float">
            <text:p>225995</text:p>
          </table:table-cell>
          <table:table-cell office:value-type="float" office:value="-16898.3" calcext:value-type="float">
            <text:p>-1689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954434" calcext:value-type="float">
            <text:p>954434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1omega1n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96878" calcext:value-type="float">
            <text:p>-696878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946.8" calcext:value-type="float">
            <text:p>92946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471" calcext:value-type="float">
            <text:p>-0.471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0.0602831" calcext:value-type="float">
            <text:p>0.0602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696881" calcext:value-type="float">
            <text:p>696881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table:number-columns-repeated="113"/>
        </table:table-row>
        <table:table-row table:style-name="ro1">
          <table:table-cell office:value-type="string" calcext:value-type="string">
            <text:p>dtto s iotou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z_0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Y_0</text:p>
          </table:table-cell>
          <table:table-cell office:value-type="string" calcext:value-type="string">
            <text:p>ds_0</text:p>
          </table:table-cell>
          <table:table-cell office:value-type="string" calcext:value-type="string">
            <text:p>e_0</text:p>
          </table:table-cell>
          <table:table-cell office:value-type="string" calcext:value-type="string">
            <text:p>v_0</text:p>
          </table:table-cell>
          <table:table-cell office:value-type="string" calcext:value-type="string">
            <text:p>xf_0</text:p>
          </table:table-cell>
          <table:table-cell office:value-type="string" calcext:value-type="string">
            <text:p>yf_0</text:p>
          </table:table-cell>
          <table:table-cell office:value-type="string" calcext:value-type="string">
            <text:p>f1_0</text:p>
          </table:table-cell>
          <table:table-cell office:value-type="string" calcext:value-type="string">
            <text:p>phi1(1)_0</text:p>
          </table:table-cell>
          <table:table-cell office:value-type="string" calcext:value-type="string">
            <text:p>phi1(2)_0</text:p>
          </table:table-cell>
          <table:table-cell office:value-type="string" calcext:value-type="string">
            <text:p>phi1(3)_0</text:p>
          </table:table-cell>
          <table:table-cell office:value-type="string" calcext:value-type="string">
            <text:p>psi1(1)_0</text:p>
          </table:table-cell>
          <table:table-cell office:value-type="string" calcext:value-type="string">
            <text:p>psi1(2)_0</text:p>
          </table:table-cell>
          <table:table-cell office:value-type="string" calcext:value-type="string">
            <text:p>psi1(3)_0</text:p>
          </table:table-cell>
          <table:table-cell office:value-type="string" calcext:value-type="string">
            <text:p>z_1</text:p>
          </table:table-cell>
          <table:table-cell office:value-type="string" calcext:value-type="string">
            <text:p>X_1</text:p>
          </table:table-cell>
          <table:table-cell office:value-type="string" calcext:value-type="string">
            <text:p>Y_1</text:p>
          </table:table-cell>
          <table:table-cell office:value-type="string" calcext:value-type="string">
            <text:p>ds_1</text:p>
          </table:table-cell>
          <table:table-cell office:value-type="string" calcext:value-type="string">
            <text:p>e_1</text:p>
          </table:table-cell>
          <table:table-cell office:value-type="string" calcext:value-type="string">
            <text:p>w_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ubb</text:p>
          </table:table-cell>
          <table:table-cell office:value-type="string" calcext:value-type="string">
            <text:p>states...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1omega0n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1027070" calcext:value-type="float">
            <text:p>-102707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6986" calcext:value-type="float">
            <text:p>1369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5529" calcext:value-type="float">
            <text:p>345529</text:p>
          </table:table-cell>
          <table:table-cell office:value-type="float" office:value="31575.9" calcext:value-type="float">
            <text:p>31575.9</text:p>
          </table:table-cell>
          <table:table-cell office:value-type="float" office:value="225163" calcext:value-type="float">
            <text:p>225163</text:p>
          </table:table-cell>
          <table:table-cell office:value-type="float" office:value="-44041.8" calcext:value-type="float">
            <text:p>-44041.8</text:p>
          </table:table-cell>
          <table:table-cell office:value-type="float" office:value="0" calcext:value-type="float">
            <text:p>0</text:p>
          </table:table-cell>
          <table:table-cell office:value-type="float" office:value="655.225" calcext:value-type="float">
            <text:p>655.225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739936" calcext:value-type="float">
            <text:p>739936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1omega0.5n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-943208" calcext:value-type="float">
            <text:p>-943208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801" calcext:value-type="float">
            <text:p>1258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6794" calcext:value-type="float">
            <text:p>246794</text:p>
          </table:table-cell>
          <table:table-cell office:value-type="float" office:value="31768.2" calcext:value-type="float">
            <text:p>31768.2</text:p>
          </table:table-cell>
          <table:table-cell office:value-type="float" office:value="225979" calcext:value-type="float">
            <text:p>225979</text:p>
          </table:table-cell>
          <table:table-cell office:value-type="float" office:value="-32040.1" calcext:value-type="float">
            <text:p>-32040.1</text:p>
          </table:table-cell>
          <table:table-cell office:value-type="float" office:value="0" calcext:value-type="float">
            <text:p>0</text:p>
          </table:table-cell>
          <table:table-cell office:value-type="float" office:value="776.363" calcext:value-type="float">
            <text:p>776.363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727692" calcext:value-type="float">
            <text:p>727692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1omega1n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750283" calcext:value-type="float">
            <text:p>-750283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70" calcext:value-type="float">
            <text:p>1000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332.1" calcext:value-type="float">
            <text:p>55332.1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-7122.93" calcext:value-type="float">
            <text:p>-7122.93</text:p>
          </table:table-cell>
          <table:table-cell office:value-type="float" office:value="0" calcext:value-type="float">
            <text:p>0</text:p>
          </table:table-cell>
          <table:table-cell office:value-type="float" office:value="885.38" calcext:value-type="float">
            <text:p>885.38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700807" calcext:value-type="float">
            <text:p>700807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55omega0n5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-953569" calcext:value-type="float">
            <text:p>-953569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7183" calcext:value-type="float">
            <text:p>1271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0167" calcext:value-type="float">
            <text:p>260167</text:p>
          </table:table-cell>
          <table:table-cell office:value-type="float" office:value="31836.4" calcext:value-type="float">
            <text:p>31836.4</text:p>
          </table:table-cell>
          <table:table-cell office:value-type="float" office:value="225416" calcext:value-type="float">
            <text:p>225416</text:p>
          </table:table-cell>
          <table:table-cell office:value-type="float" office:value="-33984.9" calcext:value-type="float">
            <text:p>-33984.9</text:p>
          </table:table-cell>
          <table:table-cell office:value-type="float" office:value="0" calcext:value-type="float">
            <text:p>0</text:p>
          </table:table-cell>
          <table:table-cell office:value-type="float" office:value="1580.93" calcext:value-type="float">
            <text:p>1580.93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914782" calcext:value-type="float">
            <text:p>914782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55omega0.5n5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-882739" calcext:value-type="float">
            <text:p>-882739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7736" calcext:value-type="float">
            <text:p>1177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671" calcext:value-type="float">
            <text:p>184671</text:p>
          </table:table-cell>
          <table:table-cell office:value-type="float" office:value="31908.5" calcext:value-type="float">
            <text:p>31908.5</text:p>
          </table:table-cell>
          <table:table-cell office:value-type="float" office:value="226597" calcext:value-type="float">
            <text:p>226597</text:p>
          </table:table-cell>
          <table:table-cell office:value-type="float" office:value="-23357.2" calcext:value-type="float">
            <text:p>-23357.2</text:p>
          </table:table-cell>
          <table:table-cell office:value-type="float" office:value="0" calcext:value-type="float">
            <text:p>0</text:p>
          </table:table-cell>
          <table:table-cell office:value-type="float" office:value="1567.83" calcext:value-type="float">
            <text:p>1567.8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852281" calcext:value-type="float">
            <text:p>852281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0.55omega1n5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-696877" calcext:value-type="float">
            <text:p>-696877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946.7" calcext:value-type="float">
            <text:p>92946.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.12661" calcext:value-type="float">
            <text:p>-1.12661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0.145228" calcext:value-type="float">
            <text:p>0.145228</text:p>
          </table:table-cell>
          <table:table-cell office:value-type="float" office:value="0" calcext:value-type="float">
            <text:p>0</text:p>
          </table:table-cell>
          <table:table-cell office:value-type="float" office:value="7539.32" calcext:value-type="float">
            <text:p>7539.3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704117" calcext:value-type="float">
            <text:p>704117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1omega0n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53569" calcext:value-type="float">
            <text:p>-953569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7183" calcext:value-type="float">
            <text:p>1271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3084" calcext:value-type="float">
            <text:p>253084</text:p>
          </table:table-cell>
          <table:table-cell office:value-type="float" office:value="31977.5" calcext:value-type="float">
            <text:p>31977.5</text:p>
          </table:table-cell>
          <table:table-cell office:value-type="float" office:value="227364" calcext:value-type="float">
            <text:p>227364</text:p>
          </table:table-cell>
          <table:table-cell office:value-type="float" office:value="-32036.9" calcext:value-type="float">
            <text:p>-32036.9</text:p>
          </table:table-cell>
          <table:table-cell office:value-type="float" office:value="0" calcext:value-type="float">
            <text:p>0</text:p>
          </table:table-cell>
          <table:table-cell office:value-type="float" office:value="1864.33" calcext:value-type="float">
            <text:p>1864.3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1089260" calcext:value-type="float">
            <text:p>1089260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1omega0.5n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878386" calcext:value-type="float">
            <text:p>-878386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7156" calcext:value-type="float">
            <text:p>1171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2151" calcext:value-type="float">
            <text:p>182151</text:p>
          </table:table-cell>
          <table:table-cell office:value-type="float" office:value="31783.4" calcext:value-type="float">
            <text:p>31783.4</text:p>
          </table:table-cell>
          <table:table-cell office:value-type="float" office:value="226072" calcext:value-type="float">
            <text:p>226072</text:p>
          </table:table-cell>
          <table:table-cell office:value-type="float" office:value="-23301.7" calcext:value-type="float">
            <text:p>-23301.7</text:p>
          </table:table-cell>
          <table:table-cell office:value-type="float" office:value="0" calcext:value-type="float">
            <text:p>0</text:p>
          </table:table-cell>
          <table:table-cell office:value-type="float" office:value="1771.22" calcext:value-type="float">
            <text:p>1771.22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976455" calcext:value-type="float">
            <text:p>976455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xlambda1omega1n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96881" calcext:value-type="float">
            <text:p>-696881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947.3" calcext:value-type="float">
            <text:p>92947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25639" calcext:value-type="float">
            <text:p>3.25639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-0.414854" calcext:value-type="float">
            <text:p>-0.414854</text:p>
          </table:table-cell>
          <table:table-cell office:value-type="float" office:value="0" calcext:value-type="float">
            <text:p>0</text:p>
          </table:table-cell>
          <table:table-cell office:value-type="float" office:value="7538.66" calcext:value-type="float">
            <text:p>7538.6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704119" calcext:value-type="float">
            <text:p>704119</text:p>
          </table:table-cell>
          <table:table-cell office:value-type="float" office:value="5" calcext:value-type="float">
            <text:p>5</text:p>
          </table:table-cell>
          <table:table-cell table:number-columns-repeated="84"/>
        </table:table-row>
        <table:table-row table:style-name="ro1">
          <table:table-cell table:number-columns-repeated="113"/>
        </table:table-row>
        <table:table-row table:style-name="ro1">
          <table:table-cell office:value-type="string" calcext:value-type="string">
            <text:p>T=3 s iotou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z_0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Y_0</text:p>
          </table:table-cell>
          <table:table-cell office:value-type="string" calcext:value-type="string">
            <text:p>ds_0</text:p>
          </table:table-cell>
          <table:table-cell office:value-type="string" calcext:value-type="string">
            <text:p>e_0</text:p>
          </table:table-cell>
          <table:table-cell office:value-type="string" calcext:value-type="string">
            <text:p>v_0</text:p>
          </table:table-cell>
          <table:table-cell office:value-type="string" calcext:value-type="string">
            <text:p>xf_0</text:p>
          </table:table-cell>
          <table:table-cell office:value-type="string" calcext:value-type="string">
            <text:p>yf_0</text:p>
          </table:table-cell>
          <table:table-cell office:value-type="string" calcext:value-type="string">
            <text:p>f1_0</text:p>
          </table:table-cell>
          <table:table-cell office:value-type="string" calcext:value-type="string">
            <text:p>f2_0</text:p>
          </table:table-cell>
          <table:table-cell office:value-type="string" calcext:value-type="string">
            <text:p>f3_0</text:p>
          </table:table-cell>
          <table:table-cell office:value-type="string" calcext:value-type="string">
            <text:p>phi1(1)_0</text:p>
          </table:table-cell>
          <table:table-cell office:value-type="string" calcext:value-type="string">
            <text:p>phi1(2)_0</text:p>
          </table:table-cell>
          <table:table-cell office:value-type="string" calcext:value-type="string">
            <text:p>phi1(3)_0</text:p>
          </table:table-cell>
          <table:table-cell office:value-type="string" calcext:value-type="string">
            <text:p>phi2(1)_0</text:p>
          </table:table-cell>
          <table:table-cell office:value-type="string" calcext:value-type="string">
            <text:p>phi2(2)_0</text:p>
          </table:table-cell>
          <table:table-cell office:value-type="string" calcext:value-type="string">
            <text:p>phi2(3)_0</text:p>
          </table:table-cell>
          <table:table-cell office:value-type="string" calcext:value-type="string">
            <text:p>phi3(1)_0</text:p>
          </table:table-cell>
          <table:table-cell office:value-type="string" calcext:value-type="string">
            <text:p>phi3(2)_0</text:p>
          </table:table-cell>
          <table:table-cell office:value-type="string" calcext:value-type="string">
            <text:p>phi3(3)_0</text:p>
          </table:table-cell>
          <table:table-cell office:value-type="string" calcext:value-type="string">
            <text:p>psi1(1)_0</text:p>
          </table:table-cell>
          <table:table-cell office:value-type="string" calcext:value-type="string">
            <text:p>psi1(2)_0</text:p>
          </table:table-cell>
          <table:table-cell office:value-type="string" calcext:value-type="string">
            <text:p>psi1(3)_0</text:p>
          </table:table-cell>
          <table:table-cell office:value-type="string" calcext:value-type="string">
            <text:p>psi2(1)_0</text:p>
          </table:table-cell>
          <table:table-cell office:value-type="string" calcext:value-type="string">
            <text:p>psi2(2)_0</text:p>
          </table:table-cell>
          <table:table-cell office:value-type="string" calcext:value-type="string">
            <text:p>psi2(3)_0</text:p>
          </table:table-cell>
          <table:table-cell office:value-type="string" calcext:value-type="string">
            <text:p>psi3(1)_0</text:p>
          </table:table-cell>
          <table:table-cell office:value-type="string" calcext:value-type="string">
            <text:p>psi3(2)_0</text:p>
          </table:table-cell>
          <table:table-cell office:value-type="string" calcext:value-type="string">
            <text:p>psi3(3)_0</text:p>
          </table:table-cell>
          <table:table-cell office:value-type="string" calcext:value-type="string">
            <text:p>z_1</text:p>
          </table:table-cell>
          <table:table-cell office:value-type="string" calcext:value-type="string">
            <text:p>X_1</text:p>
          </table:table-cell>
          <table:table-cell office:value-type="string" calcext:value-type="string">
            <text:p>Y_1</text:p>
          </table:table-cell>
          <table:table-cell office:value-type="string" calcext:value-type="string">
            <text:p>ds_1</text:p>
          </table:table-cell>
          <table:table-cell office:value-type="string" calcext:value-type="string">
            <text:p>e_1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xf_1</text:p>
          </table:table-cell>
          <table:table-cell office:value-type="string" calcext:value-type="string">
            <text:p>yf_1</text:p>
          </table:table-cell>
          <table:table-cell office:value-type="string" calcext:value-type="string">
            <text:p>f2_1</text:p>
          </table:table-cell>
          <table:table-cell office:value-type="string" calcext:value-type="string">
            <text:p>f3_1</text:p>
          </table:table-cell>
          <table:table-cell office:value-type="string" calcext:value-type="string">
            <text:p>df2_1</text:p>
          </table:table-cell>
          <table:table-cell office:value-type="string" calcext:value-type="string">
            <text:p>df3_1</text:p>
          </table:table-cell>
          <table:table-cell office:value-type="string" calcext:value-type="string">
            <text:p>phi2(1)_1</text:p>
          </table:table-cell>
          <table:table-cell office:value-type="string" calcext:value-type="string">
            <text:p>phi2(2)_1</text:p>
          </table:table-cell>
          <table:table-cell office:value-type="string" calcext:value-type="string">
            <text:p>phi2(3)_1</text:p>
          </table:table-cell>
          <table:table-cell office:value-type="string" calcext:value-type="string">
            <text:p>phi3(1)_1</text:p>
          </table:table-cell>
          <table:table-cell office:value-type="string" calcext:value-type="string">
            <text:p>phi3(2)_1</text:p>
          </table:table-cell>
          <table:table-cell office:value-type="string" calcext:value-type="string">
            <text:p>phi3(3)_1</text:p>
          </table:table-cell>
          <table:table-cell office:value-type="string" calcext:value-type="string">
            <text:p>psi2(1)_1</text:p>
          </table:table-cell>
          <table:table-cell office:value-type="string" calcext:value-type="string">
            <text:p>psi2(2)_1</text:p>
          </table:table-cell>
          <table:table-cell office:value-type="string" calcext:value-type="string">
            <text:p>psi2(3)_1</text:p>
          </table:table-cell>
          <table:table-cell office:value-type="string" calcext:value-type="string">
            <text:p>psi3(1)_1</text:p>
          </table:table-cell>
          <table:table-cell office:value-type="string" calcext:value-type="string">
            <text:p>psi3(2)_1</text:p>
          </table:table-cell>
          <table:table-cell office:value-type="string" calcext:value-type="string">
            <text:p>psi3(3)_1</text:p>
          </table:table-cell>
          <table:table-cell office:value-type="string" calcext:value-type="string">
            <text:p>z_2</text:p>
          </table:table-cell>
          <table:table-cell office:value-type="string" calcext:value-type="string">
            <text:p>X_2</text:p>
          </table:table-cell>
          <table:table-cell office:value-type="string" calcext:value-type="string">
            <text:p>Y_2</text:p>
          </table:table-cell>
          <table:table-cell office:value-type="string" calcext:value-type="string">
            <text:p>ds_2</text:p>
          </table:table-cell>
          <table:table-cell office:value-type="string" calcext:value-type="string">
            <text:p>e_2</text:p>
          </table:table-cell>
          <table:table-cell office:value-type="string" calcext:value-type="string">
            <text:p>v_2</text:p>
          </table:table-cell>
          <table:table-cell office:value-type="string" calcext:value-type="string">
            <text:p>xf_2</text:p>
          </table:table-cell>
          <table:table-cell office:value-type="string" calcext:value-type="string">
            <text:p>yf_2</text:p>
          </table:table-cell>
          <table:table-cell office:value-type="string" calcext:value-type="string">
            <text:p>f3_2</text:p>
          </table:table-cell>
          <table:table-cell office:value-type="string" calcext:value-type="string">
            <text:p>df3_2</text:p>
          </table:table-cell>
          <table:table-cell office:value-type="string" calcext:value-type="string">
            <text:p>phi3(1)_2</text:p>
          </table:table-cell>
          <table:table-cell office:value-type="string" calcext:value-type="string">
            <text:p>phi3(2)_2</text:p>
          </table:table-cell>
          <table:table-cell office:value-type="string" calcext:value-type="string">
            <text:p>phi3(3)_2</text:p>
          </table:table-cell>
          <table:table-cell office:value-type="string" calcext:value-type="string">
            <text:p>psi3(1)_2</text:p>
          </table:table-cell>
          <table:table-cell office:value-type="string" calcext:value-type="string">
            <text:p>psi3(2)_2</text:p>
          </table:table-cell>
          <table:table-cell office:value-type="string" calcext:value-type="string">
            <text:p>psi3(3)_2</text:p>
          </table:table-cell>
          <table:table-cell office:value-type="string" calcext:value-type="string">
            <text:p>z_3</text:p>
          </table:table-cell>
          <table:table-cell office:value-type="string" calcext:value-type="string">
            <text:p>X_3</text:p>
          </table:table-cell>
          <table:table-cell office:value-type="string" calcext:value-type="string">
            <text:p>Y_3</text:p>
          </table:table-cell>
          <table:table-cell office:value-type="string" calcext:value-type="string">
            <text:p>ds_3</text:p>
          </table:table-cell>
          <table:table-cell office:value-type="string" calcext:value-type="string">
            <text:p>e_3</text:p>
          </table:table-cell>
          <table:table-cell office:value-type="string" calcext:value-type="string">
            <text:p>w_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ubb</text:p>
          </table:table-cell>
          <table:table-cell office:value-type="string" calcext:value-type="string">
            <text:p>states...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oxlambda0.1omega0n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3255720" calcext:value-type="float">
            <text:p>-325572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5996" calcext:value-type="float">
            <text:p>345996</text:p>
          </table:table-cell>
          <table:table-cell office:value-type="float" office:value="91215.2" calcext:value-type="float">
            <text:p>91215.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865633" calcext:value-type="float">
            <text:p>865633</text:p>
          </table:table-cell>
          <table:table-cell office:value-type="float" office:value="31566.2" calcext:value-type="float">
            <text:p>31566.2</text:p>
          </table:table-cell>
          <table:table-cell office:value-type="float" office:value="225179" calcext:value-type="float">
            <text:p>225179</text:p>
          </table:table-cell>
          <table:table-cell office:value-type="float" office:value="-253035" calcext:value-type="float">
            <text:p>-253035</text:p>
          </table:table-cell>
          <table:table-cell office:value-type="float" office:value="0" calcext:value-type="float">
            <text:p>0</text:p>
          </table:table-cell>
          <table:table-cell office:value-type="float" office:value="865633" calcext:value-type="float">
            <text:p>865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803" calcext:value-type="float">
            <text:p>167803</text:p>
          </table:table-cell>
          <table:table-cell office:value-type="float" office:value="72982.4" calcext:value-type="float">
            <text:p>72982.4</text:p>
          </table:table-cell>
          <table:table-cell office:value-type="float" office:value="76587.5" calcext:value-type="float">
            <text:p>76587.5</text:p>
          </table:table-cell>
          <table:table-cell office:value-type="float" office:value="72982.4" calcext:value-type="float">
            <text:p>72982.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2990.1" calcext:value-type="float">
            <text:p>52990.1</text:p>
          </table:table-cell>
          <table:table-cell office:value-type="float" office:value="33291.3" calcext:value-type="float">
            <text:p>33291.3</text:p>
          </table:table-cell>
          <table:table-cell office:value-type="float" office:value="228945" calcext:value-type="float">
            <text:p>228945</text:p>
          </table:table-cell>
          <table:table-cell office:value-type="float" office:value="-68064.8" calcext:value-type="float">
            <text:p>-68064.8</text:p>
          </table:table-cell>
          <table:table-cell office:value-type="float" office:value="347.467" calcext:value-type="float">
            <text:p>347.467</text:p>
          </table:table-cell>
          <table:table-cell office:value-type="float" office:value="954691" calcext:value-type="float">
            <text:p>954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169" calcext:value-type="float">
            <text:p>138169</text:p>
          </table:table-cell>
          <table:table-cell office:value-type="float" office:value="65186.6" calcext:value-type="float">
            <text:p>65186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8741" calcext:value-type="float">
            <text:p>298741</text:p>
          </table:table-cell>
          <table:table-cell office:value-type="float" office:value="33062.3" calcext:value-type="float">
            <text:p>33062.3</text:p>
          </table:table-cell>
          <table:table-cell office:value-type="float" office:value="227736" calcext:value-type="float">
            <text:p>227736</text:p>
          </table:table-cell>
          <table:table-cell office:value-type="float" office:value="-37665" calcext:value-type="float">
            <text:p>-37665</text:p>
          </table:table-cell>
          <table:table-cell office:value-type="float" office:value="0" calcext:value-type="float">
            <text:p>0</text:p>
          </table:table-cell>
          <table:table-cell office:value-type="float" office:value="14537.7" calcext:value-type="float">
            <text:p>14537.7</text:p>
          </table:table-cell>
          <table:table-cell office:value-type="float" office:value="10970" calcext:value-type="float">
            <text:p>10970</text:p>
          </table:table-cell>
          <table:table-cell office:value-type="float" office:value="2301830" calcext:value-type="float">
            <text:p>2301830</text:p>
          </table:table-cell>
          <table:table-cell office:value-type="float" office:value="2270290" calcext:value-type="float">
            <text:p>2270290</text:p>
          </table:table-cell>
          <table:table-cell office:value-type="float" office:value="2508590" calcext:value-type="float">
            <text:p>250859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tto bez yoty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z_0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Y_0</text:p>
          </table:table-cell>
          <table:table-cell office:value-type="string" calcext:value-type="string">
            <text:p>ds_0</text:p>
          </table:table-cell>
          <table:table-cell office:value-type="string" calcext:value-type="string">
            <text:p>e_0</text:p>
          </table:table-cell>
          <table:table-cell office:value-type="string" calcext:value-type="string">
            <text:p>v_0</text:p>
          </table:table-cell>
          <table:table-cell office:value-type="string" calcext:value-type="string">
            <text:p>xf_0</text:p>
          </table:table-cell>
          <table:table-cell office:value-type="string" calcext:value-type="string">
            <text:p>yf_0</text:p>
          </table:table-cell>
          <table:table-cell office:value-type="string" calcext:value-type="string">
            <text:p>f1_0</text:p>
          </table:table-cell>
          <table:table-cell office:value-type="string" calcext:value-type="string">
            <text:p>f2_0</text:p>
          </table:table-cell>
          <table:table-cell office:value-type="string" calcext:value-type="string">
            <text:p>f3_0</text:p>
          </table:table-cell>
          <table:table-cell office:value-type="string" calcext:value-type="string">
            <text:p>phi1(1)_0</text:p>
          </table:table-cell>
          <table:table-cell office:value-type="string" calcext:value-type="string">
            <text:p>phi1(2)_0</text:p>
          </table:table-cell>
          <table:table-cell office:value-type="string" calcext:value-type="string">
            <text:p>phi1(3)_0</text:p>
          </table:table-cell>
          <table:table-cell office:value-type="string" calcext:value-type="string">
            <text:p>phi2(1)_0</text:p>
          </table:table-cell>
          <table:table-cell office:value-type="string" calcext:value-type="string">
            <text:p>phi2(2)_0</text:p>
          </table:table-cell>
          <table:table-cell office:value-type="string" calcext:value-type="string">
            <text:p>phi2(3)_0</text:p>
          </table:table-cell>
          <table:table-cell office:value-type="string" calcext:value-type="string">
            <text:p>phi3(1)_0</text:p>
          </table:table-cell>
          <table:table-cell office:value-type="string" calcext:value-type="string">
            <text:p>phi3(2)_0</text:p>
          </table:table-cell>
          <table:table-cell office:value-type="string" calcext:value-type="string">
            <text:p>phi3(3)_0</text:p>
          </table:table-cell>
          <table:table-cell office:value-type="string" calcext:value-type="string">
            <text:p>psi1(1)_0</text:p>
          </table:table-cell>
          <table:table-cell office:value-type="string" calcext:value-type="string">
            <text:p>psi1(2)_0</text:p>
          </table:table-cell>
          <table:table-cell office:value-type="string" calcext:value-type="string">
            <text:p>psi1(3)_0</text:p>
          </table:table-cell>
          <table:table-cell office:value-type="string" calcext:value-type="string">
            <text:p>psi2(1)_0</text:p>
          </table:table-cell>
          <table:table-cell office:value-type="string" calcext:value-type="string">
            <text:p>psi2(2)_0</text:p>
          </table:table-cell>
          <table:table-cell office:value-type="string" calcext:value-type="string">
            <text:p>psi2(3)_0</text:p>
          </table:table-cell>
          <table:table-cell office:value-type="string" calcext:value-type="string">
            <text:p>psi3(1)_0</text:p>
          </table:table-cell>
          <table:table-cell office:value-type="string" calcext:value-type="string">
            <text:p>psi3(2)_0</text:p>
          </table:table-cell>
          <table:table-cell office:value-type="string" calcext:value-type="string">
            <text:p>psi3(3)_0</text:p>
          </table:table-cell>
          <table:table-cell office:value-type="string" calcext:value-type="string">
            <text:p>z_1</text:p>
          </table:table-cell>
          <table:table-cell office:value-type="string" calcext:value-type="string">
            <text:p>X_1</text:p>
          </table:table-cell>
          <table:table-cell office:value-type="string" calcext:value-type="string">
            <text:p>Y_1</text:p>
          </table:table-cell>
          <table:table-cell office:value-type="string" calcext:value-type="string">
            <text:p>ds_1</text:p>
          </table:table-cell>
          <table:table-cell office:value-type="string" calcext:value-type="string">
            <text:p>e_1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xf_1</text:p>
          </table:table-cell>
          <table:table-cell office:value-type="string" calcext:value-type="string">
            <text:p>yf_1</text:p>
          </table:table-cell>
          <table:table-cell office:value-type="string" calcext:value-type="string">
            <text:p>f2_1</text:p>
          </table:table-cell>
          <table:table-cell office:value-type="string" calcext:value-type="string">
            <text:p>f3_1</text:p>
          </table:table-cell>
          <table:table-cell office:value-type="string" calcext:value-type="string">
            <text:p>df2_1</text:p>
          </table:table-cell>
          <table:table-cell office:value-type="string" calcext:value-type="string">
            <text:p>df3_1</text:p>
          </table:table-cell>
          <table:table-cell office:value-type="string" calcext:value-type="string">
            <text:p>phi2(1)_1</text:p>
          </table:table-cell>
          <table:table-cell office:value-type="string" calcext:value-type="string">
            <text:p>phi2(2)_1</text:p>
          </table:table-cell>
          <table:table-cell office:value-type="string" calcext:value-type="string">
            <text:p>phi2(3)_1</text:p>
          </table:table-cell>
          <table:table-cell office:value-type="string" calcext:value-type="string">
            <text:p>phi3(1)_1</text:p>
          </table:table-cell>
          <table:table-cell office:value-type="string" calcext:value-type="string">
            <text:p>phi3(2)_1</text:p>
          </table:table-cell>
          <table:table-cell office:value-type="string" calcext:value-type="string">
            <text:p>phi3(3)_1</text:p>
          </table:table-cell>
          <table:table-cell office:value-type="string" calcext:value-type="string">
            <text:p>psi2(1)_1</text:p>
          </table:table-cell>
          <table:table-cell office:value-type="string" calcext:value-type="string">
            <text:p>psi2(2)_1</text:p>
          </table:table-cell>
          <table:table-cell office:value-type="string" calcext:value-type="string">
            <text:p>psi2(3)_1</text:p>
          </table:table-cell>
          <table:table-cell office:value-type="string" calcext:value-type="string">
            <text:p>psi3(1)_1</text:p>
          </table:table-cell>
          <table:table-cell office:value-type="string" calcext:value-type="string">
            <text:p>psi3(2)_1</text:p>
          </table:table-cell>
          <table:table-cell office:value-type="string" calcext:value-type="string">
            <text:p>psi3(3)_1</text:p>
          </table:table-cell>
          <table:table-cell office:value-type="string" calcext:value-type="string">
            <text:p>z_2</text:p>
          </table:table-cell>
          <table:table-cell office:value-type="string" calcext:value-type="string">
            <text:p>X_2</text:p>
          </table:table-cell>
          <table:table-cell office:value-type="string" calcext:value-type="string">
            <text:p>Y_2</text:p>
          </table:table-cell>
          <table:table-cell office:value-type="string" calcext:value-type="string">
            <text:p>ds_2</text:p>
          </table:table-cell>
          <table:table-cell office:value-type="string" calcext:value-type="string">
            <text:p>e_2</text:p>
          </table:table-cell>
          <table:table-cell office:value-type="string" calcext:value-type="string">
            <text:p>v_2</text:p>
          </table:table-cell>
          <table:table-cell office:value-type="string" calcext:value-type="string">
            <text:p>xf_2</text:p>
          </table:table-cell>
          <table:table-cell office:value-type="string" calcext:value-type="string">
            <text:p>yf_2</text:p>
          </table:table-cell>
          <table:table-cell office:value-type="string" calcext:value-type="string">
            <text:p>f3_2</text:p>
          </table:table-cell>
          <table:table-cell office:value-type="string" calcext:value-type="string">
            <text:p>df3_2</text:p>
          </table:table-cell>
          <table:table-cell office:value-type="string" calcext:value-type="string">
            <text:p>phi3(1)_2</text:p>
          </table:table-cell>
          <table:table-cell office:value-type="string" calcext:value-type="string">
            <text:p>phi3(2)_2</text:p>
          </table:table-cell>
          <table:table-cell office:value-type="string" calcext:value-type="string">
            <text:p>phi3(3)_2</text:p>
          </table:table-cell>
          <table:table-cell office:value-type="string" calcext:value-type="string">
            <text:p>psi3(1)_2</text:p>
          </table:table-cell>
          <table:table-cell office:value-type="string" calcext:value-type="string">
            <text:p>psi3(2)_2</text:p>
          </table:table-cell>
          <table:table-cell office:value-type="string" calcext:value-type="string">
            <text:p>psi3(3)_2</text:p>
          </table:table-cell>
          <table:table-cell office:value-type="string" calcext:value-type="string">
            <text:p>z_3</text:p>
          </table:table-cell>
          <table:table-cell office:value-type="string" calcext:value-type="string">
            <text:p>X_3</text:p>
          </table:table-cell>
          <table:table-cell office:value-type="string" calcext:value-type="string">
            <text:p>Y_3</text:p>
          </table:table-cell>
          <table:table-cell office:value-type="string" calcext:value-type="string">
            <text:p>ds_3</text:p>
          </table:table-cell>
          <table:table-cell office:value-type="string" calcext:value-type="string">
            <text:p>e_3</text:p>
          </table:table-cell>
          <table:table-cell office:value-type="string" calcext:value-type="string">
            <text:p>w_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ubb</text:p>
          </table:table-cell>
          <table:table-cell office:value-type="string" calcext:value-type="string">
            <text:p>states...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oxlambda0.1omega0n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2468930" calcext:value-type="float">
            <text:p>-246893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2181" calcext:value-type="float">
            <text:p>242181</text:p>
          </table:table-cell>
          <table:table-cell office:value-type="float" office:value="90053.6" calcext:value-type="float">
            <text:p>90053.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1209.2" calcext:value-type="float">
            <text:p>41209.2</text:p>
          </table:table-cell>
          <table:table-cell office:value-type="float" office:value="31775.7" calcext:value-type="float">
            <text:p>31775.7</text:p>
          </table:table-cell>
          <table:table-cell office:value-type="float" office:value="225691" calcext:value-type="float">
            <text:p>225691</text:p>
          </table:table-cell>
          <table:table-cell office:value-type="float" office:value="-148708" calcext:value-type="float">
            <text:p>-148708</text:p>
          </table:table-cell>
          <table:table-cell office:value-type="float" office:value="0" calcext:value-type="float">
            <text:p>0</text:p>
          </table:table-cell>
          <table:table-cell office:value-type="float" office:value="41209.2" calcext:value-type="float">
            <text:p>4120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239" calcext:value-type="float">
            <text:p>171239</text:p>
          </table:table-cell>
          <table:table-cell office:value-type="float" office:value="71701.7" calcext:value-type="float">
            <text:p>71701.7</text:p>
          </table:table-cell>
          <table:table-cell office:value-type="float" office:value="81185.1" calcext:value-type="float">
            <text:p>81185.1</text:p>
          </table:table-cell>
          <table:table-cell office:value-type="float" office:value="71701.7" calcext:value-type="float">
            <text:p>71701.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4676.3" calcext:value-type="float">
            <text:p>64676.3</text:p>
          </table:table-cell>
          <table:table-cell office:value-type="float" office:value="33261.7" calcext:value-type="float">
            <text:p>33261.7</text:p>
          </table:table-cell>
          <table:table-cell office:value-type="float" office:value="228670" calcext:value-type="float">
            <text:p>228670</text:p>
          </table:table-cell>
          <table:table-cell office:value-type="float" office:value="-72023.2" calcext:value-type="float">
            <text:p>-72023.2</text:p>
          </table:table-cell>
          <table:table-cell office:value-type="float" office:value="100.043" calcext:value-type="float">
            <text:p>100.043</text:p>
          </table:table-cell>
          <table:table-cell office:value-type="float" office:value="107603" calcext:value-type="float">
            <text:p>107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172" calcext:value-type="float">
            <text:p>139172</text:p>
          </table:table-cell>
          <table:table-cell office:value-type="float" office:value="67470.4" calcext:value-type="float">
            <text:p>67470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4586" calcext:value-type="float">
            <text:p>274586</text:p>
          </table:table-cell>
          <table:table-cell office:value-type="float" office:value="33066.4" calcext:value-type="float">
            <text:p>33066.4</text:p>
          </table:table-cell>
          <table:table-cell office:value-type="float" office:value="227567" calcext:value-type="float">
            <text:p>227567</text:p>
          </table:table-cell>
          <table:table-cell office:value-type="float" office:value="-38589.5" calcext:value-type="float">
            <text:p>-3858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51" calcext:value-type="float">
            <text:p>8751</text:p>
          </table:table-cell>
          <table:table-cell office:value-type="float" office:value="2251040" calcext:value-type="float">
            <text:p>2251040</text:p>
          </table:table-cell>
          <table:table-cell office:value-type="float" office:value="2241280" calcext:value-type="float">
            <text:p>2241280</text:p>
          </table:table-cell>
          <table:table-cell office:value-type="float" office:value="2284320" calcext:value-type="float">
            <text:p>22843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table:number-columns-repeated="113"/>
        </table:table-row>
        <table:table-row table:style-name="ro1">
          <table:table-cell office:value-type="string" calcext:value-type="string">
            <text:p>MC stability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z_0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Y_0</text:p>
          </table:table-cell>
          <table:table-cell office:value-type="string" calcext:value-type="string">
            <text:p>ds_0</text:p>
          </table:table-cell>
          <table:table-cell office:value-type="string" calcext:value-type="string">
            <text:p>e_0</text:p>
          </table:table-cell>
          <table:table-cell office:value-type="string" calcext:value-type="string">
            <text:p>v_0</text:p>
          </table:table-cell>
          <table:table-cell office:value-type="string" calcext:value-type="string">
            <text:p>xf_0</text:p>
          </table:table-cell>
          <table:table-cell office:value-type="string" calcext:value-type="string">
            <text:p>yf_0</text:p>
          </table:table-cell>
          <table:table-cell office:value-type="string" calcext:value-type="string">
            <text:p>f1_0</text:p>
          </table:table-cell>
          <table:table-cell office:value-type="string" calcext:value-type="string">
            <text:p>f2_0</text:p>
          </table:table-cell>
          <table:table-cell office:value-type="string" calcext:value-type="string">
            <text:p>f3_0</text:p>
          </table:table-cell>
          <table:table-cell office:value-type="string" calcext:value-type="string">
            <text:p>phi1(1)_0</text:p>
          </table:table-cell>
          <table:table-cell office:value-type="string" calcext:value-type="string">
            <text:p>phi1(2)_0</text:p>
          </table:table-cell>
          <table:table-cell office:value-type="string" calcext:value-type="string">
            <text:p>phi2(1)_0</text:p>
          </table:table-cell>
          <table:table-cell office:value-type="string" calcext:value-type="string">
            <text:p>phi2(2)_0</text:p>
          </table:table-cell>
          <table:table-cell office:value-type="string" calcext:value-type="string">
            <text:p>phi3(1)_0</text:p>
          </table:table-cell>
          <table:table-cell office:value-type="string" calcext:value-type="string">
            <text:p>phi3(2)_0</text:p>
          </table:table-cell>
          <table:table-cell office:value-type="string" calcext:value-type="string">
            <text:p>psi1(1)_0</text:p>
          </table:table-cell>
          <table:table-cell office:value-type="string" calcext:value-type="string">
            <text:p>psi1(2)_0</text:p>
          </table:table-cell>
          <table:table-cell office:value-type="string" calcext:value-type="string">
            <text:p>psi2(1)_0</text:p>
          </table:table-cell>
          <table:table-cell office:value-type="string" calcext:value-type="string">
            <text:p>psi2(2)_0</text:p>
          </table:table-cell>
          <table:table-cell office:value-type="string" calcext:value-type="string">
            <text:p>psi3(1)_0</text:p>
          </table:table-cell>
          <table:table-cell office:value-type="string" calcext:value-type="string">
            <text:p>psi3(2)_0</text:p>
          </table:table-cell>
          <table:table-cell office:value-type="string" calcext:value-type="string">
            <text:p>z_1</text:p>
          </table:table-cell>
          <table:table-cell office:value-type="string" calcext:value-type="string">
            <text:p>X_1</text:p>
          </table:table-cell>
          <table:table-cell office:value-type="string" calcext:value-type="string">
            <text:p>Y_1</text:p>
          </table:table-cell>
          <table:table-cell office:value-type="string" calcext:value-type="string">
            <text:p>ds_1</text:p>
          </table:table-cell>
          <table:table-cell office:value-type="string" calcext:value-type="string">
            <text:p>e_1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xf_1</text:p>
          </table:table-cell>
          <table:table-cell office:value-type="string" calcext:value-type="string">
            <text:p>yf_1</text:p>
          </table:table-cell>
          <table:table-cell office:value-type="string" calcext:value-type="string">
            <text:p>f2_1</text:p>
          </table:table-cell>
          <table:table-cell office:value-type="string" calcext:value-type="string">
            <text:p>f3_1</text:p>
          </table:table-cell>
          <table:table-cell office:value-type="string" calcext:value-type="string">
            <text:p>df2_1</text:p>
          </table:table-cell>
          <table:table-cell office:value-type="string" calcext:value-type="string">
            <text:p>df3_1</text:p>
          </table:table-cell>
          <table:table-cell office:value-type="string" calcext:value-type="string">
            <text:p>phi2(1)_1</text:p>
          </table:table-cell>
          <table:table-cell office:value-type="string" calcext:value-type="string">
            <text:p>phi2(2)_1</text:p>
          </table:table-cell>
          <table:table-cell office:value-type="string" calcext:value-type="string">
            <text:p>phi3(1)_1</text:p>
          </table:table-cell>
          <table:table-cell office:value-type="string" calcext:value-type="string">
            <text:p>phi3(2)_1</text:p>
          </table:table-cell>
          <table:table-cell office:value-type="string" calcext:value-type="string">
            <text:p>psi2(1)_1</text:p>
          </table:table-cell>
          <table:table-cell office:value-type="string" calcext:value-type="string">
            <text:p>psi2(2)_1</text:p>
          </table:table-cell>
          <table:table-cell office:value-type="string" calcext:value-type="string">
            <text:p>psi3(1)_1</text:p>
          </table:table-cell>
          <table:table-cell office:value-type="string" calcext:value-type="string">
            <text:p>psi3(2)_1</text:p>
          </table:table-cell>
          <table:table-cell office:value-type="string" calcext:value-type="string">
            <text:p>z_2</text:p>
          </table:table-cell>
          <table:table-cell office:value-type="string" calcext:value-type="string">
            <text:p>X_2</text:p>
          </table:table-cell>
          <table:table-cell office:value-type="string" calcext:value-type="string">
            <text:p>Y_2</text:p>
          </table:table-cell>
          <table:table-cell office:value-type="string" calcext:value-type="string">
            <text:p>ds_2</text:p>
          </table:table-cell>
          <table:table-cell office:value-type="string" calcext:value-type="string">
            <text:p>e_2</text:p>
          </table:table-cell>
          <table:table-cell office:value-type="string" calcext:value-type="string">
            <text:p>v_2</text:p>
          </table:table-cell>
          <table:table-cell office:value-type="string" calcext:value-type="string">
            <text:p>xf_2</text:p>
          </table:table-cell>
          <table:table-cell office:value-type="string" calcext:value-type="string">
            <text:p>yf_2</text:p>
          </table:table-cell>
          <table:table-cell office:value-type="string" calcext:value-type="string">
            <text:p>f3_2</text:p>
          </table:table-cell>
          <table:table-cell office:value-type="string" calcext:value-type="string">
            <text:p>df3_2</text:p>
          </table:table-cell>
          <table:table-cell office:value-type="string" calcext:value-type="string">
            <text:p>phi3(1)_2</text:p>
          </table:table-cell>
          <table:table-cell office:value-type="string" calcext:value-type="string">
            <text:p>phi3(2)_2</text:p>
          </table:table-cell>
          <table:table-cell office:value-type="string" calcext:value-type="string">
            <text:p>psi3(1)_2</text:p>
          </table:table-cell>
          <table:table-cell office:value-type="string" calcext:value-type="string">
            <text:p>psi3(2)_2</text:p>
          </table:table-cell>
          <table:table-cell office:value-type="string" calcext:value-type="string">
            <text:p>z_3</text:p>
          </table:table-cell>
          <table:table-cell office:value-type="string" calcext:value-type="string">
            <text:p>X_3</text:p>
          </table:table-cell>
          <table:table-cell office:value-type="string" calcext:value-type="string">
            <text:p>Y_3</text:p>
          </table:table-cell>
          <table:table-cell office:value-type="string" calcext:value-type="string">
            <text:p>ds_3</text:p>
          </table:table-cell>
          <table:table-cell office:value-type="string" calcext:value-type="string">
            <text:p>e_3</text:p>
          </table:table-cell>
          <table:table-cell office:value-type="string" calcext:value-type="string">
            <text:p>w_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ubb</text:p>
          </table:table-cell>
          <table:table-cell office:value-type="string" calcext:value-type="string">
            <text:p>states...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mcanal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2127730" calcext:value-type="float">
            <text:p>-2127730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93026.4" calcext:value-type="float">
            <text:p>93026.4</text:p>
          </table:table-cell>
          <table:table-cell office:value-type="float" office:value="79.5844" calcext:value-type="float">
            <text:p>79.5844</text:p>
          </table:table-cell>
          <table:table-cell office:value-type="float" office:value="-2127730" calcext:value-type="float">
            <text:p>-2127730</text:p>
          </table:table-cell>
          <table:table-cell office:value-type="float" office:value="-132.369" calcext:value-type="float">
            <text:p>-132.369</text:p>
          </table:table-cell>
          <table:table-cell office:value-type="float" office:value="-783.879" calcext:value-type="float">
            <text:p>-783.879</text:p>
          </table:table-cell>
          <table:table-cell office:value-type="float" office:value="119214" calcext:value-type="float">
            <text:p>119214</text:p>
          </table:table-cell>
          <table:table-cell office:value-type="float" office:value="33826.6" calcext:value-type="float">
            <text:p>33826.6</text:p>
          </table:table-cell>
          <table:table-cell office:value-type="float" office:value="119214" calcext:value-type="float">
            <text:p>119214</text:p>
          </table:table-cell>
          <table:table-cell office:value-type="float" office:value="33826.6" calcext:value-type="float">
            <text:p>33826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11641" calcext:value-type="float">
            <text:p>-111641</text:p>
          </table:table-cell>
          <table:table-cell office:value-type="float" office:value="32431" calcext:value-type="float">
            <text:p>32431</text:p>
          </table:table-cell>
          <table:table-cell office:value-type="float" office:value="226290" calcext:value-type="float">
            <text:p>226290</text:p>
          </table:table-cell>
          <table:table-cell office:value-type="float" office:value="-22430.8" calcext:value-type="float">
            <text:p>-22430.8</text:p>
          </table:table-cell>
          <table:table-cell office:value-type="float" office:value="127.864" calcext:value-type="float">
            <text:p>127.864</text:p>
          </table:table-cell>
          <table:table-cell office:value-type="float" office:value="-2328030" calcext:value-type="float">
            <text:p>-2328030</text:p>
          </table:table-cell>
          <table:table-cell office:value-type="float" office:value="-415.762" calcext:value-type="float">
            <text:p>-415.762</text:p>
          </table:table-cell>
          <table:table-cell office:value-type="float" office:value="-722.145" calcext:value-type="float">
            <text:p>-722.145</text:p>
          </table:table-cell>
          <table:table-cell office:value-type="float" office:value="104156" calcext:value-type="float">
            <text:p>104156</text:p>
          </table:table-cell>
          <table:table-cell office:value-type="float" office:value="70329.5" calcext:value-type="float">
            <text:p>7032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408" calcext:value-type="float">
            <text:p>29.6408</text:p>
          </table:table-cell>
          <table:table-cell office:value-type="float" office:value="0" calcext:value-type="float">
            <text:p>0</text:p>
          </table:table-cell>
          <table:table-cell office:value-type="float" office:value="30609.8" calcext:value-type="float">
            <text:p>30609.8</text:p>
          </table:table-cell>
          <table:table-cell office:value-type="float" office:value="32668.3" calcext:value-type="float">
            <text:p>32668.3</text:p>
          </table:table-cell>
          <table:table-cell office:value-type="float" office:value="227666" calcext:value-type="float">
            <text:p>227666</text:p>
          </table:table-cell>
          <table:table-cell office:value-type="float" office:value="-3472.36" calcext:value-type="float">
            <text:p>-3472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4062940" calcext:value-type="float">
            <text:p>4062940</text:p>
          </table:table-cell>
          <table:table-cell office:value-type="float" office:value="3519300" calcext:value-type="float">
            <text:p>3519300</text:p>
          </table:table-cell>
          <table:table-cell office:value-type="float" office:value="3986460" calcext:value-type="float">
            <text:p>398646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mcana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2451490" calcext:value-type="float">
            <text:p>-2451490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93012.9" calcext:value-type="float">
            <text:p>93012.9</text:p>
          </table:table-cell>
          <table:table-cell office:value-type="float" office:value="66.0582" calcext:value-type="float">
            <text:p>66.0582</text:p>
          </table:table-cell>
          <table:table-cell office:value-type="float" office:value="-2451490" calcext:value-type="float">
            <text:p>-2451490</text:p>
          </table:table-cell>
          <table:table-cell office:value-type="float" office:value="29.3672" calcext:value-type="float">
            <text:p>29.3672</text:p>
          </table:table-cell>
          <table:table-cell office:value-type="float" office:value="106.481" calcext:value-type="float">
            <text:p>106.481</text:p>
          </table:table-cell>
          <table:table-cell office:value-type="float" office:value="186892" calcext:value-type="float">
            <text:p>186892</text:p>
          </table:table-cell>
          <table:table-cell office:value-type="float" office:value="41900.6" calcext:value-type="float">
            <text:p>41900.6</text:p>
          </table:table-cell>
          <table:table-cell office:value-type="float" office:value="186892" calcext:value-type="float">
            <text:p>186892</text:p>
          </table:table-cell>
          <table:table-cell office:value-type="float" office:value="41900.6" calcext:value-type="float">
            <text:p>41900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5274" calcext:value-type="float">
            <text:p>185274</text:p>
          </table:table-cell>
          <table:table-cell office:value-type="float" office:value="32592.7" calcext:value-type="float">
            <text:p>32592.7</text:p>
          </table:table-cell>
          <table:table-cell office:value-type="float" office:value="227180" calcext:value-type="float">
            <text:p>227180</text:p>
          </table:table-cell>
          <table:table-cell office:value-type="float" office:value="-89180.6" calcext:value-type="float">
            <text:p>-89180.6</text:p>
          </table:table-cell>
          <table:table-cell office:value-type="float" office:value="152.301" calcext:value-type="float">
            <text:p>152.301</text:p>
          </table:table-cell>
          <table:table-cell office:value-type="float" office:value="-2368360" calcext:value-type="float">
            <text:p>-2368360</text:p>
          </table:table-cell>
          <table:table-cell office:value-type="float" office:value="60.5835" calcext:value-type="float">
            <text:p>60.5835</text:p>
          </table:table-cell>
          <table:table-cell office:value-type="float" office:value="409.292" calcext:value-type="float">
            <text:p>409.292</text:p>
          </table:table-cell>
          <table:table-cell office:value-type="float" office:value="105807" calcext:value-type="float">
            <text:p>105807</text:p>
          </table:table-cell>
          <table:table-cell office:value-type="float" office:value="63906.6" calcext:value-type="float">
            <text:p>6390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417" calcext:value-type="float">
            <text:p>145.417</text:p>
          </table:table-cell>
          <table:table-cell office:value-type="float" office:value="0" calcext:value-type="float">
            <text:p>0</text:p>
          </table:table-cell>
          <table:table-cell office:value-type="float" office:value="34295.4" calcext:value-type="float">
            <text:p>34295.4</text:p>
          </table:table-cell>
          <table:table-cell office:value-type="float" office:value="33149.8" calcext:value-type="float">
            <text:p>33149.8</text:p>
          </table:table-cell>
          <table:table-cell office:value-type="float" office:value="228839" calcext:value-type="float">
            <text:p>228839</text:p>
          </table:table-cell>
          <table:table-cell office:value-type="float" office:value="-3858.67" calcext:value-type="float">
            <text:p>-3858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4007740" calcext:value-type="float">
            <text:p>4007740</text:p>
          </table:table-cell>
          <table:table-cell office:value-type="float" office:value="2674580" calcext:value-type="float">
            <text:p>2674580</text:p>
          </table:table-cell>
          <table:table-cell office:value-type="float" office:value="3042530" calcext:value-type="float">
            <text:p>304253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mcanal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2498300" calcext:value-type="float">
            <text:p>-2498300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93516.1" calcext:value-type="float">
            <text:p>93516.1</text:p>
          </table:table-cell>
          <table:table-cell office:value-type="float" office:value="569.206" calcext:value-type="float">
            <text:p>569.206</text:p>
          </table:table-cell>
          <table:table-cell office:value-type="float" office:value="-2498300" calcext:value-type="float">
            <text:p>-2498300</text:p>
          </table:table-cell>
          <table:table-cell office:value-type="float" office:value="-68.3778" calcext:value-type="float">
            <text:p>-68.3778</text:p>
          </table:table-cell>
          <table:table-cell office:value-type="float" office:value="-624.993" calcext:value-type="float">
            <text:p>-624.993</text:p>
          </table:table-cell>
          <table:table-cell office:value-type="float" office:value="205881" calcext:value-type="float">
            <text:p>205881</text:p>
          </table:table-cell>
          <table:table-cell office:value-type="float" office:value="46378" calcext:value-type="float">
            <text:p>46378</text:p>
          </table:table-cell>
          <table:table-cell office:value-type="float" office:value="205881" calcext:value-type="float">
            <text:p>205881</text:p>
          </table:table-cell>
          <table:table-cell office:value-type="float" office:value="46378" calcext:value-type="float">
            <text:p>463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3186" calcext:value-type="float">
            <text:p>253186</text:p>
          </table:table-cell>
          <table:table-cell office:value-type="float" office:value="32495" calcext:value-type="float">
            <text:p>32495</text:p>
          </table:table-cell>
          <table:table-cell office:value-type="float" office:value="226449" calcext:value-type="float">
            <text:p>226449</text:p>
          </table:table-cell>
          <table:table-cell office:value-type="float" office:value="-109553" calcext:value-type="float">
            <text:p>-109553</text:p>
          </table:table-cell>
          <table:table-cell office:value-type="float" office:value="3.61067" calcext:value-type="float">
            <text:p>3.61067</text:p>
          </table:table-cell>
          <table:table-cell office:value-type="float" office:value="-2349210" calcext:value-type="float">
            <text:p>-2349210</text:p>
          </table:table-cell>
          <table:table-cell office:value-type="float" office:value="56.8627" calcext:value-type="float">
            <text:p>56.8627</text:p>
          </table:table-cell>
          <table:table-cell office:value-type="float" office:value="-892.743" calcext:value-type="float">
            <text:p>-892.743</text:p>
          </table:table-cell>
          <table:table-cell office:value-type="float" office:value="105908" calcext:value-type="float">
            <text:p>105908</text:p>
          </table:table-cell>
          <table:table-cell office:value-type="float" office:value="59530.2" calcext:value-type="float">
            <text:p>5953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.631" calcext:value-type="float">
            <text:p>224.631</text:p>
          </table:table-cell>
          <table:table-cell office:value-type="float" office:value="0" calcext:value-type="float">
            <text:p>0</text:p>
          </table:table-cell>
          <table:table-cell office:value-type="float" office:value="40651.2" calcext:value-type="float">
            <text:p>40651.2</text:p>
          </table:table-cell>
          <table:table-cell office:value-type="float" office:value="33166.4" calcext:value-type="float">
            <text:p>33166.4</text:p>
          </table:table-cell>
          <table:table-cell office:value-type="float" office:value="227563" calcext:value-type="float">
            <text:p>227563</text:p>
          </table:table-cell>
          <table:table-cell office:value-type="float" office:value="-5008.15" calcext:value-type="float">
            <text:p>-5008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4011840" calcext:value-type="float">
            <text:p>4011840</text:p>
          </table:table-cell>
          <table:table-cell office:value-type="float" office:value="2877120" calcext:value-type="float">
            <text:p>2877120</text:p>
          </table:table-cell>
          <table:table-cell office:value-type="float" office:value="3170590" calcext:value-type="float">
            <text:p>317059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mcanal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49881400" calcext:value-type="float">
            <text:p>-4988140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47450" calcext:value-type="float">
            <text:p>6647450</text:p>
          </table:table-cell>
          <table:table-cell office:value-type="float" office:value="5719.49" calcext:value-type="float">
            <text:p>5719.4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9774400" calcext:value-type="float">
            <text:p>49774400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-6554500" calcext:value-type="float">
            <text:p>-6554500</text:p>
          </table:table-cell>
          <table:table-cell office:value-type="float" office:value="0" calcext:value-type="float">
            <text:p>0</text:p>
          </table:table-cell>
          <table:table-cell office:value-type="float" office:value="49774400" calcext:value-type="float">
            <text:p>49774400</text:p>
          </table:table-cell>
          <table:table-cell office:value-type="float" office:value="-135.485" calcext:value-type="float">
            <text:p>-135.485</text:p>
          </table:table-cell>
          <table:table-cell office:value-type="float" office:value="-619.578" calcext:value-type="float">
            <text:p>-619.578</text:p>
          </table:table-cell>
          <table:table-cell office:value-type="float" office:value="153230" calcext:value-type="float">
            <text:p>153230</text:p>
          </table:table-cell>
          <table:table-cell office:value-type="float" office:value="32633.2" calcext:value-type="float">
            <text:p>32633.2</text:p>
          </table:table-cell>
          <table:table-cell office:value-type="float" office:value="147510" calcext:value-type="float">
            <text:p>147510</text:p>
          </table:table-cell>
          <table:table-cell office:value-type="float" office:value="32633.2" calcext:value-type="float">
            <text:p>32633.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327109" calcext:value-type="float">
            <text:p>-327109</text:p>
          </table:table-cell>
          <table:table-cell office:value-type="float" office:value="32427.9" calcext:value-type="float">
            <text:p>32427.9</text:p>
          </table:table-cell>
          <table:table-cell office:value-type="float" office:value="226454" calcext:value-type="float">
            <text:p>226454</text:p>
          </table:table-cell>
          <table:table-cell office:value-type="float" office:value="-56330.4" calcext:value-type="float">
            <text:p>-56330.4</text:p>
          </table:table-cell>
          <table:table-cell office:value-type="float" office:value="0" calcext:value-type="float">
            <text:p>0</text:p>
          </table:table-cell>
          <table:table-cell office:value-type="float" office:value="51521300" calcext:value-type="float">
            <text:p>51521300</text:p>
          </table:table-cell>
          <table:table-cell office:value-type="float" office:value="108.214" calcext:value-type="float">
            <text:p>108.214</text:p>
          </table:table-cell>
          <table:table-cell office:value-type="float" office:value="966.923" calcext:value-type="float">
            <text:p>966.923</text:p>
          </table:table-cell>
          <table:table-cell office:value-type="float" office:value="106188" calcext:value-type="float">
            <text:p>106188</text:p>
          </table:table-cell>
          <table:table-cell office:value-type="float" office:value="73555" calcext:value-type="float">
            <text:p>73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.32" calcext:value-type="float">
            <text:p>211.32</text:p>
          </table:table-cell>
          <table:table-cell office:value-type="float" office:value="0" calcext:value-type="float">
            <text:p>0</text:p>
          </table:table-cell>
          <table:table-cell office:value-type="float" office:value="23830.1" calcext:value-type="float">
            <text:p>23830.1</text:p>
          </table:table-cell>
          <table:table-cell office:value-type="float" office:value="33170.2" calcext:value-type="float">
            <text:p>33170.2</text:p>
          </table:table-cell>
          <table:table-cell office:value-type="float" office:value="229306" calcext:value-type="float">
            <text:p>229306</text:p>
          </table:table-cell>
          <table:table-cell office:value-type="float" office:value="-3554.54" calcext:value-type="float">
            <text:p>-3554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6219700" calcext:value-type="float">
            <text:p>16219700</text:p>
          </table:table-cell>
          <table:table-cell office:value-type="float" office:value="7059500" calcext:value-type="float">
            <text:p>7059500</text:p>
          </table:table-cell>
          <table:table-cell office:value-type="float" office:value="15742700" calcext:value-type="float">
            <text:p>157427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mcanal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13517700" calcext:value-type="float">
            <text:p>-1351770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73230" calcext:value-type="float">
            <text:p>1673230</text:p>
          </table:table-cell>
          <table:table-cell office:value-type="float" office:value="134080" calcext:value-type="float">
            <text:p>13408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101280" calcext:value-type="float">
            <text:p>4101280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-1580290" calcext:value-type="float">
            <text:p>-1580290</text:p>
          </table:table-cell>
          <table:table-cell office:value-type="float" office:value="0" calcext:value-type="float">
            <text:p>0</text:p>
          </table:table-cell>
          <table:table-cell office:value-type="float" office:value="4101280" calcext:value-type="float">
            <text:p>4101280</text:p>
          </table:table-cell>
          <table:table-cell office:value-type="float" office:value="-66.3766" calcext:value-type="float">
            <text:p>-66.3766</text:p>
          </table:table-cell>
          <table:table-cell office:value-type="float" office:value="-226.341" calcext:value-type="float">
            <text:p>-226.341</text:p>
          </table:table-cell>
          <table:table-cell office:value-type="float" office:value="625696" calcext:value-type="float">
            <text:p>625696</text:p>
          </table:table-cell>
          <table:table-cell office:value-type="float" office:value="127324" calcext:value-type="float">
            <text:p>127324</text:p>
          </table:table-cell>
          <table:table-cell office:value-type="float" office:value="491616" calcext:value-type="float">
            <text:p>491616</text:p>
          </table:table-cell>
          <table:table-cell office:value-type="float" office:value="127324" calcext:value-type="float">
            <text:p>1273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713520" calcext:value-type="float">
            <text:p>6713520</text:p>
          </table:table-cell>
          <table:table-cell office:value-type="float" office:value="32497" calcext:value-type="float">
            <text:p>32497</text:p>
          </table:table-cell>
          <table:table-cell office:value-type="float" office:value="226847" calcext:value-type="float">
            <text:p>226847</text:p>
          </table:table-cell>
          <table:table-cell office:value-type="float" office:value="-528369" calcext:value-type="float">
            <text:p>-528369</text:p>
          </table:table-cell>
          <table:table-cell office:value-type="float" office:value="33.7921" calcext:value-type="float">
            <text:p>33.7921</text:p>
          </table:table-cell>
          <table:table-cell office:value-type="float" office:value="10985700" calcext:value-type="float">
            <text:p>10985700</text:p>
          </table:table-cell>
          <table:table-cell office:value-type="float" office:value="-142.935" calcext:value-type="float">
            <text:p>-142.935</text:p>
          </table:table-cell>
          <table:table-cell office:value-type="float" office:value="563.078" calcext:value-type="float">
            <text:p>563.078</text:p>
          </table:table-cell>
          <table:table-cell office:value-type="float" office:value="187598" calcext:value-type="float">
            <text:p>187598</text:p>
          </table:table-cell>
          <table:table-cell office:value-type="float" office:value="60274" calcext:value-type="float">
            <text:p>60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5209" calcext:value-type="float">
            <text:p>49.5209</text:p>
          </table:table-cell>
          <table:table-cell office:value-type="float" office:value="0" calcext:value-type="float">
            <text:p>0</text:p>
          </table:table-cell>
          <table:table-cell office:value-type="float" office:value="1315840" calcext:value-type="float">
            <text:p>1315840</text:p>
          </table:table-cell>
          <table:table-cell office:value-type="float" office:value="32919.7" calcext:value-type="float">
            <text:p>32919.7</text:p>
          </table:table-cell>
          <table:table-cell office:value-type="float" office:value="228917" calcext:value-type="float">
            <text:p>228917</text:p>
          </table:table-cell>
          <table:table-cell office:value-type="float" office:value="-85548.9" calcext:value-type="float">
            <text:p>-8554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4332990" calcext:value-type="float">
            <text:p>4332990</text:p>
          </table:table-cell>
          <table:table-cell office:value-type="float" office:value="2574560" calcext:value-type="float">
            <text:p>2574560</text:p>
          </table:table-cell>
          <table:table-cell office:value-type="float" office:value="3761320" calcext:value-type="float">
            <text:p>376132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mcanal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2564130" calcext:value-type="float">
            <text:p>-256413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7330" calcext:value-type="float">
            <text:p>237330</text:p>
          </table:table-cell>
          <table:table-cell office:value-type="float" office:value="108193" calcext:value-type="float">
            <text:p>10819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05989" calcext:value-type="float">
            <text:p>405989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-144383" calcext:value-type="float">
            <text:p>-144383</text:p>
          </table:table-cell>
          <table:table-cell office:value-type="float" office:value="0" calcext:value-type="float">
            <text:p>0</text:p>
          </table:table-cell>
          <table:table-cell office:value-type="float" office:value="405989" calcext:value-type="float">
            <text:p>405989</text:p>
          </table:table-cell>
          <table:table-cell office:value-type="float" office:value="51.6738" calcext:value-type="float">
            <text:p>51.6738</text:p>
          </table:table-cell>
          <table:table-cell office:value-type="float" office:value="511.409" calcext:value-type="float">
            <text:p>511.409</text:p>
          </table:table-cell>
          <table:table-cell office:value-type="float" office:value="184881" calcext:value-type="float">
            <text:p>184881</text:p>
          </table:table-cell>
          <table:table-cell office:value-type="float" office:value="31506.9" calcext:value-type="float">
            <text:p>31506.9</text:p>
          </table:table-cell>
          <table:table-cell office:value-type="float" office:value="76687.9" calcext:value-type="float">
            <text:p>76687.9</text:p>
          </table:table-cell>
          <table:table-cell office:value-type="float" office:value="31506.9" calcext:value-type="float">
            <text:p>31506.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8357.4" calcext:value-type="float">
            <text:p>58357.4</text:p>
          </table:table-cell>
          <table:table-cell office:value-type="float" office:value="32615" calcext:value-type="float">
            <text:p>32615</text:p>
          </table:table-cell>
          <table:table-cell office:value-type="float" office:value="227585" calcext:value-type="float">
            <text:p>227585</text:p>
          </table:table-cell>
          <table:table-cell office:value-type="float" office:value="-86809.5" calcext:value-type="float">
            <text:p>-86809.5</text:p>
          </table:table-cell>
          <table:table-cell office:value-type="float" office:value="40.8804" calcext:value-type="float">
            <text:p>40.8804</text:p>
          </table:table-cell>
          <table:table-cell office:value-type="float" office:value="481263" calcext:value-type="float">
            <text:p>481263</text:p>
          </table:table-cell>
          <table:table-cell office:value-type="float" office:value="-2.08063" calcext:value-type="float">
            <text:p>-2.08063</text:p>
          </table:table-cell>
          <table:table-cell office:value-type="float" office:value="-821.753" calcext:value-type="float">
            <text:p>-821.753</text:p>
          </table:table-cell>
          <table:table-cell office:value-type="float" office:value="102377" calcext:value-type="float">
            <text:p>102377</text:p>
          </table:table-cell>
          <table:table-cell office:value-type="float" office:value="70870.6" calcext:value-type="float">
            <text:p>7087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4605" calcext:value-type="float">
            <text:p>57.4605</text:p>
          </table:table-cell>
          <table:table-cell office:value-type="float" office:value="0" calcext:value-type="float">
            <text:p>0</text:p>
          </table:table-cell>
          <table:table-cell office:value-type="float" office:value="11457.1" calcext:value-type="float">
            <text:p>11457.1</text:p>
          </table:table-cell>
          <table:table-cell office:value-type="float" office:value="33053.6" calcext:value-type="float">
            <text:p>33053.6</text:p>
          </table:table-cell>
          <table:table-cell office:value-type="float" office:value="227540" calcext:value-type="float">
            <text:p>227540</text:p>
          </table:table-cell>
          <table:table-cell office:value-type="float" office:value="-1705.05" calcext:value-type="float">
            <text:p>-1705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1" calcext:value-type="float">
            <text:p>17141</text:p>
          </table:table-cell>
          <table:table-cell office:value-type="float" office:value="2229080" calcext:value-type="float">
            <text:p>2229080</text:p>
          </table:table-cell>
          <table:table-cell office:value-type="float" office:value="2229910" calcext:value-type="float">
            <text:p>2229910</text:p>
          </table:table-cell>
          <table:table-cell office:value-type="float" office:value="2403200" calcext:value-type="float">
            <text:p>24032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mcanal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49889300" calcext:value-type="float">
            <text:p>-4988930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54040" calcext:value-type="float">
            <text:p>665404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0230200" calcext:value-type="float">
            <text:p>50230200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-6561090" calcext:value-type="float">
            <text:p>-6561090</text:p>
          </table:table-cell>
          <table:table-cell office:value-type="float" office:value="0" calcext:value-type="float">
            <text:p>0</text:p>
          </table:table-cell>
          <table:table-cell office:value-type="float" office:value="50230200" calcext:value-type="float">
            <text:p>50230200</text:p>
          </table:table-cell>
          <table:table-cell office:value-type="float" office:value="298.203" calcext:value-type="float">
            <text:p>298.203</text:p>
          </table:table-cell>
          <table:table-cell office:value-type="float" office:value="-184.248" calcext:value-type="float">
            <text:p>-184.248</text:p>
          </table:table-cell>
          <table:table-cell office:value-type="float" office:value="159118" calcext:value-type="float">
            <text:p>159118</text:p>
          </table:table-cell>
          <table:table-cell office:value-type="float" office:value="30355.1" calcext:value-type="float">
            <text:p>30355.1</text:p>
          </table:table-cell>
          <table:table-cell office:value-type="float" office:value="159118" calcext:value-type="float">
            <text:p>159118</text:p>
          </table:table-cell>
          <table:table-cell office:value-type="float" office:value="30355.1" calcext:value-type="float">
            <text:p>30355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8607" calcext:value-type="float">
            <text:p>-268607</text:p>
          </table:table-cell>
          <table:table-cell office:value-type="float" office:value="32861.6" calcext:value-type="float">
            <text:p>32861.6</text:p>
          </table:table-cell>
          <table:table-cell office:value-type="float" office:value="226889" calcext:value-type="float">
            <text:p>226889</text:p>
          </table:table-cell>
          <table:table-cell office:value-type="float" office:value="-61783.3" calcext:value-type="float">
            <text:p>-61783.3</text:p>
          </table:table-cell>
          <table:table-cell office:value-type="float" office:value="0" calcext:value-type="float">
            <text:p>0</text:p>
          </table:table-cell>
          <table:table-cell office:value-type="float" office:value="52054500" calcext:value-type="float">
            <text:p>52054500</text:p>
          </table:table-cell>
          <table:table-cell office:value-type="float" office:value="67.94" calcext:value-type="float">
            <text:p>67.94</text:p>
          </table:table-cell>
          <table:table-cell office:value-type="float" office:value="97.641" calcext:value-type="float">
            <text:p>97.641</text:p>
          </table:table-cell>
          <table:table-cell office:value-type="float" office:value="104993" calcext:value-type="float">
            <text:p>104993</text:p>
          </table:table-cell>
          <table:table-cell office:value-type="float" office:value="74638.1" calcext:value-type="float">
            <text:p>7463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.83" calcext:value-type="float">
            <text:p>289.83</text:p>
          </table:table-cell>
          <table:table-cell office:value-type="float" office:value="0" calcext:value-type="float">
            <text:p>0</text:p>
          </table:table-cell>
          <table:table-cell office:value-type="float" office:value="17922.7" calcext:value-type="float">
            <text:p>17922.7</text:p>
          </table:table-cell>
          <table:table-cell office:value-type="float" office:value="33380" calcext:value-type="float">
            <text:p>33380</text:p>
          </table:table-cell>
          <table:table-cell office:value-type="float" office:value="229065" calcext:value-type="float">
            <text:p>229065</text:p>
          </table:table-cell>
          <table:table-cell office:value-type="float" office:value="-2522.61" calcext:value-type="float">
            <text:p>-2522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16215000" calcext:value-type="float">
            <text:p>16215000</text:p>
          </table:table-cell>
          <table:table-cell office:value-type="float" office:value="5344310" calcext:value-type="float">
            <text:p>5344310</text:p>
          </table:table-cell>
          <table:table-cell office:value-type="float" office:value="10650200" calcext:value-type="float">
            <text:p>106502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MC stability T=2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z_0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Y_0</text:p>
          </table:table-cell>
          <table:table-cell office:value-type="string" calcext:value-type="string">
            <text:p>ds_0</text:p>
          </table:table-cell>
          <table:table-cell office:value-type="string" calcext:value-type="string">
            <text:p>e_0</text:p>
          </table:table-cell>
          <table:table-cell office:value-type="string" calcext:value-type="string">
            <text:p>v_0</text:p>
          </table:table-cell>
          <table:table-cell office:value-type="string" calcext:value-type="string">
            <text:p>xf_0</text:p>
          </table:table-cell>
          <table:table-cell office:value-type="string" calcext:value-type="string">
            <text:p>yf_0</text:p>
          </table:table-cell>
          <table:table-cell office:value-type="string" calcext:value-type="string">
            <text:p>f1_0</text:p>
          </table:table-cell>
          <table:table-cell office:value-type="string" calcext:value-type="string">
            <text:p>f2_0</text:p>
          </table:table-cell>
          <table:table-cell office:value-type="string" calcext:value-type="string">
            <text:p>phi1(1)_0</text:p>
          </table:table-cell>
          <table:table-cell office:value-type="string" calcext:value-type="string">
            <text:p>phi1(2)_0</text:p>
          </table:table-cell>
          <table:table-cell office:value-type="string" calcext:value-type="string">
            <text:p>phi2(1)_0</text:p>
          </table:table-cell>
          <table:table-cell office:value-type="string" calcext:value-type="string">
            <text:p>phi2(2)_0</text:p>
          </table:table-cell>
          <table:table-cell office:value-type="string" calcext:value-type="string">
            <text:p>psi1(1)_0</text:p>
          </table:table-cell>
          <table:table-cell office:value-type="string" calcext:value-type="string">
            <text:p>psi1(2)_0</text:p>
          </table:table-cell>
          <table:table-cell office:value-type="string" calcext:value-type="string">
            <text:p>psi2(1)_0</text:p>
          </table:table-cell>
          <table:table-cell office:value-type="string" calcext:value-type="string">
            <text:p>psi2(2)_0</text:p>
          </table:table-cell>
          <table:table-cell office:value-type="string" calcext:value-type="string">
            <text:p>z_1</text:p>
          </table:table-cell>
          <table:table-cell office:value-type="string" calcext:value-type="string">
            <text:p>X_1</text:p>
          </table:table-cell>
          <table:table-cell office:value-type="string" calcext:value-type="string">
            <text:p>Y_1</text:p>
          </table:table-cell>
          <table:table-cell office:value-type="string" calcext:value-type="string">
            <text:p>ds_1</text:p>
          </table:table-cell>
          <table:table-cell office:value-type="string" calcext:value-type="string">
            <text:p>e_1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xf_1</text:p>
          </table:table-cell>
          <table:table-cell office:value-type="string" calcext:value-type="string">
            <text:p>yf_1</text:p>
          </table:table-cell>
          <table:table-cell office:value-type="string" calcext:value-type="string">
            <text:p>f2_1</text:p>
          </table:table-cell>
          <table:table-cell office:value-type="string" calcext:value-type="string">
            <text:p>df2_1</text:p>
          </table:table-cell>
          <table:table-cell office:value-type="string" calcext:value-type="string">
            <text:p>phi2(1)_1</text:p>
          </table:table-cell>
          <table:table-cell office:value-type="string" calcext:value-type="string">
            <text:p>phi2(2)_1</text:p>
          </table:table-cell>
          <table:table-cell office:value-type="string" calcext:value-type="string">
            <text:p>psi2(1)_1</text:p>
          </table:table-cell>
          <table:table-cell office:value-type="string" calcext:value-type="string">
            <text:p>psi2(2)_1</text:p>
          </table:table-cell>
          <table:table-cell office:value-type="string" calcext:value-type="string">
            <text:p>z_2</text:p>
          </table:table-cell>
          <table:table-cell office:value-type="string" calcext:value-type="string">
            <text:p>X_2</text:p>
          </table:table-cell>
          <table:table-cell office:value-type="string" calcext:value-type="string">
            <text:p>Y_2</text:p>
          </table:table-cell>
          <table:table-cell office:value-type="string" calcext:value-type="string">
            <text:p>ds_2</text:p>
          </table:table-cell>
          <table:table-cell office:value-type="string" calcext:value-type="string">
            <text:p>e_2</text:p>
          </table:table-cell>
          <table:table-cell office:value-type="string" calcext:value-type="string">
            <text:p>w_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ubb</text:p>
          </table:table-cell>
          <table:table-cell office:value-type="string" calcext:value-type="string">
            <text:p>states...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mcanal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1424380" calcext:value-type="float">
            <text:p>-142438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096" calcext:value-type="float">
            <text:p>150096</text:p>
          </table:table-cell>
          <table:table-cell office:value-type="float" office:value="41226.6" calcext:value-type="float">
            <text:p>41226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511000" calcext:value-type="float">
            <text:p>31511000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-57149.6" calcext:value-type="float">
            <text:p>-57149.6</text:p>
          </table:table-cell>
          <table:table-cell office:value-type="float" office:value="0" calcext:value-type="float">
            <text:p>0</text:p>
          </table:table-cell>
          <table:table-cell office:value-type="float" office:value="31511000" calcext:value-type="float">
            <text:p>31511000</text:p>
          </table:table-cell>
          <table:table-cell office:value-type="float" office:value="-55.2885" calcext:value-type="float">
            <text:p>-55.2885</text:p>
          </table:table-cell>
          <table:table-cell office:value-type="float" office:value="-282.359" calcext:value-type="float">
            <text:p>-282.359</text:p>
          </table:table-cell>
          <table:table-cell office:value-type="float" office:value="97337.8" calcext:value-type="float">
            <text:p>97337.8</text:p>
          </table:table-cell>
          <table:table-cell office:value-type="float" office:value="56111.1" calcext:value-type="float">
            <text:p>56111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08600" calcext:value-type="float">
            <text:p>32508600</text:p>
          </table:table-cell>
          <table:table-cell office:value-type="float" office:value="32508.1" calcext:value-type="float">
            <text:p>32508.1</text:p>
          </table:table-cell>
          <table:table-cell office:value-type="float" office:value="226791" calcext:value-type="float">
            <text:p>226791</text:p>
          </table:table-cell>
          <table:table-cell office:value-type="float" office:value="-101.383" calcext:value-type="float">
            <text:p>-101.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-57317700" calcext:value-type="float">
            <text:p>-57317700</text:p>
          </table:table-cell>
          <table:table-cell office:value-type="float" office:value="-57252800" calcext:value-type="float">
            <text:p>-57252800</text:p>
          </table:table-cell>
          <table:table-cell office:value-type="float" office:value="-56187800" calcext:value-type="float">
            <text:p>-561878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mcana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1129370" calcext:value-type="float">
            <text:p>-112937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7666" calcext:value-type="float">
            <text:p>107666</text:p>
          </table:table-cell>
          <table:table-cell office:value-type="float" office:value="44414" calcext:value-type="float">
            <text:p>444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197100" calcext:value-type="float">
            <text:p>31197100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-14719.1" calcext:value-type="float">
            <text:p>-14719.1</text:p>
          </table:table-cell>
          <table:table-cell office:value-type="float" office:value="0" calcext:value-type="float">
            <text:p>0</text:p>
          </table:table-cell>
          <table:table-cell office:value-type="float" office:value="31197100" calcext:value-type="float">
            <text:p>31197100</text:p>
          </table:table-cell>
          <table:table-cell office:value-type="float" office:value="28.2764" calcext:value-type="float">
            <text:p>28.2764</text:p>
          </table:table-cell>
          <table:table-cell office:value-type="float" office:value="171.602" calcext:value-type="float">
            <text:p>171.602</text:p>
          </table:table-cell>
          <table:table-cell office:value-type="float" office:value="97924.4" calcext:value-type="float">
            <text:p>97924.4</text:p>
          </table:table-cell>
          <table:table-cell office:value-type="float" office:value="53510.4" calcext:value-type="float">
            <text:p>5351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94000" calcext:value-type="float">
            <text:p>32594000</text:p>
          </table:table-cell>
          <table:table-cell office:value-type="float" office:value="32591.6" calcext:value-type="float">
            <text:p>32591.6</text:p>
          </table:table-cell>
          <table:table-cell office:value-type="float" office:value="227245" calcext:value-type="float">
            <text:p>227245</text:p>
          </table:table-cell>
          <table:table-cell office:value-type="float" office:value="-234.038" calcext:value-type="float">
            <text:p>-234.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-57422900" calcext:value-type="float">
            <text:p>-57422900</text:p>
          </table:table-cell>
          <table:table-cell office:value-type="float" office:value="-57125200" calcext:value-type="float">
            <text:p>-57125200</text:p>
          </table:table-cell>
          <table:table-cell office:value-type="float" office:value="-55476600" calcext:value-type="float">
            <text:p>-554766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mcanal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297811" calcext:value-type="float">
            <text:p>-297811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060.5" calcext:value-type="float">
            <text:p>41060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0352600" calcext:value-type="float">
            <text:p>30352600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92946.9" calcext:value-type="float">
            <text:p>92946.9</text:p>
          </table:table-cell>
          <table:table-cell office:value-type="float" office:value="0" calcext:value-type="float">
            <text:p>0</text:p>
          </table:table-cell>
          <table:table-cell office:value-type="float" office:value="30352600" calcext:value-type="float">
            <text:p>30352600</text:p>
          </table:table-cell>
          <table:table-cell office:value-type="float" office:value="122.345" calcext:value-type="float">
            <text:p>122.345</text:p>
          </table:table-cell>
          <table:table-cell office:value-type="float" office:value="-166.351" calcext:value-type="float">
            <text:p>-166.351</text:p>
          </table:table-cell>
          <table:table-cell office:value-type="float" office:value="97399" calcext:value-type="float">
            <text:p>97399</text:p>
          </table:table-cell>
          <table:table-cell office:value-type="float" office:value="56338.5" calcext:value-type="float">
            <text:p>56338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686000" calcext:value-type="float">
            <text:p>32686000</text:p>
          </table:table-cell>
          <table:table-cell office:value-type="float" office:value="32685.7" calcext:value-type="float">
            <text:p>32685.7</text:p>
          </table:table-cell>
          <table:table-cell office:value-type="float" office:value="226907" calcext:value-type="float">
            <text:p>226907</text:p>
          </table:table-cell>
          <table:table-cell office:value-type="float" office:value="-46.6397" calcext:value-type="float">
            <text:p>-46.6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-57333900" calcext:value-type="float">
            <text:p>-57333900</text:p>
          </table:table-cell>
          <table:table-cell office:value-type="float" office:value="-57366000" calcext:value-type="float">
            <text:p>-57366000</text:p>
          </table:table-cell>
          <table:table-cell office:value-type="float" office:value="-56364300" calcext:value-type="float">
            <text:p>-563643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mcanal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269364" calcext:value-type="float">
            <text:p>-269364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138.3" calcext:value-type="float">
            <text:p>37138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0292400" calcext:value-type="float">
            <text:p>30292400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93140.4" calcext:value-type="float">
            <text:p>93140.4</text:p>
          </table:table-cell>
          <table:table-cell office:value-type="float" office:value="193.538" calcext:value-type="float">
            <text:p>193.538</text:p>
          </table:table-cell>
          <table:table-cell office:value-type="float" office:value="30292400" calcext:value-type="float">
            <text:p>30292400</text:p>
          </table:table-cell>
          <table:table-cell office:value-type="float" office:value="-28.3713" calcext:value-type="float">
            <text:p>-28.3713</text:p>
          </table:table-cell>
          <table:table-cell office:value-type="float" office:value="-1603.38" calcext:value-type="float">
            <text:p>-1603.38</text:p>
          </table:table-cell>
          <table:table-cell office:value-type="float" office:value="95776.3" calcext:value-type="float">
            <text:p>95776.3</text:p>
          </table:table-cell>
          <table:table-cell office:value-type="float" office:value="58638" calcext:value-type="float">
            <text:p>586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35400" calcext:value-type="float">
            <text:p>32535400</text:p>
          </table:table-cell>
          <table:table-cell office:value-type="float" office:value="32535" calcext:value-type="float">
            <text:p>32535</text:p>
          </table:table-cell>
          <table:table-cell office:value-type="float" office:value="225470" calcext:value-type="float">
            <text:p>225470</text:p>
          </table:table-cell>
          <table:table-cell office:value-type="float" office:value="-54.4963" calcext:value-type="float">
            <text:p>-54.4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-57405700" calcext:value-type="float">
            <text:p>-57405700</text:p>
          </table:table-cell>
          <table:table-cell office:value-type="float" office:value="-57075600" calcext:value-type="float">
            <text:p>-57075600</text:p>
          </table:table-cell>
          <table:table-cell office:value-type="float" office:value="-55961200" calcext:value-type="float">
            <text:p>-559612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mcanal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0010000" calcext:value-type="float">
            <text:p>30010000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92946.9" calcext:value-type="float">
            <text:p>92946.9</text:p>
          </table:table-cell>
          <table:table-cell office:value-type="float" office:value="0" calcext:value-type="float">
            <text:p>0</text:p>
          </table:table-cell>
          <table:table-cell office:value-type="float" office:value="30010000" calcext:value-type="float">
            <text:p>30010000</text:p>
          </table:table-cell>
          <table:table-cell office:value-type="float" office:value="406.502" calcext:value-type="float">
            <text:p>406.502</text:p>
          </table:table-cell>
          <table:table-cell office:value-type="float" office:value="1067.82" calcext:value-type="float">
            <text:p>1067.82</text:p>
          </table:table-cell>
          <table:table-cell table:number-columns-repeated="2" office:value-type="float" office:value="98586.5" calcext:value-type="float">
            <text:p>98586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969900" calcext:value-type="float">
            <text:p>32969900</text:p>
          </table:table-cell>
          <table:table-cell office:value-type="float" office:value="32969.9" calcext:value-type="float">
            <text:p>32969.9</text:p>
          </table:table-cell>
          <table:table-cell office:value-type="float" office:value="228142" calcext:value-type="float">
            <text:p>228142</text:p>
          </table:table-cell>
          <table:table-cell office:value-type="float" office:value="0.109506" calcext:value-type="float">
            <text:p>0.109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-57470900" calcext:value-type="float">
            <text:p>-57470900</text:p>
          </table:table-cell>
          <table:table-cell office:value-type="float" office:value="-57459000" calcext:value-type="float">
            <text:p>-57459000</text:p>
          </table:table-cell>
          <table:table-cell office:value-type="float" office:value="-56022000" calcext:value-type="float">
            <text:p>-560220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mcanal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657263" calcext:value-type="float">
            <text:p>-657263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787.5" calcext:value-type="float">
            <text:p>49787.5</text:p>
          </table:table-cell>
          <table:table-cell office:value-type="float" office:value="39153" calcext:value-type="float">
            <text:p>391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0728400" calcext:value-type="float">
            <text:p>30728400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43229.9" calcext:value-type="float">
            <text:p>43229.9</text:p>
          </table:table-cell>
          <table:table-cell office:value-type="float" office:value="70.5123" calcext:value-type="float">
            <text:p>70.5123</text:p>
          </table:table-cell>
          <table:table-cell office:value-type="float" office:value="30728400" calcext:value-type="float">
            <text:p>30728400</text:p>
          </table:table-cell>
          <table:table-cell office:value-type="float" office:value="-44.7426" calcext:value-type="float">
            <text:p>-44.7426</text:p>
          </table:table-cell>
          <table:table-cell office:value-type="float" office:value="-131.724" calcext:value-type="float">
            <text:p>-131.724</text:p>
          </table:table-cell>
          <table:table-cell office:value-type="float" office:value="97477.9" calcext:value-type="float">
            <text:p>97477.9</text:p>
          </table:table-cell>
          <table:table-cell office:value-type="float" office:value="58324.9" calcext:value-type="float">
            <text:p>58324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19900" calcext:value-type="float">
            <text:p>32519900</text:p>
          </table:table-cell>
          <table:table-cell office:value-type="float" office:value="32518.6" calcext:value-type="float">
            <text:p>32518.6</text:p>
          </table:table-cell>
          <table:table-cell office:value-type="float" office:value="226942" calcext:value-type="float">
            <text:p>226942</text:p>
          </table:table-cell>
          <table:table-cell office:value-type="float" office:value="-161.43" calcext:value-type="float">
            <text:p>-161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-57326600" calcext:value-type="float">
            <text:p>-57326600</text:p>
          </table:table-cell>
          <table:table-cell office:value-type="float" office:value="-57216800" calcext:value-type="float">
            <text:p>-57216800</text:p>
          </table:table-cell>
          <table:table-cell office:value-type="float" office:value="-56457500" calcext:value-type="float">
            <text:p>-564575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mcanal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487131" calcext:value-type="float">
            <text:p>-487131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922" calcext:value-type="float">
            <text:p>26922</text:p>
          </table:table-cell>
          <table:table-cell office:value-type="float" office:value="39332.8" calcext:value-type="float">
            <text:p>39332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0542300" calcext:value-type="float">
            <text:p>30542300</text:p>
          </table:table-cell>
          <table:table-cell office:value-type="float" office:value="31489.9" calcext:value-type="float">
            <text:p>31489.9</text:p>
          </table:table-cell>
          <table:table-cell office:value-type="float" office:value="225165" calcext:value-type="float">
            <text:p>225165</text:p>
          </table:table-cell>
          <table:table-cell office:value-type="float" office:value="66034.5" calcext:value-type="float">
            <text:p>66034.5</text:p>
          </table:table-cell>
          <table:table-cell office:value-type="float" office:value="9.6725" calcext:value-type="float">
            <text:p>9.6725</text:p>
          </table:table-cell>
          <table:table-cell office:value-type="float" office:value="30542300" calcext:value-type="float">
            <text:p>30542300</text:p>
          </table:table-cell>
          <table:table-cell office:value-type="float" office:value="63.898" calcext:value-type="float">
            <text:p>63.898</text:p>
          </table:table-cell>
          <table:table-cell office:value-type="float" office:value="-1309.41" calcext:value-type="float">
            <text:p>-1309.41</text:p>
          </table:table-cell>
          <table:table-cell office:value-type="float" office:value="96310.3" calcext:value-type="float">
            <text:p>96310.3</text:p>
          </table:table-cell>
          <table:table-cell office:value-type="float" office:value="56977.5" calcext:value-type="float">
            <text:p>56977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628400" calcext:value-type="float">
            <text:p>32628400</text:p>
          </table:table-cell>
          <table:table-cell office:value-type="float" office:value="32627.3" calcext:value-type="float">
            <text:p>32627.3</text:p>
          </table:table-cell>
          <table:table-cell office:value-type="float" office:value="225764" calcext:value-type="float">
            <text:p>225764</text:p>
          </table:table-cell>
          <table:table-cell office:value-type="float" office:value="-110.63" calcext:value-type="float">
            <text:p>-110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-57385000" calcext:value-type="float">
            <text:p>-57385000</text:p>
          </table:table-cell>
          <table:table-cell office:value-type="float" office:value="-57199200" calcext:value-type="float">
            <text:p>-57199200</text:p>
          </table:table-cell>
          <table:table-cell office:value-type="float" office:value="-56226600" calcext:value-type="float">
            <text:p>-562266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dtto pro jiné parametry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z_0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Y_0</text:p>
          </table:table-cell>
          <table:table-cell office:value-type="string" calcext:value-type="string">
            <text:p>ds_0</text:p>
          </table:table-cell>
          <table:table-cell office:value-type="string" calcext:value-type="string">
            <text:p>e_0</text:p>
          </table:table-cell>
          <table:table-cell office:value-type="string" calcext:value-type="string">
            <text:p>v_0</text:p>
          </table:table-cell>
          <table:table-cell office:value-type="string" calcext:value-type="string">
            <text:p>xf_0</text:p>
          </table:table-cell>
          <table:table-cell office:value-type="string" calcext:value-type="string">
            <text:p>yf_0</text:p>
          </table:table-cell>
          <table:table-cell office:value-type="string" calcext:value-type="string">
            <text:p>f1_0</text:p>
          </table:table-cell>
          <table:table-cell office:value-type="string" calcext:value-type="string">
            <text:p>f2_0</text:p>
          </table:table-cell>
          <table:table-cell office:value-type="string" calcext:value-type="string">
            <text:p>phi1(1)_0</text:p>
          </table:table-cell>
          <table:table-cell office:value-type="string" calcext:value-type="string">
            <text:p>phi1(2)_0</text:p>
          </table:table-cell>
          <table:table-cell office:value-type="string" calcext:value-type="string">
            <text:p>phi2(1)_0</text:p>
          </table:table-cell>
          <table:table-cell office:value-type="string" calcext:value-type="string">
            <text:p>phi2(2)_0</text:p>
          </table:table-cell>
          <table:table-cell office:value-type="string" calcext:value-type="string">
            <text:p>psi1(1)_0</text:p>
          </table:table-cell>
          <table:table-cell office:value-type="string" calcext:value-type="string">
            <text:p>psi1(2)_0</text:p>
          </table:table-cell>
          <table:table-cell office:value-type="string" calcext:value-type="string">
            <text:p>psi2(1)_0</text:p>
          </table:table-cell>
          <table:table-cell office:value-type="string" calcext:value-type="string">
            <text:p>psi2(2)_0</text:p>
          </table:table-cell>
          <table:table-cell office:value-type="string" calcext:value-type="string">
            <text:p>z_1</text:p>
          </table:table-cell>
          <table:table-cell office:value-type="string" calcext:value-type="string">
            <text:p>X_1</text:p>
          </table:table-cell>
          <table:table-cell office:value-type="string" calcext:value-type="string">
            <text:p>Y_1</text:p>
          </table:table-cell>
          <table:table-cell office:value-type="string" calcext:value-type="string">
            <text:p>ds_1</text:p>
          </table:table-cell>
          <table:table-cell office:value-type="string" calcext:value-type="string">
            <text:p>e_1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xf_1</text:p>
          </table:table-cell>
          <table:table-cell office:value-type="string" calcext:value-type="string">
            <text:p>yf_1</text:p>
          </table:table-cell>
          <table:table-cell office:value-type="string" calcext:value-type="string">
            <text:p>f2_1</text:p>
          </table:table-cell>
          <table:table-cell office:value-type="string" calcext:value-type="string">
            <text:p>df2_1</text:p>
          </table:table-cell>
          <table:table-cell office:value-type="string" calcext:value-type="string">
            <text:p>phi2(1)_1</text:p>
          </table:table-cell>
          <table:table-cell office:value-type="string" calcext:value-type="string">
            <text:p>phi2(2)_1</text:p>
          </table:table-cell>
          <table:table-cell office:value-type="string" calcext:value-type="string">
            <text:p>psi2(1)_1</text:p>
          </table:table-cell>
          <table:table-cell office:value-type="string" calcext:value-type="string">
            <text:p>psi2(2)_1</text:p>
          </table:table-cell>
          <table:table-cell office:value-type="string" calcext:value-type="string">
            <text:p>z_2</text:p>
          </table:table-cell>
          <table:table-cell office:value-type="string" calcext:value-type="string">
            <text:p>X_2</text:p>
          </table:table-cell>
          <table:table-cell office:value-type="string" calcext:value-type="string">
            <text:p>Y_2</text:p>
          </table:table-cell>
          <table:table-cell office:value-type="string" calcext:value-type="string">
            <text:p>ds_2</text:p>
          </table:table-cell>
          <table:table-cell office:value-type="string" calcext:value-type="string">
            <text:p>e_2</text:p>
          </table:table-cell>
          <table:table-cell office:value-type="string" calcext:value-type="string">
            <text:p>w_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ubb</text:p>
          </table:table-cell>
          <table:table-cell office:value-type="string" calcext:value-type="string">
            <text:p>states...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mcanal0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-2186880" calcext:value-type="float">
            <text:p>-218688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113" calcext:value-type="float">
            <text:p>226113</text:p>
          </table:table-cell>
          <table:table-cell office:value-type="float" office:value="67775.2" calcext:value-type="float">
            <text:p>67775.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2264600" calcext:value-type="float">
            <text:p>32264600</text:p>
          </table:table-cell>
          <table:table-cell office:value-type="float" office:value="31595.5" calcext:value-type="float">
            <text:p>31595.5</text:p>
          </table:table-cell>
          <table:table-cell office:value-type="float" office:value="224777" calcext:value-type="float">
            <text:p>224777</text:p>
          </table:table-cell>
          <table:table-cell office:value-type="float" office:value="-133555" calcext:value-type="float">
            <text:p>-133555</text:p>
          </table:table-cell>
          <table:table-cell office:value-type="float" office:value="0" calcext:value-type="float">
            <text:p>0</text:p>
          </table:table-cell>
          <table:table-cell office:value-type="float" office:value="32264600" calcext:value-type="float">
            <text:p>32264600</text:p>
          </table:table-cell>
          <table:table-cell office:value-type="float" office:value="71.1417" calcext:value-type="float">
            <text:p>71.1417</text:p>
          </table:table-cell>
          <table:table-cell office:value-type="float" office:value="-66.2593" calcext:value-type="float">
            <text:p>-66.2593</text:p>
          </table:table-cell>
          <table:table-cell office:value-type="float" office:value="119199" calcext:value-type="float">
            <text:p>119199</text:p>
          </table:table-cell>
          <table:table-cell office:value-type="float" office:value="51424.1" calcext:value-type="float">
            <text:p>51424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932400" calcext:value-type="float">
            <text:p>32932400</text:p>
          </table:table-cell>
          <table:table-cell office:value-type="float" office:value="32778.6" calcext:value-type="float">
            <text:p>32778.6</text:p>
          </table:table-cell>
          <table:table-cell office:value-type="float" office:value="226611" calcext:value-type="float">
            <text:p>226611</text:p>
          </table:table-cell>
          <table:table-cell office:value-type="float" office:value="-22143.1" calcext:value-type="float">
            <text:p>-2214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  <table:table-cell office:value-type="float" office:value="-42865200" calcext:value-type="float">
            <text:p>-42865200</text:p>
          </table:table-cell>
          <table:table-cell office:value-type="float" office:value="-42140200" calcext:value-type="float">
            <text:p>-42140200</text:p>
          </table:table-cell>
          <table:table-cell office:value-type="float" office:value="-38806200" calcext:value-type="float">
            <text:p>-388062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mcanal1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-1865260" calcext:value-type="float">
            <text:p>-186526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8781" calcext:value-type="float">
            <text:p>2487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2524200" calcext:value-type="float">
            <text:p>32524200</text:p>
          </table:table-cell>
          <table:table-cell office:value-type="float" office:value="31835.9" calcext:value-type="float">
            <text:p>31835.9</text:p>
          </table:table-cell>
          <table:table-cell office:value-type="float" office:value="226120" calcext:value-type="float">
            <text:p>226120</text:p>
          </table:table-cell>
          <table:table-cell office:value-type="float" office:value="-154879" calcext:value-type="float">
            <text:p>-154879</text:p>
          </table:table-cell>
          <table:table-cell office:value-type="float" office:value="0" calcext:value-type="float">
            <text:p>0</text:p>
          </table:table-cell>
          <table:table-cell office:value-type="float" office:value="32524200" calcext:value-type="float">
            <text:p>32524200</text:p>
          </table:table-cell>
          <table:table-cell office:value-type="float" office:value="39.0887" calcext:value-type="float">
            <text:p>39.0887</text:p>
          </table:table-cell>
          <table:table-cell office:value-type="float" office:value="146.317" calcext:value-type="float">
            <text:p>146.317</text:p>
          </table:table-cell>
          <table:table-cell table:number-columns-repeated="2" office:value-type="float" office:value="57401.3" calcext:value-type="float">
            <text:p>57401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456700" calcext:value-type="float">
            <text:p>32456700</text:p>
          </table:table-cell>
          <table:table-cell office:value-type="float" office:value="32691.1" calcext:value-type="float">
            <text:p>32691.1</text:p>
          </table:table-cell>
          <table:table-cell office:value-type="float" office:value="227784" calcext:value-type="float">
            <text:p>227784</text:p>
          </table:table-cell>
          <table:table-cell office:value-type="float" office:value="40827.9" calcext:value-type="float">
            <text:p>4082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office:value-type="float" office:value="-42918500" calcext:value-type="float">
            <text:p>-42918500</text:p>
          </table:table-cell>
          <table:table-cell office:value-type="float" office:value="-43251400" calcext:value-type="float">
            <text:p>-43251400</text:p>
          </table:table-cell>
          <table:table-cell office:value-type="float" office:value="-41795300" calcext:value-type="float">
            <text:p>-417953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mcanal2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-999999" calcext:value-type="float">
            <text:p>-999999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3376" calcext:value-type="float">
            <text:p>13337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1381500" calcext:value-type="float">
            <text:p>31381500</text:p>
          </table:table-cell>
          <table:table-cell office:value-type="float" office:value="31640.5" calcext:value-type="float">
            <text:p>31640.5</text:p>
          </table:table-cell>
          <table:table-cell office:value-type="float" office:value="225402" calcext:value-type="float">
            <text:p>225402</text:p>
          </table:table-cell>
          <table:table-cell office:value-type="float" office:value="-40192.2" calcext:value-type="float">
            <text:p>-40192.2</text:p>
          </table:table-cell>
          <table:table-cell office:value-type="float" office:value="0" calcext:value-type="float">
            <text:p>0</text:p>
          </table:table-cell>
          <table:table-cell office:value-type="float" office:value="31381500" calcext:value-type="float">
            <text:p>31381500</text:p>
          </table:table-cell>
          <table:table-cell office:value-type="float" office:value="-13.2255" calcext:value-type="float">
            <text:p>-13.2255</text:p>
          </table:table-cell>
          <table:table-cell office:value-type="float" office:value="247.888" calcext:value-type="float">
            <text:p>247.888</text:p>
          </table:table-cell>
          <table:table-cell table:number-columns-repeated="2" office:value-type="float" office:value="58291.3" calcext:value-type="float">
            <text:p>58291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39900" calcext:value-type="float">
            <text:p>32739900</text:p>
          </table:table-cell>
          <table:table-cell office:value-type="float" office:value="32905.3" calcext:value-type="float">
            <text:p>32905.3</text:p>
          </table:table-cell>
          <table:table-cell office:value-type="float" office:value="228169" calcext:value-type="float">
            <text:p>228169</text:p>
          </table:table-cell>
          <table:table-cell office:value-type="float" office:value="40323" calcext:value-type="float">
            <text:p>40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-42965200" calcext:value-type="float">
            <text:p>-42965200</text:p>
          </table:table-cell>
          <table:table-cell office:value-type="float" office:value="-42850300" calcext:value-type="float">
            <text:p>-42850300</text:p>
          </table:table-cell>
          <table:table-cell office:value-type="float" office:value="-41106700" calcext:value-type="float">
            <text:p>-411067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totéž s 1000 descendanty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z_0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Y_0</text:p>
          </table:table-cell>
          <table:table-cell office:value-type="string" calcext:value-type="string">
            <text:p>ds_0</text:p>
          </table:table-cell>
          <table:table-cell office:value-type="string" calcext:value-type="string">
            <text:p>e_0</text:p>
          </table:table-cell>
          <table:table-cell office:value-type="string" calcext:value-type="string">
            <text:p>v_0</text:p>
          </table:table-cell>
          <table:table-cell office:value-type="string" calcext:value-type="string">
            <text:p>xf_0</text:p>
          </table:table-cell>
          <table:table-cell office:value-type="string" calcext:value-type="string">
            <text:p>yf_0</text:p>
          </table:table-cell>
          <table:table-cell office:value-type="string" calcext:value-type="string">
            <text:p>f1_0</text:p>
          </table:table-cell>
          <table:table-cell office:value-type="string" calcext:value-type="string">
            <text:p>f2_0</text:p>
          </table:table-cell>
          <table:table-cell office:value-type="string" calcext:value-type="string">
            <text:p>phi1(1)_0</text:p>
          </table:table-cell>
          <table:table-cell office:value-type="string" calcext:value-type="string">
            <text:p>phi1(2)_0</text:p>
          </table:table-cell>
          <table:table-cell office:value-type="string" calcext:value-type="string">
            <text:p>phi2(1)_0</text:p>
          </table:table-cell>
          <table:table-cell office:value-type="string" calcext:value-type="string">
            <text:p>phi2(2)_0</text:p>
          </table:table-cell>
          <table:table-cell office:value-type="string" calcext:value-type="string">
            <text:p>psi1(1)_0</text:p>
          </table:table-cell>
          <table:table-cell office:value-type="string" calcext:value-type="string">
            <text:p>psi1(2)_0</text:p>
          </table:table-cell>
          <table:table-cell office:value-type="string" calcext:value-type="string">
            <text:p>psi2(1)_0</text:p>
          </table:table-cell>
          <table:table-cell office:value-type="string" calcext:value-type="string">
            <text:p>psi2(2)_0</text:p>
          </table:table-cell>
          <table:table-cell office:value-type="string" calcext:value-type="string">
            <text:p>z_1</text:p>
          </table:table-cell>
          <table:table-cell office:value-type="string" calcext:value-type="string">
            <text:p>X_1</text:p>
          </table:table-cell>
          <table:table-cell office:value-type="string" calcext:value-type="string">
            <text:p>Y_1</text:p>
          </table:table-cell>
          <table:table-cell office:value-type="string" calcext:value-type="string">
            <text:p>ds_1</text:p>
          </table:table-cell>
          <table:table-cell office:value-type="string" calcext:value-type="string">
            <text:p>e_1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xf_1</text:p>
          </table:table-cell>
          <table:table-cell office:value-type="string" calcext:value-type="string">
            <text:p>yf_1</text:p>
          </table:table-cell>
          <table:table-cell office:value-type="string" calcext:value-type="string">
            <text:p>f2_1</text:p>
          </table:table-cell>
          <table:table-cell office:value-type="string" calcext:value-type="string">
            <text:p>df2_1</text:p>
          </table:table-cell>
          <table:table-cell office:value-type="string" calcext:value-type="string">
            <text:p>phi2(1)_1</text:p>
          </table:table-cell>
          <table:table-cell office:value-type="string" calcext:value-type="string">
            <text:p>phi2(2)_1</text:p>
          </table:table-cell>
          <table:table-cell office:value-type="string" calcext:value-type="string">
            <text:p>psi2(1)_1</text:p>
          </table:table-cell>
          <table:table-cell office:value-type="string" calcext:value-type="string">
            <text:p>psi2(2)_1</text:p>
          </table:table-cell>
          <table:table-cell office:value-type="string" calcext:value-type="string">
            <text:p>z_2</text:p>
          </table:table-cell>
          <table:table-cell office:value-type="string" calcext:value-type="string">
            <text:p>X_2</text:p>
          </table:table-cell>
          <table:table-cell office:value-type="string" calcext:value-type="string">
            <text:p>Y_2</text:p>
          </table:table-cell>
          <table:table-cell office:value-type="string" calcext:value-type="string">
            <text:p>ds_2</text:p>
          </table:table-cell>
          <table:table-cell office:value-type="string" calcext:value-type="string">
            <text:p>e_2</text:p>
          </table:table-cell>
          <table:table-cell office:value-type="string" calcext:value-type="string">
            <text:p>w_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ubb</text:p>
          </table:table-cell>
          <table:table-cell office:value-type="string" calcext:value-type="string">
            <text:p>states...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mcanal0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-1300820" calcext:value-type="float">
            <text:p>-130082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1318" calcext:value-type="float">
            <text:p>171318</text:p>
          </table:table-cell>
          <table:table-cell office:value-type="float" office:value="2253.27" calcext:value-type="float">
            <text:p>2253.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932800" calcext:value-type="float">
            <text:p>31932800</text:p>
          </table:table-cell>
          <table:table-cell office:value-type="float" office:value="31653.8" calcext:value-type="float">
            <text:p>31653.8</text:p>
          </table:table-cell>
          <table:table-cell office:value-type="float" office:value="225302" calcext:value-type="float">
            <text:p>225302</text:p>
          </table:table-cell>
          <table:table-cell office:value-type="float" office:value="-78234.3" calcext:value-type="float">
            <text:p>-78234.3</text:p>
          </table:table-cell>
          <table:table-cell office:value-type="float" office:value="0" calcext:value-type="float">
            <text:p>0</text:p>
          </table:table-cell>
          <table:table-cell office:value-type="float" office:value="31932800" calcext:value-type="float">
            <text:p>31932800</text:p>
          </table:table-cell>
          <table:table-cell office:value-type="float" office:value="75.7491" calcext:value-type="float">
            <text:p>75.7491</text:p>
          </table:table-cell>
          <table:table-cell office:value-type="float" office:value="540.001" calcext:value-type="float">
            <text:p>540.001</text:p>
          </table:table-cell>
          <table:table-cell office:value-type="float" office:value="44243.1" calcext:value-type="float">
            <text:p>44243.1</text:p>
          </table:table-cell>
          <table:table-cell office:value-type="float" office:value="41989.8" calcext:value-type="float">
            <text:p>41989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329800" calcext:value-type="float">
            <text:p>32329800</text:p>
          </table:table-cell>
          <table:table-cell office:value-type="float" office:value="32728.5" calcext:value-type="float">
            <text:p>32728.5</text:p>
          </table:table-cell>
          <table:table-cell office:value-type="float" office:value="227546" calcext:value-type="float">
            <text:p>227546</text:p>
          </table:table-cell>
          <table:table-cell office:value-type="float" office:value="53748.1" calcext:value-type="float">
            <text:p>5374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48" calcext:value-type="float">
            <text:p>14148</text:p>
          </table:table-cell>
          <table:table-cell office:value-type="float" office:value="-42855200" calcext:value-type="float">
            <text:p>-42855200</text:p>
          </table:table-cell>
          <table:table-cell office:value-type="float" office:value="-42670500" calcext:value-type="float">
            <text:p>-42670500</text:p>
          </table:table-cell>
          <table:table-cell office:value-type="float" office:value="-40777100" calcext:value-type="float">
            <text:p>-407771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mcanal1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-855265" calcext:value-type="float">
            <text:p>-855265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4072" calcext:value-type="float">
            <text:p>1140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1324200" calcext:value-type="float">
            <text:p>31324200</text:p>
          </table:table-cell>
          <table:table-cell office:value-type="float" office:value="31410.9" calcext:value-type="float">
            <text:p>31410.9</text:p>
          </table:table-cell>
          <table:table-cell office:value-type="float" office:value="224944" calcext:value-type="float">
            <text:p>224944</text:p>
          </table:table-cell>
          <table:table-cell office:value-type="float" office:value="-21345.6" calcext:value-type="float">
            <text:p>-21345.6</text:p>
          </table:table-cell>
          <table:table-cell office:value-type="float" office:value="0" calcext:value-type="float">
            <text:p>0</text:p>
          </table:table-cell>
          <table:table-cell office:value-type="float" office:value="31324200" calcext:value-type="float">
            <text:p>31324200</text:p>
          </table:table-cell>
          <table:table-cell office:value-type="float" office:value="25.2324" calcext:value-type="float">
            <text:p>25.2324</text:p>
          </table:table-cell>
          <table:table-cell office:value-type="float" office:value="613.393" calcext:value-type="float">
            <text:p>613.393</text:p>
          </table:table-cell>
          <table:table-cell table:number-columns-repeated="2" office:value-type="float" office:value="27729.9" calcext:value-type="float">
            <text:p>27729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952900" calcext:value-type="float">
            <text:p>31952900</text:p>
          </table:table-cell>
          <table:table-cell office:value-type="float" office:value="32469.9" calcext:value-type="float">
            <text:p>32469.9</text:p>
          </table:table-cell>
          <table:table-cell office:value-type="float" office:value="227042" calcext:value-type="float">
            <text:p>227042</text:p>
          </table:table-cell>
          <table:table-cell office:value-type="float" office:value="69756.8" calcext:value-type="float">
            <text:p>697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50" calcext:value-type="float">
            <text:p>6750</text:p>
          </table:table-cell>
          <table:table-cell office:value-type="float" office:value="-42704100" calcext:value-type="float">
            <text:p>-42704100</text:p>
          </table:table-cell>
          <table:table-cell office:value-type="float" office:value="-43018900" calcext:value-type="float">
            <text:p>-43018900</text:p>
          </table:table-cell>
          <table:table-cell office:value-type="float" office:value="-40937400" calcext:value-type="float">
            <text:p>-409374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mcanal2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-553796" calcext:value-type="float">
            <text:p>-553796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863.2" calcext:value-type="float">
            <text:p>73863.2</text:p>
          </table:table-cell>
          <table:table-cell office:value-type="float" office:value="0.0000483091" calcext:value-type="float">
            <text:p>4.83091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109400" calcext:value-type="float">
            <text:p>31109400</text:p>
          </table:table-cell>
          <table:table-cell office:value-type="float" office:value="31544.9" calcext:value-type="float">
            <text:p>31544.9</text:p>
          </table:table-cell>
          <table:table-cell office:value-type="float" office:value="225245" calcext:value-type="float">
            <text:p>225245</text:p>
          </table:table-cell>
          <table:table-cell office:value-type="float" office:value="19163.7" calcext:value-type="float">
            <text:p>19163.7</text:p>
          </table:table-cell>
          <table:table-cell office:value-type="float" office:value="0" calcext:value-type="float">
            <text:p>0</text:p>
          </table:table-cell>
          <table:table-cell office:value-type="float" office:value="31109400" calcext:value-type="float">
            <text:p>31109400</text:p>
          </table:table-cell>
          <table:table-cell office:value-type="float" office:value="-46.3576" calcext:value-type="float">
            <text:p>-46.3576</text:p>
          </table:table-cell>
          <table:table-cell office:value-type="float" office:value="306.087" calcext:value-type="float">
            <text:p>306.087</text:p>
          </table:table-cell>
          <table:table-cell table:number-columns-repeated="2" office:value-type="float" office:value="35522.1" calcext:value-type="float">
            <text:p>35522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043400" calcext:value-type="float">
            <text:p>32043400</text:p>
          </table:table-cell>
          <table:table-cell office:value-type="float" office:value="32507.3" calcext:value-type="float">
            <text:p>32507.3</text:p>
          </table:table-cell>
          <table:table-cell office:value-type="float" office:value="226794" calcext:value-type="float">
            <text:p>226794</text:p>
          </table:table-cell>
          <table:table-cell office:value-type="float" office:value="61717.2" calcext:value-type="float">
            <text:p>6171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41" calcext:value-type="float">
            <text:p>11841</text:p>
          </table:table-cell>
          <table:table-cell office:value-type="float" office:value="-42713000" calcext:value-type="float">
            <text:p>-42713000</text:p>
          </table:table-cell>
          <table:table-cell office:value-type="float" office:value="-42910900" calcext:value-type="float">
            <text:p>-42910900</text:p>
          </table:table-cell>
          <table:table-cell office:value-type="float" office:value="-41415800" calcext:value-type="float">
            <text:p>-414158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z_0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Y_0</text:p>
          </table:table-cell>
          <table:table-cell office:value-type="string" calcext:value-type="string">
            <text:p>ds_0</text:p>
          </table:table-cell>
          <table:table-cell office:value-type="string" calcext:value-type="string">
            <text:p>e_0</text:p>
          </table:table-cell>
          <table:table-cell office:value-type="string" calcext:value-type="string">
            <text:p>v_0</text:p>
          </table:table-cell>
          <table:table-cell office:value-type="string" calcext:value-type="string">
            <text:p>xf_0</text:p>
          </table:table-cell>
          <table:table-cell office:value-type="string" calcext:value-type="string">
            <text:p>yf_0</text:p>
          </table:table-cell>
          <table:table-cell office:value-type="string" calcext:value-type="string">
            <text:p>f1_0</text:p>
          </table:table-cell>
          <table:table-cell office:value-type="string" calcext:value-type="string">
            <text:p>f2_0</text:p>
          </table:table-cell>
          <table:table-cell office:value-type="string" calcext:value-type="string">
            <text:p>phi1(1)_0</text:p>
          </table:table-cell>
          <table:table-cell office:value-type="string" calcext:value-type="string">
            <text:p>phi1(2)_0</text:p>
          </table:table-cell>
          <table:table-cell office:value-type="string" calcext:value-type="string">
            <text:p>phi2(1)_0</text:p>
          </table:table-cell>
          <table:table-cell office:value-type="string" calcext:value-type="string">
            <text:p>phi2(2)_0</text:p>
          </table:table-cell>
          <table:table-cell office:value-type="string" calcext:value-type="string">
            <text:p>psi1(1)_0</text:p>
          </table:table-cell>
          <table:table-cell office:value-type="string" calcext:value-type="string">
            <text:p>psi1(2)_0</text:p>
          </table:table-cell>
          <table:table-cell office:value-type="string" calcext:value-type="string">
            <text:p>psi2(1)_0</text:p>
          </table:table-cell>
          <table:table-cell office:value-type="string" calcext:value-type="string">
            <text:p>psi2(2)_0</text:p>
          </table:table-cell>
          <table:table-cell office:value-type="string" calcext:value-type="string">
            <text:p>z_1</text:p>
          </table:table-cell>
          <table:table-cell office:value-type="string" calcext:value-type="string">
            <text:p>X_1</text:p>
          </table:table-cell>
          <table:table-cell office:value-type="string" calcext:value-type="string">
            <text:p>Y_1</text:p>
          </table:table-cell>
          <table:table-cell office:value-type="string" calcext:value-type="string">
            <text:p>ds_1</text:p>
          </table:table-cell>
          <table:table-cell office:value-type="string" calcext:value-type="string">
            <text:p>e_1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xf_1</text:p>
          </table:table-cell>
          <table:table-cell office:value-type="string" calcext:value-type="string">
            <text:p>yf_1</text:p>
          </table:table-cell>
          <table:table-cell office:value-type="string" calcext:value-type="string">
            <text:p>f2_1</text:p>
          </table:table-cell>
          <table:table-cell office:value-type="string" calcext:value-type="string">
            <text:p>df2_1</text:p>
          </table:table-cell>
          <table:table-cell office:value-type="string" calcext:value-type="string">
            <text:p>phi2(1)_1</text:p>
          </table:table-cell>
          <table:table-cell office:value-type="string" calcext:value-type="string">
            <text:p>phi2(2)_1</text:p>
          </table:table-cell>
          <table:table-cell office:value-type="string" calcext:value-type="string">
            <text:p>psi2(1)_1</text:p>
          </table:table-cell>
          <table:table-cell office:value-type="string" calcext:value-type="string">
            <text:p>psi2(2)_1</text:p>
          </table:table-cell>
          <table:table-cell office:value-type="string" calcext:value-type="string">
            <text:p>z_2</text:p>
          </table:table-cell>
          <table:table-cell office:value-type="string" calcext:value-type="string">
            <text:p>X_2</text:p>
          </table:table-cell>
          <table:table-cell office:value-type="string" calcext:value-type="string">
            <text:p>Y_2</text:p>
          </table:table-cell>
          <table:table-cell office:value-type="string" calcext:value-type="string">
            <text:p>ds_2</text:p>
          </table:table-cell>
          <table:table-cell office:value-type="string" calcext:value-type="string">
            <text:p>e_2</text:p>
          </table:table-cell>
          <table:table-cell office:value-type="string" calcext:value-type="string">
            <text:p>w_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ubb</text:p>
          </table:table-cell>
          <table:table-cell office:value-type="string" calcext:value-type="string">
            <text:p>states...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mcanal0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-924557" calcext:value-type="float">
            <text:p>-924557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7729" calcext:value-type="float">
            <text:p>117729</text:p>
          </table:table-cell>
          <table:table-cell office:value-type="float" office:value="5773.22" calcext:value-type="float">
            <text:p>5773.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77600" calcext:value-type="float">
            <text:p>31477600</text:p>
          </table:table-cell>
          <table:table-cell office:value-type="float" office:value="31607" calcext:value-type="float">
            <text:p>31607</text:p>
          </table:table-cell>
          <table:table-cell office:value-type="float" office:value="225094" calcext:value-type="float">
            <text:p>225094</text:p>
          </table:table-cell>
          <table:table-cell office:value-type="float" office:value="-24852.3" calcext:value-type="float">
            <text:p>-24852.3</text:p>
          </table:table-cell>
          <table:table-cell office:value-type="float" office:value="0" calcext:value-type="float">
            <text:p>0</text:p>
          </table:table-cell>
          <table:table-cell office:value-type="float" office:value="31477600" calcext:value-type="float">
            <text:p>31477600</text:p>
          </table:table-cell>
          <table:table-cell office:value-type="float" office:value="411.457" calcext:value-type="float">
            <text:p>411.457</text:p>
          </table:table-cell>
          <table:table-cell office:value-type="float" office:value="1263.12" calcext:value-type="float">
            <text:p>1263.12</text:p>
          </table:table-cell>
          <table:table-cell office:value-type="float" office:value="43907" calcext:value-type="float">
            <text:p>43907</text:p>
          </table:table-cell>
          <table:table-cell office:value-type="float" office:value="38133.8" calcext:value-type="float">
            <text:p>38133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667600" calcext:value-type="float">
            <text:p>32667600</text:p>
          </table:table-cell>
          <table:table-cell office:value-type="float" office:value="33038.3" calcext:value-type="float">
            <text:p>33038.3</text:p>
          </table:table-cell>
          <table:table-cell office:value-type="float" office:value="228393" calcext:value-type="float">
            <text:p>228393</text:p>
          </table:table-cell>
          <table:table-cell office:value-type="float" office:value="54931.3" calcext:value-type="float">
            <text:p>5493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9" calcext:value-type="float">
            <text:p>15589</text:p>
          </table:table-cell>
          <table:table-cell office:value-type="float" office:value="-45278900" calcext:value-type="float">
            <text:p>-45278900</text:p>
          </table:table-cell>
          <table:table-cell office:value-type="float" office:value="-45060800" calcext:value-type="float">
            <text:p>-45060800</text:p>
          </table:table-cell>
          <table:table-cell office:value-type="float" office:value="-42270400" calcext:value-type="float">
            <text:p>-422704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mcanal1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-875782" calcext:value-type="float">
            <text:p>-875782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6808" calcext:value-type="float">
            <text:p>116808</text:p>
          </table:table-cell>
          <table:table-cell office:value-type="float" office:value="0.790469" calcext:value-type="float">
            <text:p>0.7904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08700" calcext:value-type="float">
            <text:p>31408700</text:p>
          </table:table-cell>
          <table:table-cell office:value-type="float" office:value="31454.7" calcext:value-type="float">
            <text:p>31454.7</text:p>
          </table:table-cell>
          <table:table-cell office:value-type="float" office:value="225344" calcext:value-type="float">
            <text:p>225344</text:p>
          </table:table-cell>
          <table:table-cell office:value-type="float" office:value="-23681.6" calcext:value-type="float">
            <text:p>-23681.6</text:p>
          </table:table-cell>
          <table:table-cell office:value-type="float" office:value="0" calcext:value-type="float">
            <text:p>0</text:p>
          </table:table-cell>
          <table:table-cell office:value-type="float" office:value="31408700" calcext:value-type="float">
            <text:p>31408700</text:p>
          </table:table-cell>
          <table:table-cell office:value-type="float" office:value="108.747" calcext:value-type="float">
            <text:p>108.747</text:p>
          </table:table-cell>
          <table:table-cell office:value-type="float" office:value="221.089" calcext:value-type="float">
            <text:p>221.089</text:p>
          </table:table-cell>
          <table:table-cell office:value-type="float" office:value="27145.2" calcext:value-type="float">
            <text:p>27145.2</text:p>
          </table:table-cell>
          <table:table-cell office:value-type="float" office:value="27144.4" calcext:value-type="float">
            <text:p>27144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213600" calcext:value-type="float">
            <text:p>32213600</text:p>
          </table:table-cell>
          <table:table-cell office:value-type="float" office:value="32719.1" calcext:value-type="float">
            <text:p>32719.1</text:p>
          </table:table-cell>
          <table:table-cell office:value-type="float" office:value="227193" calcext:value-type="float">
            <text:p>227193</text:p>
          </table:table-cell>
          <table:table-cell office:value-type="float" office:value="70493.1" calcext:value-type="float">
            <text:p>7049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78" calcext:value-type="float">
            <text:p>14478</text:p>
          </table:table-cell>
          <table:table-cell office:value-type="float" office:value="-45140600" calcext:value-type="float">
            <text:p>-45140600</text:p>
          </table:table-cell>
          <table:table-cell office:value-type="float" office:value="-45255400" calcext:value-type="float">
            <text:p>-45255400</text:p>
          </table:table-cell>
          <table:table-cell office:value-type="float" office:value="-43127800" calcext:value-type="float">
            <text:p>-431278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mcanal2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-553090" calcext:value-type="float">
            <text:p>-553090</text:p>
          </table:table-cell>
          <table:table-cell office:value-type="float" office:value="33735.4" calcext:value-type="float">
            <text:p>33735.4</text:p>
          </table:table-cell>
          <table:table-cell office:value-type="float" office:value="246974" calcext:value-type="float">
            <text:p>2469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768.9" calcext:value-type="float">
            <text:p>73768.9</text:p>
          </table:table-cell>
          <table:table-cell office:value-type="float" office:value="0.00591834" calcext:value-type="float">
            <text:p>0.005918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025800" calcext:value-type="float">
            <text:p>31025800</text:p>
          </table:table-cell>
          <table:table-cell office:value-type="float" office:value="31506.7" calcext:value-type="float">
            <text:p>31506.7</text:p>
          </table:table-cell>
          <table:table-cell office:value-type="float" office:value="224752" calcext:value-type="float">
            <text:p>224752</text:p>
          </table:table-cell>
          <table:table-cell office:value-type="float" office:value="18765.4" calcext:value-type="float">
            <text:p>18765.4</text:p>
          </table:table-cell>
          <table:table-cell office:value-type="float" office:value="0" calcext:value-type="float">
            <text:p>0</text:p>
          </table:table-cell>
          <table:table-cell office:value-type="float" office:value="31025800" calcext:value-type="float">
            <text:p>31025800</text:p>
          </table:table-cell>
          <table:table-cell office:value-type="float" office:value="-104.571" calcext:value-type="float">
            <text:p>-104.571</text:p>
          </table:table-cell>
          <table:table-cell office:value-type="float" office:value="93.5084" calcext:value-type="float">
            <text:p>93.5084</text:p>
          </table:table-cell>
          <table:table-cell table:number-columns-repeated="2" office:value-type="float" office:value="40372.2" calcext:value-type="float">
            <text:p>4037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277800" calcext:value-type="float">
            <text:p>32277800</text:p>
          </table:table-cell>
          <table:table-cell office:value-type="float" office:value="32688.9" calcext:value-type="float">
            <text:p>32688.9</text:p>
          </table:table-cell>
          <table:table-cell office:value-type="float" office:value="227556" calcext:value-type="float">
            <text:p>227556</text:p>
          </table:table-cell>
          <table:table-cell office:value-type="float" office:value="57628.7" calcext:value-type="float">
            <text:p>5762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17" calcext:value-type="float">
            <text:p>14817</text:p>
          </table:table-cell>
          <table:table-cell office:value-type="float" office:value="-45122400" calcext:value-type="float">
            <text:p>-45122400</text:p>
          </table:table-cell>
          <table:table-cell office:value-type="float" office:value="-45598300" calcext:value-type="float">
            <text:p>-45598300</text:p>
          </table:table-cell>
          <table:table-cell office:value-type="float" office:value="-44121700" calcext:value-type="float">
            <text:p>-441217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09:51:54.766082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09T13:05:25.034069415</dc:date>
    <meta:editing-duration>P1DT9H3M30S</meta:editing-duration>
    <meta:editing-cycles>20</meta:editing-cycles>
    <meta:document-statistic meta:table-count="1" meta:cell-count="4367" meta:object-count="0"/>
    <meta:user-defined meta:name="qrichtext">1</meta:user-defined>
  </office:meta>
</office:document-meta>
</file>